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4" style:family="paragraph" style:parent-style-name="Contents_20_1">
      <style:paragraph-properties>
        <style:tab-stops>
          <style:tab-stop style:position="17cm" style:type="right" style:leader-style="dotted" style:leader-text="."/>
        </style:tab-stops>
      </style:paragraph-properties>
    </style:style>
    <style:style style:name="P535" style:family="paragraph" style:parent-style-name="Contents_20_3">
      <style:paragraph-properties>
        <style:tab-stops>
          <style:tab-stop style:position="17cm" style:type="right" style:leader-style="dotted" style:leader-text="."/>
        </style:tab-stops>
      </style:paragraph-properties>
    </style:style>
    <style:style style:name="P536" style:family="paragraph" style:parent-style-name="Contents_20_2">
      <style:paragraph-properties>
        <style:tab-stops>
          <style:tab-stop style:position="17cm" style:type="right" style:leader-style="dotted" style:leader-text="."/>
        </style:tab-stops>
      </style:paragraph-properties>
    </style:style>
    <style:style style:name="P537" style:family="paragraph" style:parent-style-name="Heading_20_4">
      <style:text-properties fo:background-color="transparent"/>
    </style:style>
    <style:style style:name="P538"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39"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40"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541"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542" style:family="paragraph" style:parent-style-name="Standard" style:list-style-name="L15">
      <style:text-properties officeooo:rsid="043a336d" officeooo:paragraph-rsid="043a336d"/>
    </style:style>
    <style:style style:name="P543" style:family="paragraph" style:parent-style-name="Standard" style:list-style-name="L15">
      <style:text-properties officeooo:rsid="04267da3" officeooo:paragraph-rsid="04267da3"/>
    </style:style>
    <style:style style:name="P544" style:family="paragraph" style:parent-style-name="Standard" style:list-style-name="L15">
      <style:text-properties officeooo:rsid="042d5264" officeooo:paragraph-rsid="042d5264"/>
    </style:style>
    <style:style style:name="P545" style:family="paragraph" style:parent-style-name="Text_20_body" style:list-style-name="L1">
      <style:text-properties officeooo:rsid="03572597" officeooo:paragraph-rsid="03572597"/>
    </style:style>
    <style:style style:name="P546" style:family="paragraph" style:parent-style-name="Text_20_body" style:list-style-name="L2">
      <style:text-properties officeooo:paragraph-rsid="0362d337"/>
    </style:style>
    <style:style style:name="P547" style:family="paragraph" style:parent-style-name="Text_20_body" style:list-style-name="L2">
      <style:text-properties officeooo:paragraph-rsid="041fdbbb"/>
    </style:style>
    <style:style style:name="P548" style:family="paragraph" style:parent-style-name="Text_20_body" style:list-style-name="L3">
      <style:text-properties officeooo:rsid="0362d337" officeooo:paragraph-rsid="0362d337"/>
    </style:style>
    <style:style style:name="P549" style:family="paragraph" style:parent-style-name="Text_20_body" style:list-style-name="L4">
      <style:text-properties officeooo:rsid="02fbb596" officeooo:paragraph-rsid="0375e218"/>
    </style:style>
    <style:style style:name="P550" style:family="paragraph" style:parent-style-name="Text_20_body" style:list-style-name="L12">
      <style:text-properties officeooo:rsid="02fbb596" officeooo:paragraph-rsid="0375e218"/>
    </style:style>
    <style:style style:name="P551" style:family="paragraph" style:parent-style-name="Text_20_body" style:list-style-name="L12">
      <style:text-properties officeooo:rsid="02f9d4dc" officeooo:paragraph-rsid="0375e218"/>
    </style:style>
    <style:style style:name="P552" style:family="paragraph" style:parent-style-name="Text_20_body" style:list-style-name="L13">
      <style:text-properties officeooo:rsid="03946deb" officeooo:paragraph-rsid="0396f7d8"/>
    </style:style>
    <style:style style:name="P553" style:family="paragraph" style:parent-style-name="Text_20_body" style:list-style-name="L13">
      <style:text-properties officeooo:rsid="03999fdb" officeooo:paragraph-rsid="03999fdb"/>
    </style:style>
    <style:style style:name="P554" style:family="paragraph" style:parent-style-name="Text_20_body" style:list-style-name="L13">
      <style:text-properties fo:font-style="normal" officeooo:rsid="03946deb" officeooo:paragraph-rsid="039ebd73" style:font-style-asian="normal" style:font-style-complex="normal"/>
    </style:style>
    <style:style style:name="P555" style:family="paragraph" style:parent-style-name="Text_20_body" style:list-style-name="L13">
      <style:text-properties fo:font-style="normal" officeooo:rsid="039d623e" officeooo:paragraph-rsid="039d623e" style:font-style-asian="normal" style:font-style-complex="normal"/>
    </style:style>
    <style:style style:name="P556" style:family="paragraph" style:parent-style-name="Text_20_body" style:list-style-name="L13">
      <style:text-properties fo:font-style="normal" officeooo:rsid="03f6ddf8" officeooo:paragraph-rsid="03f6ddf8" style:font-style-asian="normal" style:font-style-complex="normal"/>
    </style:style>
    <style:style style:name="P557" style:family="paragraph" style:parent-style-name="Text_20_body" style:list-style-name="L22">
      <style:text-properties fo:font-style="normal" officeooo:rsid="0315cbd8" officeooo:paragraph-rsid="0315cbd8" style:font-style-asian="normal" style:font-style-complex="normal"/>
    </style:style>
    <style:style style:name="P558" style:family="paragraph" style:parent-style-name="Text_20_body" style:list-style-name="L22">
      <style:text-properties fo:font-style="normal" officeooo:rsid="031c31ec" officeooo:paragraph-rsid="031c31ec" style:font-style-asian="normal" style:font-style-complex="normal"/>
    </style:style>
    <style:style style:name="P559"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0"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1"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2"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3" style:family="paragraph" style:parent-style-name="Text_20_body" style:list-style-name="L14">
      <style:text-properties officeooo:rsid="041ffe98" officeooo:paragraph-rsid="041ffe98"/>
    </style:style>
    <style:style style:name="P564" style:family="paragraph" style:parent-style-name="Text_20_body" style:list-style-name="L14">
      <style:text-properties officeooo:rsid="042ee619" officeooo:paragraph-rsid="042ee619"/>
    </style:style>
    <style:style style:name="P565" style:family="paragraph" style:parent-style-name="Text_20_body" style:list-style-name="L14">
      <style:text-properties officeooo:rsid="0421f7c0" officeooo:paragraph-rsid="0421f7c0" fo:background-color="transparent"/>
    </style:style>
    <style:style style:name="P566" style:family="paragraph" style:parent-style-name="Text_20_body" style:list-style-name="L16">
      <style:text-properties officeooo:rsid="04408ab9" officeooo:paragraph-rsid="04408ab9" fo:background-color="transparent"/>
    </style:style>
    <style:style style:name="P567" style:family="paragraph" style:parent-style-name="Text_20_body" style:list-style-name="L16">
      <style:text-properties officeooo:rsid="0444cd9f" officeooo:paragraph-rsid="0444cd9f" fo:background-color="transparent"/>
    </style:style>
    <style:style style:name="P568"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9"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0"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1"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2"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3"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4"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5" style:family="paragraph" style:parent-style-name="Text_20_body" style:list-style-name="L23">
      <style:text-properties officeooo:paragraph-rsid="0331f143" fo:background-color="transparent"/>
    </style:style>
    <style:style style:name="P576" style:family="paragraph" style:parent-style-name="Text_20_body" style:list-style-name="List_20_1">
      <style:text-properties officeooo:rsid="03c320ac" officeooo:paragraph-rsid="03c681bd" fo:background-color="transparent"/>
    </style:style>
    <style:style style:name="P577" style:family="paragraph" style:parent-style-name="Text_20_body" style:list-style-name="List_20_1">
      <style:text-properties officeooo:rsid="03bf7008" officeooo:paragraph-rsid="03c8d16b" fo:background-color="transparent"/>
    </style:style>
    <style:style style:name="P578" style:family="paragraph" style:parent-style-name="Text_20_body" style:list-style-name="List_20_1">
      <style:text-properties officeooo:rsid="040b2414" officeooo:paragraph-rsid="040e5df7" fo:background-color="transparent"/>
    </style:style>
    <style:style style:name="P579" style:family="paragraph" style:parent-style-name="Text_20_body" style:list-style-name="L14">
      <style:text-properties officeooo:rsid="0421f7c0" officeooo:paragraph-rsid="0421f7c0"/>
    </style:style>
    <style:style style:name="P580" style:family="paragraph" style:parent-style-name="Text_20_body" style:list-style-name="L14">
      <style:text-properties officeooo:rsid="04261a4a" officeooo:paragraph-rsid="04261a4a"/>
    </style:style>
    <style:style style:name="P581" style:family="paragraph" style:parent-style-name="Text_20_body" style:list-style-name="L17">
      <style:text-properties officeooo:paragraph-rsid="02939678"/>
    </style:style>
    <style:style style:name="P582" style:family="paragraph" style:parent-style-name="Text_20_body" style:list-style-name="L17">
      <style:text-properties officeooo:rsid="02939678" officeooo:paragraph-rsid="02939678"/>
    </style:style>
    <style:style style:name="P583" style:family="paragraph" style:parent-style-name="Text_20_body" style:list-style-name="L21">
      <style:text-properties officeooo:paragraph-rsid="02f40f21"/>
    </style:style>
    <style:style style:name="P584" style:family="paragraph" style:parent-style-name="Text_20_body" style:list-style-name="L21">
      <style:text-properties officeooo:rsid="02f40f21" officeooo:paragraph-rsid="03b8189f"/>
    </style:style>
    <style:style style:name="P585" style:family="paragraph" style:parent-style-name="Text_20_body" style:list-style-name="L21">
      <style:text-properties officeooo:rsid="02f933d3" officeooo:paragraph-rsid="02f933d3"/>
    </style:style>
    <style:style style:name="P586" style:family="paragraph" style:parent-style-name="Text_20_body" style:list-style-name="L22">
      <style:text-properties officeooo:rsid="03024a10" officeooo:paragraph-rsid="03061e10"/>
    </style:style>
    <style:style style:name="P587" style:family="paragraph" style:parent-style-name="Text_20_body" style:list-style-name="L22">
      <style:text-properties officeooo:rsid="03024a10" officeooo:paragraph-rsid="03024a10"/>
    </style:style>
    <style:style style:name="P588" style:family="paragraph" style:parent-style-name="Text_20_body" style:list-style-name="L22">
      <style:text-properties officeooo:rsid="03061e10" officeooo:paragraph-rsid="03061e10"/>
    </style:style>
    <style:style style:name="P589" style:family="paragraph" style:parent-style-name="Text_20_body" style:list-style-name="L22">
      <style:text-properties officeooo:rsid="03061e10" officeooo:paragraph-rsid="037e7ea6"/>
    </style:style>
    <style:style style:name="P590" style:family="paragraph" style:parent-style-name="Text_20_body" style:list-style-name="L22">
      <style:text-properties officeooo:rsid="0307fa80" officeooo:paragraph-rsid="0307fa80"/>
    </style:style>
    <style:style style:name="P591" style:family="paragraph" style:parent-style-name="Text_20_body" style:list-style-name="L22">
      <style:text-properties officeooo:rsid="037e7ea6" officeooo:paragraph-rsid="0386a763"/>
    </style:style>
    <style:style style:name="P592" style:family="paragraph" style:parent-style-name="Text_20_body" style:list-style-name="L22">
      <style:text-properties officeooo:rsid="030f110d" officeooo:paragraph-rsid="030f110d"/>
    </style:style>
    <style:style style:name="P593" style:family="paragraph" style:parent-style-name="Text_20_body" style:list-style-name="L22">
      <style:text-properties officeooo:rsid="030f110d" officeooo:paragraph-rsid="0315cbd8"/>
    </style:style>
    <style:style style:name="P594" style:family="paragraph" style:parent-style-name="Text_20_body" style:list-style-name="L22">
      <style:text-properties officeooo:rsid="0315cbd8" officeooo:paragraph-rsid="0315cbd8"/>
    </style:style>
    <style:style style:name="P595" style:family="paragraph" style:parent-style-name="Text_20_body" style:list-style-name="L23">
      <style:text-properties officeooo:paragraph-rsid="0331f143"/>
    </style:style>
    <style:style style:name="P596" style:family="paragraph" style:parent-style-name="Text_20_body" style:list-style-name="L25">
      <style:paragraph-properties fo:text-align="justify" style:justify-single-word="false"/>
      <style:text-properties officeooo:rsid="04ada461" officeooo:paragraph-rsid="04ada461"/>
    </style:style>
    <style:style style:name="P597" style:family="paragraph" style:parent-style-name="Text_20_body" style:list-style-name="L26">
      <style:text-properties officeooo:rsid="04b2b6bf" officeooo:paragraph-rsid="04b81ed9"/>
    </style:style>
    <style:style style:name="P598" style:family="paragraph" style:parent-style-name="Text_20_body" style:list-style-name="L26">
      <style:text-properties officeooo:rsid="04b2b6bf" officeooo:paragraph-rsid="04b2b6bf"/>
    </style:style>
    <style:style style:name="P599" style:family="paragraph" style:parent-style-name="Text_20_body" style:list-style-name="L27">
      <style:paragraph-properties fo:text-align="justify" style:justify-single-word="false"/>
      <style:text-properties officeooo:rsid="04b06395" officeooo:paragraph-rsid="04b06395"/>
    </style:style>
    <style:style style:name="P600" style:family="paragraph" style:parent-style-name="Text_20_body" style:list-style-name="L27">
      <style:paragraph-properties fo:text-align="justify" style:justify-single-word="false"/>
      <style:text-properties officeooo:rsid="04ae8fd2" officeooo:paragraph-rsid="04ae8fd2"/>
    </style:style>
    <style:style style:name="P601" style:family="paragraph" style:parent-style-name="Text_20_body" style:list-style-name="List_20_1">
      <style:text-properties officeooo:paragraph-rsid="03fdecde"/>
    </style:style>
    <style:style style:name="P602" style:family="paragraph" style:parent-style-name="Text_20_body" style:list-style-name="List_20_1">
      <style:paragraph-properties>
        <style:tab-stops/>
      </style:paragraph-properties>
      <style:text-properties officeooo:rsid="01facd8b" officeooo:paragraph-rsid="01facd8b"/>
    </style:style>
    <style:style style:name="P603" style:family="paragraph" style:parent-style-name="Text_20_body" style:list-style-name="List_20_1">
      <style:text-properties officeooo:rsid="01facd8b" officeooo:paragraph-rsid="01facd8b"/>
    </style:style>
    <style:style style:name="P604" style:family="paragraph" style:parent-style-name="Text_20_body" style:list-style-name="List_20_1">
      <style:text-properties style:font-name="Linux Libertine G" fo:font-size="11pt" officeooo:rsid="01facd8b" officeooo:paragraph-rsid="01facd8b" style:font-size-asian="10.5pt"/>
    </style:style>
    <style:style style:name="P605" style:family="paragraph" style:parent-style-name="Text_20_body" style:list-style-name="List_20_1">
      <style:text-properties officeooo:rsid="01fcc402" officeooo:paragraph-rsid="01fcc402"/>
    </style:style>
    <style:style style:name="P606" style:family="paragraph" style:parent-style-name="Text_20_body" style:list-style-name="List_20_1">
      <style:text-properties officeooo:rsid="028838bc" officeooo:paragraph-rsid="028838bc"/>
    </style:style>
    <style:style style:name="P607" style:family="paragraph" style:parent-style-name="Text_20_body" style:list-style-name="List_20_1">
      <style:paragraph-properties fo:text-align="start" style:justify-single-word="false"/>
      <style:text-properties officeooo:rsid="028911e1" officeooo:paragraph-rsid="028911e1"/>
    </style:style>
    <style:style style:name="P608" style:family="paragraph" style:parent-style-name="Text_20_body" style:list-style-name="List_20_1">
      <style:paragraph-properties fo:text-align="start" style:justify-single-word="false"/>
      <style:text-properties officeooo:rsid="02982474" officeooo:paragraph-rsid="02982474"/>
    </style:style>
    <style:style style:name="P609" style:family="paragraph" style:parent-style-name="Text_20_body" style:list-style-name="List_20_1">
      <style:text-properties officeooo:rsid="029444ce" officeooo:paragraph-rsid="029444ce"/>
    </style:style>
    <style:style style:name="P610" style:family="paragraph" style:parent-style-name="Text_20_body" style:list-style-name="List_20_1">
      <style:text-properties officeooo:rsid="02d3878f" officeooo:paragraph-rsid="02d3878f"/>
    </style:style>
    <style:style style:name="P611" style:family="paragraph" style:parent-style-name="Text_20_body" style:list-style-name="List_20_1">
      <style:text-properties officeooo:rsid="02fbcc86" officeooo:paragraph-rsid="02fbcc86"/>
    </style:style>
    <style:style style:name="P612" style:family="paragraph" style:parent-style-name="Text_20_body" style:list-style-name="List_20_1">
      <style:text-properties fo:font-weight="normal" officeooo:rsid="030e962c" officeooo:paragraph-rsid="030e962c" style:font-weight-asian="normal" style:font-weight-complex="normal"/>
    </style:style>
    <style:style style:name="P613" style:family="paragraph" style:parent-style-name="Text_20_body" style:list-style-name="List_20_1">
      <style:text-properties fo:font-weight="normal" officeooo:rsid="0366ee09" officeooo:paragraph-rsid="0366ee09" style:font-weight-asian="normal" style:font-weight-complex="normal"/>
    </style:style>
    <style:style style:name="P614" style:family="paragraph" style:parent-style-name="Text_20_body" style:list-style-name="List_20_1">
      <style:text-properties fo:font-weight="normal" officeooo:rsid="036a6baa" officeooo:paragraph-rsid="036a6baa" style:font-weight-asian="normal" style:font-weight-complex="normal"/>
    </style:style>
    <style:style style:name="P615" style:family="paragraph" style:parent-style-name="Text_20_body" style:list-style-name="List_20_1">
      <style:text-properties fo:font-weight="normal" officeooo:rsid="036a0443" officeooo:paragraph-rsid="036a0443" style:font-weight-asian="normal" style:font-weight-complex="normal"/>
    </style:style>
    <style:style style:name="P616" style:family="paragraph" style:parent-style-name="Text_20_body" style:list-style-name="List_20_1">
      <style:text-properties fo:font-weight="normal" officeooo:rsid="0370f1b2" officeooo:paragraph-rsid="0370f1b2" style:font-weight-asian="normal" style:font-weight-complex="normal"/>
    </style:style>
    <style:style style:name="P617" style:family="paragraph" style:parent-style-name="Text_20_body" style:list-style-name="List_20_1">
      <style:text-properties fo:font-weight="normal" officeooo:rsid="03a6c2e2" officeooo:paragraph-rsid="03a6c2e2" style:font-weight-asian="normal" style:font-weight-complex="normal"/>
    </style:style>
    <style:style style:name="P618" style:family="paragraph" style:parent-style-name="Text_20_body" style:list-style-name="List_20_1">
      <style:text-properties fo:font-weight="normal" officeooo:rsid="03a8f99f" officeooo:paragraph-rsid="03ae3096" style:font-weight-asian="normal" style:font-weight-complex="normal"/>
    </style:style>
    <style:style style:name="P619" style:family="paragraph" style:parent-style-name="Text_20_body" style:list-style-name="List_20_1">
      <style:text-properties fo:font-weight="normal" officeooo:rsid="03b7060c" officeooo:paragraph-rsid="03b7060c" style:font-weight-asian="normal" style:font-weight-complex="normal"/>
    </style:style>
    <style:style style:name="P620" style:family="paragraph" style:parent-style-name="Text_20_body" style:list-style-name="List_20_1">
      <style:text-properties fo:font-weight="normal" officeooo:rsid="03b66404" officeooo:paragraph-rsid="03bf7008" style:font-weight-asian="normal" style:font-weight-complex="normal"/>
    </style:style>
    <style:style style:name="P621" style:family="paragraph" style:parent-style-name="Text_20_body" style:list-style-name="List_20_1">
      <style:text-properties fo:font-weight="normal" officeooo:rsid="03c1442f" officeooo:paragraph-rsid="03c1442f" style:font-weight-asian="normal" style:font-weight-complex="normal"/>
    </style:style>
    <style:style style:name="P62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2" style:family="paragraph" style:parent-style-name="Text_20_body" style:list-style-name="List_20_1">
      <style:text-properties officeooo:rsid="03ab3383" officeooo:paragraph-rsid="03c5d3aa"/>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59" style:family="paragraph" style:parent-style-name="Text_20_body" style:list-style-name="L28">
      <style:text-properties officeooo:rsid="049e1838" officeooo:paragraph-rsid="049e1838" fo:background-color="#ffff00"/>
    </style:style>
    <style:style style:name="P660" style:family="paragraph" style:parent-style-name="Text_20_body" style:list-style-name="L13">
      <style:paragraph-properties fo:margin-top="0cm" fo:margin-bottom="0cm" loext:contextual-spacing="false"/>
      <style:text-properties officeooo:rsid="03946deb" officeooo:paragraph-rsid="0396f7d8"/>
    </style:style>
    <style:style style:name="P661" style:family="paragraph" style:parent-style-name="Heading_20_1">
      <style:text-properties officeooo:rsid="01facd8b" officeooo:paragraph-rsid="01facd8b"/>
    </style:style>
    <style:style style:name="P662" style:family="paragraph" style:parent-style-name="Heading_20_1" style:list-style-name="">
      <style:paragraph-properties fo:text-align="justify" style:justify-single-word="false"/>
    </style:style>
    <style:style style:name="P66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4" style:family="paragraph" style:parent-style-name="Heading_20_1" style:list-style-name="">
      <style:paragraph-properties fo:text-align="justify" style:justify-single-word="false"/>
      <style:text-properties officeooo:rsid="02fbb596" officeooo:paragraph-rsid="0375e218"/>
    </style:style>
    <style:style style:name="P665" style:family="paragraph" style:parent-style-name="Heading_20_1" style:list-style-name="">
      <style:paragraph-properties fo:text-align="justify" style:justify-single-word="false"/>
      <style:text-properties officeooo:rsid="02fbb596" officeooo:paragraph-rsid="02cec5dc"/>
    </style:style>
    <style:style style:name="P666" style:family="paragraph" style:parent-style-name="Heading_20_1" style:list-style-name="">
      <style:paragraph-properties fo:text-align="justify" style:justify-single-word="false"/>
      <style:text-properties officeooo:rsid="02f9d4dc" officeooo:paragraph-rsid="0375e218"/>
    </style:style>
    <style:style style:name="P667" style:family="paragraph" style:parent-style-name="Heading_20_1">
      <style:text-properties officeooo:paragraph-rsid="043fd801"/>
    </style:style>
    <style:style style:name="P668" style:family="paragraph" style:parent-style-name="Heading_20_1" style:list-style-name="">
      <style:paragraph-properties fo:text-align="justify" style:justify-single-word="false"/>
      <style:text-properties officeooo:rsid="029f77e7" officeooo:paragraph-rsid="035a13bd"/>
    </style:style>
    <style:style style:name="P669" style:family="paragraph" style:parent-style-name="Heading_20_1" style:list-style-name="">
      <style:paragraph-properties fo:text-align="justify" style:justify-single-word="false"/>
      <style:text-properties officeooo:rsid="02033d40" officeooo:paragraph-rsid="030ce189"/>
    </style:style>
    <style:style style:name="P670" style:family="paragraph" style:parent-style-name="Heading_20_1" style:list-style-name="">
      <style:paragraph-properties fo:text-align="justify" style:justify-single-word="false"/>
      <style:text-properties officeooo:rsid="030052dc" officeooo:paragraph-rsid="02f9d4dc"/>
    </style:style>
    <style:style style:name="P671" style:family="paragraph" style:parent-style-name="Heading_20_1" style:list-style-name="">
      <style:paragraph-properties fo:text-align="justify" style:justify-single-word="false"/>
      <style:text-properties officeooo:rsid="033a1bda" officeooo:paragraph-rsid="033a1bda"/>
    </style:style>
    <style:style style:name="P672" style:family="paragraph" style:parent-style-name="Heading_20_1" style:list-style-name="">
      <style:paragraph-properties fo:text-align="justify" style:justify-single-word="false"/>
      <style:text-properties officeooo:rsid="02cde534" officeooo:paragraph-rsid="033a1bda"/>
    </style:style>
    <style:style style:name="P673" style:family="paragraph" style:parent-style-name="Heading_20_1" style:list-style-name="">
      <style:paragraph-properties fo:text-align="justify" style:justify-single-word="false"/>
      <style:text-properties officeooo:rsid="02e379e9" officeooo:paragraph-rsid="02e379e9"/>
    </style:style>
    <style:style style:name="P674" style:family="paragraph" style:parent-style-name="Heading_20_1">
      <style:text-properties officeooo:rsid="02dfa066" officeooo:paragraph-rsid="03788180"/>
    </style:style>
    <style:style style:name="P675" style:family="paragraph" style:parent-style-name="Heading_20_1">
      <style:paragraph-properties fo:break-before="page"/>
    </style:style>
    <style:style style:name="P676" style:family="paragraph" style:parent-style-name="Heading_20_1">
      <style:paragraph-properties fo:break-before="page"/>
      <style:text-properties officeooo:rsid="03562a70" officeooo:paragraph-rsid="03562a70"/>
    </style:style>
    <style:style style:name="P677" style:family="paragraph" style:parent-style-name="Heading_20_1">
      <style:paragraph-properties fo:break-before="page"/>
      <style:text-properties officeooo:rsid="0363ce0b" officeooo:paragraph-rsid="0375e218"/>
    </style:style>
    <style:style style:name="P678" style:family="paragraph" style:parent-style-name="Heading_20_1">
      <style:paragraph-properties fo:break-before="page"/>
      <style:text-properties officeooo:rsid="02f9d4dc" officeooo:paragraph-rsid="0375e218"/>
    </style:style>
    <style:style style:name="P679" style:family="paragraph" style:parent-style-name="Heading_20_1">
      <style:paragraph-properties fo:break-before="page"/>
      <style:text-properties officeooo:paragraph-rsid="0375e218"/>
    </style:style>
    <style:style style:name="P680" style:family="paragraph" style:parent-style-name="Heading_20_1">
      <style:paragraph-properties fo:break-before="page"/>
      <style:text-properties officeooo:rsid="043fd801" officeooo:paragraph-rsid="043fd801"/>
    </style:style>
    <style:style style:name="P681" style:family="paragraph" style:parent-style-name="Heading_20_1">
      <style:paragraph-properties fo:break-before="page"/>
      <style:text-properties officeooo:rsid="02033d40" officeooo:paragraph-rsid="03239c8c"/>
    </style:style>
    <style:style style:name="P682" style:family="paragraph" style:parent-style-name="Heading_20_1">
      <style:paragraph-properties fo:break-before="page"/>
      <style:text-properties officeooo:rsid="033a1bda" officeooo:paragraph-rsid="033a1bda"/>
    </style:style>
    <style:style style:name="P683" style:family="paragraph" style:parent-style-name="Heading_20_1">
      <style:paragraph-properties fo:break-before="page"/>
      <style:text-properties officeooo:rsid="02cde534" officeooo:paragraph-rsid="033a1bda"/>
    </style:style>
    <style:style style:name="P684" style:family="paragraph" style:parent-style-name="Heading_20_1">
      <style:paragraph-properties fo:break-before="page"/>
      <style:text-properties officeooo:rsid="02e379e9" officeooo:paragraph-rsid="02e379e9"/>
    </style:style>
    <style:style style:name="P685" style:family="paragraph" style:parent-style-name="Heading_20_1">
      <style:paragraph-properties fo:break-before="page"/>
      <style:text-properties officeooo:paragraph-rsid="02e379e9"/>
    </style:style>
    <style:style style:name="P686"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87"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88"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89"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90"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91"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92"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93"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94"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95"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96"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97"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98" style:family="paragraph" style:parent-style-name="List" style:list-style-name="List_20_1"/>
    <style:style style:name="P699" style:family="paragraph" style:parent-style-name="Heading_20_2">
      <style:text-properties officeooo:rsid="0357c4d4" officeooo:paragraph-rsid="0357c4d4"/>
    </style:style>
    <style:style style:name="P700" style:family="paragraph" style:parent-style-name="Heading_20_2">
      <style:text-properties officeooo:paragraph-rsid="0357c4d4"/>
    </style:style>
    <style:style style:name="P701" style:family="paragraph" style:parent-style-name="Heading_20_2">
      <style:text-properties fo:background-color="transparent"/>
    </style:style>
    <style:style style:name="P702" style:family="paragraph" style:parent-style-name="Heading_20_2">
      <style:text-properties officeooo:paragraph-rsid="03584a48" fo:background-color="transparent"/>
    </style:style>
    <style:style style:name="P703" style:family="paragraph" style:parent-style-name="Heading_20_2">
      <style:text-properties officeooo:paragraph-rsid="0375e218"/>
    </style:style>
    <style:style style:name="P704" style:family="paragraph" style:parent-style-name="Heading_20_2" style:list-style-name="">
      <style:paragraph-properties fo:text-align="justify" style:justify-single-word="false"/>
      <style:text-properties officeooo:paragraph-rsid="0375e218"/>
    </style:style>
    <style:style style:name="P705" style:family="paragraph" style:parent-style-name="Heading_20_2">
      <style:text-properties officeooo:paragraph-rsid="03a6c302"/>
    </style:style>
    <style:style style:name="P706" style:family="paragraph" style:parent-style-name="Heading_20_2">
      <style:text-properties officeooo:paragraph-rsid="046b62bb"/>
    </style:style>
    <style:style style:name="P70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08" style:family="paragraph" style:parent-style-name="Heading_20_2">
      <style:text-properties officeooo:paragraph-rsid="03915c03"/>
    </style:style>
    <style:style style:name="P709" style:family="paragraph" style:parent-style-name="Heading_20_2">
      <style:text-properties officeooo:rsid="0370492f" officeooo:paragraph-rsid="0370492f"/>
    </style:style>
    <style:style style:name="P710" style:family="paragraph" style:parent-style-name="Heading_20_2">
      <style:text-properties officeooo:rsid="04a39f1e" officeooo:paragraph-rsid="04a39f1e"/>
    </style:style>
    <style:style style:name="P711" style:family="paragraph" style:parent-style-name="Heading_20_2">
      <style:text-properties officeooo:rsid="02f40f21" officeooo:paragraph-rsid="02f40f21"/>
    </style:style>
    <style:style style:name="P712" style:family="paragraph" style:parent-style-name="Heading_20_2">
      <style:text-properties officeooo:paragraph-rsid="02f24203"/>
    </style:style>
    <style:style style:name="P713" style:family="paragraph" style:parent-style-name="Heading_20_2">
      <style:text-properties officeooo:rsid="03024a10" officeooo:paragraph-rsid="03024a10"/>
    </style:style>
    <style:style style:name="P714" style:family="paragraph" style:parent-style-name="Heading_20_2">
      <style:text-properties officeooo:rsid="03024a10" officeooo:paragraph-rsid="0386ab83"/>
    </style:style>
    <style:style style:name="P715" style:family="paragraph" style:parent-style-name="Heading_20_2">
      <style:text-properties officeooo:rsid="0386ab83" officeooo:paragraph-rsid="0386ab83"/>
    </style:style>
    <style:style style:name="P716" style:family="paragraph" style:parent-style-name="Heading_20_2">
      <style:paragraph-properties fo:text-align="start" style:justify-single-word="false"/>
      <style:text-properties officeooo:rsid="03f8f547" officeooo:paragraph-rsid="03f8f547"/>
    </style:style>
    <style:style style:name="P717" style:family="paragraph" style:parent-style-name="Heading_20_2">
      <style:text-properties officeooo:rsid="043ca87a" officeooo:paragraph-rsid="043ca87a"/>
    </style:style>
    <style:style style:name="P718" style:family="paragraph" style:parent-style-name="Heading_20_2">
      <style:paragraph-properties fo:break-before="page"/>
      <style:text-properties officeooo:paragraph-rsid="0375e218"/>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7f8b5"/>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bcfd8"/>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4"><text:a xlink:type="simple" xlink:href="#__RefHeading___Toc6216_1570332519" text:style-name="Index_20_Link" text:visited-style-name="Index_20_Link">1.CRATE: Clinical records anonymisation and text extraction<text:tab/>1</text:a></text:p>
          <text:p text:style-name="P534"><text:a xlink:type="simple" xlink:href="#__RefHeading___Toc6218_1570332519" text:style-name="Index_20_Link" text:visited-style-name="Index_20_Link">2.Overview<text:tab/>4</text:a></text:p>
          <text:p text:style-name="P534"><text:a xlink:type="simple" xlink:href="#__RefHeading___Toc6220_1570332519" text:style-name="Index_20_Link" text:visited-style-name="Index_20_Link">3.Package elements in brief<text:tab/>6</text:a></text:p>
          <text:p text:style-name="P536"><text:a xlink:type="simple" xlink:href="#__RefHeading___Toc6222_1570332519" text:style-name="Index_20_Link" text:visited-style-name="Index_20_Link">3.1.Terminology<text:tab/>6</text:a></text:p>
          <text:p text:style-name="P536"><text:a xlink:type="simple" xlink:href="#__RefHeading___Toc22216_1898371605" text:style-name="Index_20_Link" text:visited-style-name="Index_20_Link">3.2.Database connections<text:tab/>6</text:a></text:p>
          <text:p text:style-name="P536"><text:a xlink:type="simple" xlink:href="#__RefHeading___Toc7125_1912352588" text:style-name="Index_20_Link" text:visited-style-name="Index_20_Link">3.3.Preprocessing<text:tab/>6</text:a></text:p>
          <text:p text:style-name="P536"><text:a xlink:type="simple" xlink:href="#__RefHeading___Toc6224_1570332519" text:style-name="Index_20_Link" text:visited-style-name="Index_20_Link">3.4.Data dictionary generation and editing<text:tab/>6</text:a></text:p>
          <text:p text:style-name="P536"><text:a xlink:type="simple" xlink:href="#__RefHeading___Toc6226_1570332519" text:style-name="Index_20_Link" text:visited-style-name="Index_20_Link">3.5.Anonymisation<text:tab/>6</text:a></text:p>
          <text:p text:style-name="P536"><text:a xlink:type="simple" xlink:href="#__RefHeading___Toc6228_1570332519" text:style-name="Index_20_Link" text:visited-style-name="Index_20_Link">3.6.Natural language processing (NLP)<text:tab/>7</text:a></text:p>
          <text:p text:style-name="P536"><text:a xlink:type="simple" xlink:href="#__RefHeading___Toc6230_1570332519" text:style-name="Index_20_Link" text:visited-style-name="Index_20_Link">3.7.Web front end<text:tab/>7</text:a></text:p>
          <text:p text:style-name="P536"><text:a xlink:type="simple" xlink:href="#__RefHeading___Toc8668_111518022" text:style-name="Index_20_Link" text:visited-style-name="Index_20_Link">3.8.Testing and additional tools<text:tab/>7</text:a></text:p>
          <text:p text:style-name="P534"><text:a xlink:type="simple" xlink:href="#__RefHeading___Toc7165_1912352588" text:style-name="Index_20_Link" text:visited-style-name="Index_20_Link">4.Installation<text:tab/>8</text:a></text:p>
          <text:p text:style-name="P536"><text:a xlink:type="simple" xlink:href="#__RefHeading___Toc8670_111518022" text:style-name="Index_20_Link" text:visited-style-name="Index_20_Link">4.1.URLs for CRATE source code<text:tab/>8</text:a></text:p>
          <text:p text:style-name="P536"><text:a xlink:type="simple" xlink:href="#__RefHeading___Toc6234_1570332519" text:style-name="Index_20_Link" text:visited-style-name="Index_20_Link">4.2.Ubuntu installation from Debian package<text:tab/>8</text:a></text:p>
          <text:p text:style-name="P536"><text:a xlink:type="simple" xlink:href="#__RefHeading___Toc6236_1570332519" text:style-name="Index_20_Link" text:visited-style-name="Index_20_Link">4.3.Installation for any OS<text:tab/>8</text:a></text:p>
          <text:p text:style-name="P534"><text:a xlink:type="simple" xlink:href="#__RefHeading___Toc6254_1570332519" text:style-name="Index_20_Link" text:visited-style-name="Index_20_Link">5.Data and database prerequisites<text:tab/>11</text:a></text:p>
          <text:p text:style-name="P536"><text:a xlink:type="simple" xlink:href="#__RefHeading___Toc22218_1898371605" text:style-name="Index_20_Link" text:visited-style-name="Index_20_Link">5.1.Source database(s)<text:tab/>11</text:a></text:p>
          <text:p text:style-name="P536"><text:a xlink:type="simple" xlink:href="#__RefHeading___Toc22220_1898371605" text:style-name="Index_20_Link" text:visited-style-name="Index_20_Link">5.2.Destination database(s)<text:tab/>11</text:a></text:p>
          <text:p text:style-name="P536"><text:a xlink:type="simple" xlink:href="#__RefHeading___Toc22222_1898371605" text:style-name="Index_20_Link" text:visited-style-name="Index_20_Link">5.3.Secret administrative database(s)<text:tab/>11</text:a></text:p>
          <text:p text:style-name="P536"><text:a xlink:type="simple" xlink:href="#__RefHeading___Toc22224_1898371605" text:style-name="Index_20_Link" text:visited-style-name="Index_20_Link">5.4.Web site administrative database<text:tab/>11</text:a></text:p>
          <text:p text:style-name="P534"><text:a xlink:type="simple" xlink:href="#__RefHeading___Toc8819_1172218664" text:style-name="Index_20_Link" text:visited-style-name="Index_20_Link">6.The preprocessing tools<text:tab/>12</text:a></text:p>
          <text:p text:style-name="P536"><text:a xlink:type="simple" xlink:href="#__RefHeading___Toc7127_1912352588" text:style-name="Index_20_Link" text:visited-style-name="Index_20_Link">6.1.Command-line options: crate_postcodes<text:tab/>12</text:a></text:p>
          <text:p text:style-name="P536"><text:a xlink:type="simple" xlink:href="#__RefHeading___Toc7129_1912352588" text:style-name="Index_20_Link" text:visited-style-name="Index_20_Link">6.2.Command-line options: crate_preprocess_rio<text:tab/>13</text:a></text:p>
          <text:p text:style-name="P534"><text:a xlink:type="simple" xlink:href="#__RefHeading___Toc8821_1172218664" text:style-name="Index_20_Link" text:visited-style-name="Index_20_Link">7.The anonymiser<text:tab/>15</text:a></text:p>
          <text:p text:style-name="P536"><text:a xlink:type="simple" xlink:href="#__RefHeading___Toc6238_1570332519" text:style-name="Index_20_Link" text:visited-style-name="Index_20_Link">7.1.Configuring the anonymiser<text:tab/>15</text:a></text:p>
          <text:p text:style-name="P536"><text:a xlink:type="simple" xlink:href="#__RefHeading___Toc8823_1172218664" text:style-name="Index_20_Link" text:visited-style-name="Index_20_Link">7.2.Specimen anonymiser config<text:tab/>15</text:a></text:p>
          <text:p text:style-name="P536"><text:a xlink:type="simple" xlink:href="#__RefHeading___Toc7131_1912352588" text:style-name="Index_20_Link" text:visited-style-name="Index_20_Link">7.3.Command-line options: crate_anonymise<text:tab/>30</text:a></text:p>
          <text:p text:style-name="P536"><text:a xlink:type="simple" xlink:href="#__RefHeading___Toc7133_1912352588" text:style-name="Index_20_Link" text:visited-style-name="Index_20_Link">7.4.Command-line options: crate_anonymise_multiprocess<text:tab/>31</text:a></text:p>
          <text:p text:style-name="P534"><text:a xlink:type="simple" xlink:href="#__RefHeading___Toc8825_1172218664" text:style-name="Index_20_Link" text:visited-style-name="Index_20_Link">8.The NLP manager<text:tab/>32</text:a></text:p>
          <text:p text:style-name="P536"><text:a xlink:type="simple" xlink:href="#__RefHeading___Toc6242_1570332519" text:style-name="Index_20_Link" text:visited-style-name="Index_20_Link">8.1.Configuring the NLP manager<text:tab/>32</text:a></text:p>
          <text:p text:style-name="P536"><text:a xlink:type="simple" xlink:href="#__RefHeading___Toc22226_1898371605" text:style-name="Index_20_Link" text:visited-style-name="Index_20_Link">8.2.Detail<text:tab/>32</text:a></text:p>
          <text:p text:style-name="P536"><text:a xlink:type="simple" xlink:href="#__RefHeading___Toc22228_1898371605" text:style-name="Index_20_Link" text:visited-style-name="Index_20_Link">8.3.GATE handling<text:tab/>33</text:a></text:p>
          <text:p text:style-name="P536"><text:a xlink:type="simple" xlink:href="#__RefHeading___Toc22230_1898371605" text:style-name="Index_20_Link" text:visited-style-name="Index_20_Link">8.4.MedEx-UIMA handling<text:tab/>33</text:a></text:p>
          <text:p text:style-name="P536"><text:a xlink:type="simple" xlink:href="#__RefHeading___Toc22232_1898371605" text:style-name="Index_20_Link" text:visited-style-name="Index_20_Link">8.5.Built-in regular expression NLP processors<text:tab/>33</text:a></text:p>
          <text:p text:style-name="P536"><text:a xlink:type="simple" xlink:href="#__RefHeading___Toc22234_1898371605" text:style-name="Index_20_Link" text:visited-style-name="Index_20_Link">8.6.Multiple simultaneous NLP processors<text:tab/>35</text:a></text:p>
          <text:p text:style-name="P536"><text:a xlink:type="simple" xlink:href="#__RefHeading___Toc6244_1570332519" text:style-name="Index_20_Link" text:visited-style-name="Index_20_Link">8.7.Specimen NLP config file<text:tab/>35</text:a></text:p>
          <text:p text:style-name="P536"><text:a xlink:type="simple" xlink:href="#__RefHeading___Toc7145_1912352588" text:style-name="Index_20_Link" text:visited-style-name="Index_20_Link">8.8.Command-line options: crate_nlp_build_gate_java_interface<text:tab/>44</text:a></text:p>
          <text:p text:style-name="P536"><text:a xlink:type="simple" xlink:href="#__RefHeading___Toc22236_1898371605" text:style-name="Index_20_Link" text:visited-style-name="Index_20_Link">8.9.Command-line options: crate_nlp_build_medex_java_interface<text:tab/>45</text:a></text:p>
          <text:p text:style-name="P536"><text:a xlink:type="simple" xlink:href="#__RefHeading___Toc22238_1898371605" text:style-name="Index_20_Link" text:visited-style-name="Index_20_Link">8.10.Command-line options: crate_nlp_build_medex_itself<text:tab/>45</text:a></text:p>
          <text:p text:style-name="P536"><text:a xlink:type="simple" xlink:href="#__RefHeading___Toc7135_1912352588" text:style-name="Index_20_Link" text:visited-style-name="Index_20_Link">8.11.Command-line options: crate_nlp<text:tab/>45</text:a></text:p>
          <text:p text:style-name="P536"><text:a xlink:type="simple" xlink:href="#__RefHeading___Toc7137_1912352588" text:style-name="Index_20_Link" text:visited-style-name="Index_20_Link">8.12.Command-line options: crate_nlp_multiprocess<text:tab/>48</text:a></text:p>
          <text:p text:style-name="P534"><text:a xlink:type="simple" xlink:href="#__RefHeading___Toc8827_1172218664" text:style-name="Index_20_Link" text:visited-style-name="Index_20_Link">9.Administering the web site<text:tab/>49</text:a></text:p>
          <text:p text:style-name="P536"><text:a xlink:type="simple" xlink:href="#__RefHeading___Toc6246_1570332519" text:style-name="Index_20_Link" text:visited-style-name="Index_20_Link">9.1.Configuring the web front end<text:tab/>49</text:a></text:p>
          <text:p text:style-name="P536"><text:a xlink:type="simple" xlink:href="#__RefHeading___Toc7161_1912352588" text:style-name="Index_20_Link" text:visited-style-name="Index_20_Link">9.2.Command-line options: crate_print_demo_crateweb_config<text:tab/>49</text:a></text:p>
          <text:p text:style-name="P536"><text:a xlink:type="simple" xlink:href="#__RefHeading___Toc6248_1570332519" text:style-name="Index_20_Link" text:visited-style-name="Index_20_Link">9.3.Specimen web front end config file<text:tab/>49</text:a></text:p>
          <text:p text:style-name="P536"><text:soft-page-break/><text:a xlink:type="simple" xlink:href="#__RefHeading___Toc7147_1912352588" text:style-name="Index_20_Link" text:visited-style-name="Index_20_Link">9.4.Command-line options: crate_generate_new_django_secret_key<text:tab/>56</text:a></text:p>
          <text:p text:style-name="P536"><text:a xlink:type="simple" xlink:href="#__RefHeading___Toc7151_1912352588" text:style-name="Index_20_Link" text:visited-style-name="Index_20_Link">9.5.Command-line options: crate_django_manage<text:tab/>56</text:a></text:p>
          <text:p text:style-name="P536"><text:a xlink:type="simple" xlink:href="#__RefHeading___Toc7153_1912352588" text:style-name="Index_20_Link" text:visited-style-name="Index_20_Link">9.6.Command-line options: crate_launch_django_server<text:tab/>57</text:a></text:p>
          <text:p text:style-name="P536"><text:a xlink:type="simple" xlink:href="#__RefHeading___Toc7155_1912352588" text:style-name="Index_20_Link" text:visited-style-name="Index_20_Link">9.7.Command-line options: crate_launch_cherrypy_server<text:tab/>58</text:a></text:p>
          <text:p text:style-name="P536"><text:a xlink:type="simple" xlink:href="#__RefHeading___Toc7157_1912352588" text:style-name="Index_20_Link" text:visited-style-name="Index_20_Link">9.8.Command-line options: crate_launch_celery<text:tab/>59</text:a></text:p>
          <text:p text:style-name="P536"><text:a xlink:type="simple" xlink:href="#__RefHeading___Toc7159_1912352588" text:style-name="Index_20_Link" text:visited-style-name="Index_20_Link">9.9.Command-line options: crate_launch_flower<text:tab/>59</text:a></text:p>
          <text:p text:style-name="P536"><text:a xlink:type="simple" xlink:href="#__RefHeading___Toc7163_1912352588" text:style-name="Index_20_Link" text:visited-style-name="Index_20_Link">9.10.Command-line options: crate_windows_service<text:tab/>59</text:a></text:p>
          <text:p text:style-name="P536"><text:a xlink:type="simple" xlink:href="#__RefHeading___Toc22240_1898371605" text:style-name="Index_20_Link" text:visited-style-name="Index_20_Link">9.11.Configuring for Apache<text:tab/>59</text:a></text:p>
          <text:p text:style-name="P534"><text:a xlink:type="simple" xlink:href="#__RefHeading___Toc8829_1172218664" text:style-name="Index_20_Link" text:visited-style-name="Index_20_Link">10.Using the web site<text:tab/>62</text:a></text:p>
          <text:p text:style-name="P536"><text:a xlink:type="simple" xlink:href="#__RefHeading___Toc22242_1898371605" text:style-name="Index_20_Link" text:visited-style-name="Index_20_Link">10.1.Research queries<text:tab/>62</text:a></text:p>
          <text:p text:style-name="P535"><text:a xlink:type="simple" xlink:href="#__RefHeading___Toc22244_1898371605" text:style-name="Index_20_Link" text:visited-style-name="Index_20_Link">10.1.1.Raw SQL mode<text:tab/>62</text:a></text:p>
          <text:p text:style-name="P535"><text:a xlink:type="simple" xlink:href="#__RefHeading___Toc22246_1898371605" text:style-name="Index_20_Link" text:visited-style-name="Index_20_Link">10.1.2.Query builder<text:tab/>62</text:a></text:p>
          <text:p text:style-name="P535"><text:a xlink:type="simple" xlink:href="#__RefHeading___Toc22248_1898371605" text:style-name="Index_20_Link" text:visited-style-name="Index_20_Link">10.1.3.Patient finder<text:tab/>62</text:a></text:p>
          <text:p text:style-name="P534"><text:a xlink:type="simple" xlink:href="#__RefHeading___Toc22250_1898371605" text:style-name="Index_20_Link" text:visited-style-name="Index_20_Link">11.Ancillary tools<text:tab/>63</text:a></text:p>
          <text:p text:style-name="P536"><text:a xlink:type="simple" xlink:href="#__RefHeading___Toc7139_1912352588" text:style-name="Index_20_Link" text:visited-style-name="Index_20_Link">11.1.Command-line options: crate_make_demo_database<text:tab/>63</text:a></text:p>
          <text:p text:style-name="P536"><text:a xlink:type="simple" xlink:href="#__RefHeading___Toc7143_1912352588" text:style-name="Index_20_Link" text:visited-style-name="Index_20_Link">11.2.Command-line options: crate_test_anonymisation<text:tab/>63</text:a></text:p>
          <text:p text:style-name="P536"><text:a xlink:type="simple" xlink:href="#__RefHeading___Toc7149_1912352588" text:style-name="Index_20_Link" text:visited-style-name="Index_20_Link">11.3.Command-line options: crate_estimate_mysql_memory_usage<text:tab/>64</text:a></text:p>
          <text:p text:style-name="P534"><text:a xlink:type="simple" xlink:href="#__RefHeading___Toc6250_1570332519" text:style-name="Index_20_Link" text:visited-style-name="Index_20_Link">12.Internal database interfaces<text:tab/>65</text:a></text:p>
          <text:p text:style-name="P536"><text:a xlink:type="simple" xlink:href="#__RefHeading___Toc22252_1898371605" text:style-name="Index_20_Link" text:visited-style-name="Index_20_Link">12.1.FreeTDS<text:tab/>69</text:a></text:p>
          <text:p text:style-name="P536"><text:a xlink:type="simple" xlink:href="#__RefHeading___Toc6252_1570332519" text:style-name="Index_20_Link" text:visited-style-name="Index_20_Link">12.2.Summary<text:tab/>71</text:a></text:p>
          <text:p text:style-name="P534"><text:a xlink:type="simple" xlink:href="#__RefHeading___Toc6256_1570332519" text:style-name="Index_20_Link" text:visited-style-name="Index_20_Link">13.Reminder of common TCP/IP ports<text:tab/>72</text:a></text:p>
          <text:p text:style-name="P534"><text:a xlink:type="simple" xlink:href="#__RefHeading___Toc6258_1570332519" text:style-name="Index_20_Link" text:visited-style-name="Index_20_Link">14.Technical notes<text:tab/>73</text:a></text:p>
          <text:p text:style-name="P536"><text:a xlink:type="simple" xlink:href="#__RefHeading___Toc6260_1570332519" text:style-name="Index_20_Link" text:visited-style-name="Index_20_Link">14.1.Cross-platform hosting<text:tab/>73</text:a></text:p>
          <text:p text:style-name="P536"><text:a xlink:type="simple" xlink:href="#__RefHeading___Toc6262_1570332519" text:style-name="Index_20_Link" text:visited-style-name="Index_20_Link">14.2.Converting to SQLAlchemy<text:tab/>74</text:a></text:p>
          <text:p text:style-name="P536"><text:a xlink:type="simple" xlink:href="#__RefHeading___Toc8745_1172218664" text:style-name="Index_20_Link" text:visited-style-name="Index_20_Link">14.3.Installing Python 3.4 on Ubuntu 16.04<text:tab/>75</text:a></text:p>
          <text:p text:style-name="P534"><text:a xlink:type="simple" xlink:href="#__RefHeading___Toc6266_1570332519" text:style-name="Index_20_Link" text:visited-style-name="Index_20_Link">15.Troubleshooting<text:tab/>77</text:a></text:p>
          <text:p text:style-name="P536"><text:a xlink:type="simple" xlink:href="#__RefHeading___Toc6268_1570332519" text:style-name="Index_20_Link" text:visited-style-name="Index_20_Link">15.1.Can’t connect to MySQL, even manually<text:tab/>77</text:a></text:p>
          <text:p text:style-name="P536"><text:a xlink:type="simple" xlink:href="#__RefHeading___Toc6270_1570332519" text:style-name="Index_20_Link" text:visited-style-name="Index_20_Link">15.2.ImportError: No module named ‘{mysqldb, pyodbc, ...}’<text:tab/>77</text:a></text:p>
          <text:p text:style-name="P536"><text:a xlink:type="simple" xlink:href="#__RefHeading___Toc6272_1570332519" text:style-name="Index_20_Link" text:visited-style-name="Index_20_Link">15.3.[…] “Connection is busy with results for another command” […]<text:tab/>77</text:a></text:p>
          <text:p text:style-name="P536"><text:a xlink:type="simple" xlink:href="#__RefHeading___Toc6274_1570332519" text:style-name="Index_20_Link" text:visited-style-name="Index_20_Link">15.4.How do I reconfigure MySQL?<text:tab/>77</text:a></text:p>
          <text:p text:style-name="P536"><text:a xlink:type="simple" xlink:href="#__RefHeading___Toc6276_1570332519" text:style-name="Index_20_Link" text:visited-style-name="Index_20_Link">15.5.I can’t restart the CRATE Windows Service cleanly<text:tab/>78</text:a></text:p>
          <text:p text:style-name="P536"><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6"><text:a xlink:type="simple" xlink:href="#__RefHeading___Toc6278_1570332519" text:style-name="Index_20_Link" text:visited-style-name="Index_20_Link">15.7.403 Forbidden: CSRF verification failed<text:tab/>79</text:a></text:p>
          <text:p text:style-name="P536"><text:a xlink:type="simple" xlink:href="#__RefHeading___Toc6280_1570332519" text:style-name="Index_20_Link" text:visited-style-name="Index_20_Link">15.8.Under Windows Server: OSError(“Port 443 not free on ‘127.0.0.1’”)<text:tab/>79</text:a></text:p>
          <text:p text:style-name="P536"><text:a xlink:type="simple" xlink:href="#__RefHeading___Toc6282_1570332519" text:style-name="Index_20_Link" text:visited-style-name="Index_20_Link">15.9.crate_launch_cherrypy_server can’t find its config files<text:tab/>79</text:a></text:p>
          <text:p text:style-name="P536"><text:a xlink:type="simple" xlink:href="#__RefHeading___Toc6284_1570332519" text:style-name="Index_20_Link" text:visited-style-name="Index_20_Link">15.10.“Your connection is not private...” browser error<text:tab/>79</text:a></text:p>
          <text:p text:style-name="P536"><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6"><text:a xlink:type="simple" xlink:href="#__RefHeading___Toc8747_1172218664" text:style-name="Index_20_Link" text:visited-style-name="Index_20_Link">15.12.Table names are always lower case using MySQL under Windows<text:tab/>80</text:a></text:p>
          <text:p text:style-name="P536"><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6"><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6"><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6"><text:a xlink:type="simple" xlink:href="#__RefHeading___Toc22262_1898371605" text:style-name="Index_20_Link" text:visited-style-name="Index_20_Link">15.16.From the front end: “No connection could be made because the target machine actively refused it”<text:tab/>80</text:a></text:p>
          <text:p text:style-name="P536"><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6"><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6"><text:a xlink:type="simple" xlink:href="#__RefHeading___Toc50624_1042973175" text:style-name="Index_20_Link" text:visited-style-name="Index_20_Link">15.19.From Windows: messages like “UnRtf: … has stopped working”<text:tab/>82</text:a></text:p>
          <text:p text:style-name="P536"><text:a xlink:type="simple" xlink:href="#__RefHeading___Toc50626_1042973175" text:style-name="Index_20_Link" text:visited-style-name="Index_20_Link">15.20.Control Panel looks blank in Windows 2008 Server<text:tab/>83</text:a></text:p>
          <text:p text:style-name="P534"><text:a xlink:type="simple" xlink:href="#__RefHeading___Toc6288_1570332519" text:style-name="Index_20_Link" text:visited-style-name="Index_20_Link">16.Change history<text:tab/>84</text:a></text:p>
          <text:p text:style-name="P534"><text:a xlink:type="simple" xlink:href="#__RefHeading___Toc6264_1570332519" text:style-name="Index_20_Link" text:visited-style-name="Index_20_Link">17.To do<text:tab/>89</text:a></text:p>
        </text:index-body>
      </text:table-of-content>
      <text:p text:style-name="P51"/>
      <text:h text:style-name="P662" text:outline-level="1"/>
      <text:h text:style-name="P675"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6"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99"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00"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1198995723961912261" text:style-name="L1">
        <text:list-item>
          <text:p text:style-name="P545"><text:span text:style-name="Code_5f_inline"><text:span text:style-name="T29">crate_postcodes</text:span></text:span>: takes a downloaded UK ONS Postcode Database (ONS PD) file and inserts it into a database, for later linking to your source data.</text:p>
        </text:list-item>
        <text:list-item>
          <text:p text:style-name="P545"><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702"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3835376675549263588" text:style-name="L2">
        <text:list-item>
          <text:p text:style-name="P546"><text:span text:style-name="Code_5f_inline"><text:span text:style-name="T69">crate_launch_django_server</text:span></text:span><text:span text:style-name="T146"> for a test Django server;</text:span></text:p>
        </text:list-item>
        <text:list-item>
          <text:p text:style-name="P546"><text:span text:style-name="Code_5f_inline"><text:span text:style-name="T69">crate_launch_cherrypy_server</text:span></text:span><text:span text:style-name="T146"> to launch a production-grade CherryPy server;</text:span></text:p>
        </text:list-item>
        <text:list-item>
          <text:p text:style-name="P546"><text:span text:style-name="Code_5f_inline"><text:span text:style-name="T69">crate_launch_celery</text:span></text:span><text:span text:style-name="T146"> to launch the Celery message-handling backend;</text:span></text:p>
        </text:list-item>
        <text:list-item>
          <text:p text:style-name="P546"><text:span text:style-name="Code_5f_inline"><text:span text:style-name="T69">crate_launch_flower</text:span></text:span><text:span text:style-name="T146"> for the Flower tool to monitor the Celery/RabbitMQ backend;</text:span></text:p>
        </text:list-item>
        <text:list-item>
          <text:p text:style-name="P547"><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701" text:outline-level="2"><text:bookmark-start text:name="__RefHeading___Toc8668_111518022"/>Testing and additional tools<text:bookmark-end text:name="__RefHeading___Toc8668_111518022"/></text:h>
      <text:p text:style-name="P19">Other tools include:</text:p>
      <text:list xml:id="list3774014784834429640" text:style-name="L3">
        <text:list-item>
          <text:p text:style-name="P548"><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48"><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48"><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63" text:outline-level="1"/>
      <text:h text:style-name="P664" text:outline-level="1"/>
      <text:h text:style-name="P677" text:outline-level="1"><text:bookmark-start text:name="__RefHeading___Toc7165_1912352588"/>Installation<text:bookmark-end text:name="__RefHeading___Toc7165_1912352588"/></text:h>
      <text:h text:style-name="P703" text:outline-level="2"><text:bookmark-start text:name="__RefHeading___Toc8670_111518022"/>URLs <text:span text:style-name="T364">for CRATE source code</text:span><text:bookmark-end text:name="__RefHeading___Toc8670_111518022"/></text:h>
      <text:list xml:id="list4378624105360053597" text:style-name="L4">
        <text:list-item>
          <text:p text:style-name="P549">https://github.com/RudolfCardinal/crate (for source)</text:p>
        </text:list-item>
        <text:list-item>
          <text:p text:style-name="P549">https://pypi.io/project/crate-anon/ (for <text:span text:style-name="Code_5f_inline">pip install crate-anon</text:span>)</text:p>
        </text:list-item>
      </text:list>
      <text:h text:style-name="P70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703"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2">(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4">or: </text:span><text:span text:style-name="T323">sudo apt-get install </text:span><text:span text:style-name="T330">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0"> Download. (If you use the default installer, it will find Erlang automatically.)</text:span></text:p>
            <text:p text:style-name="P212"/>
            <text:p text:style-name="P212">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1411481123405229246" text:style-name="L5">
              <text:list-item>
                <text:p text:style-name="P686"><text:span text:style-name="T312">Office Open XML (</text:span>DOCX, DOCM<text:span text:style-name="T312">), for Microsoft Word 2007 onwards;</text:span></text:p>
              </text:list-item>
              <text:list-item>
                <text:p text:style-name="P686">HTM(L), XML;</text:p>
              </text:list-item>
              <text:list-item>
                <text:p text:style-name="P686"><text:span text:style-name="T312">Open Document text format (</text:span>ODT<text:span text:style-name="T312">), for OpenOffice/LibreOffice;</text:span></text:p>
              </text:list-item>
              <text:list-item>
                <text:p text:style-name="P686">plain text (LOG, TXT).</text:p>
              </text:list-item>
            </text:list>
            <text:p text:style-name="P351">For some, there is a fallback converter built in, but third-party tools are faster:</text:p>
            <text:list xml:id="list152719422035824" text:continue-numbering="true" text:style-name="L5">
              <text:list-item>
                <text:p text:style-name="P686">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86"><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152719597580649" text:continue-numbering="true" text:style-name="L5">
              <text:list-item>
                <text:p text:style-name="P686">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686"><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8">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6013788423230825738" text:style-name="L6">
              <text:list-item>
                <text:p text:style-name="P693">sudo apt-get install mysql</text:p>
              </text:list-item>
            </text:list>
          </table:table-cell>
          <table:table-cell table:style-name="Table6.C2" office:value-type="string">
            <text:p text:style-name="P356">For MySQLdb (mysql-python), <text:span text:style-name="T282">mysqlclient, or any other Python 3.4 module that needs to build itself from C/C++ source:</text:span></text:p>
            <text:list xml:id="list152718861223433" text:continue-list="list152719597580649" text:style-name="L5">
              <text:list-item>
                <text:p text:style-name="P687"><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2"><text:soft-page-break/>For psycopg2:</text:p>
            <text:list xml:id="list7482266711941920179" text:style-name="L7">
              <text:list-item>
                <text:p text:style-name="P688">Install PostgreSQL.</text:p>
              </text:list-item>
            </text:list>
          </table:table-cell>
        </table:table-row>
        <table:table-row>
          <table:table-cell table:style-name="Table6.A2" office:value-type="string">
            <text:p text:style-name="P210"><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7">MySQL</text:p>
            <text:list xml:id="list9202149300974775305" text:style-name="L8">
              <text:list-item>
                <text:p text:style-name="P694">pip install mysql-python</text:p>
              </text:list-item>
              <text:list-item>
                <text:p text:style-name="P694">pip install mysqlclient</text:p>
              </text:list-item>
              <text:list-item>
                <text:p text:style-name="P695">Install MySQL Connector/Python from http://dev.mysql.com/downloads/connector/python/, <text:span text:style-name="T335">or use pip to install as per the URL for the version you’d like at https://pypi.python.org/pypi/mysql-connector-python</text:span></text:p>
              </text:list-item>
              <text:list-item>
                <text:p text:style-name="P694">pip install pymysql</text:p>
              </text:list-item>
            </text:list>
            <text:p text:style-name="P217">SQL Server <text:span text:style-name="T428">under Windows</text:span></text:p>
            <text:list xml:id="list2789763587990298143" text:style-name="L9">
              <text:list-item>
                <text:p text:style-name="P538"><text:span text:style-name="T452"># </text:span>pip install pymssql django-pymssql</text:p>
              </text:list-item>
              <text:list-item>
                <text:p text:style-name="P538"><text:span text:style-name="T452"># </text:span>pip install django-pyodbc-azure</text:p>
              </text:list-item>
              <text:list-item>
                <text:p text:style-name="P541">pip install pyodbc <text:s/># probably best for SQLAlchemy, via ODBC</text:p>
              </text:list-item>
              <text:list-item>
                <text:p text:style-name="P541">pip install django-mssql <text:s/># probably best for Django, via ADO</text:p>
              </text:list-item>
            </text:list>
            <text:p text:style-name="P217"><text:bookmark-start text:name="__DdeLink__12470_641545525"/>PostgreSQL</text:p>
            <text:list xml:id="list7524552101056410081" text:style-name="L10">
              <text:list-item>
                <text:p text:style-name="P539">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152719788057367" text:continue-numbering="true" text:style-name="L10">
              <text:list-item>
                <text:p text:style-name="P540"><text:span text:style-name="T333">pip install </text:span><text:span text:style-name="T454">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3">_gate_</text:span>java<text:span text:style-name="T393">_interface</text:span> --help</text:p>
            <text:p text:style-name="P390"><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6"/>
            <text:p text:style-name="P367">For example, on Windows:</text:p>
            <text:p text:style-name="P367"/>
            <text:p text:style-name="P380">crate_nlp_build<text:span text:style-name="T393">_gate_</text:span>java<text:span text:style-name="T393">_interface</text:span> --javac "C:\Program Files\Java\jdk1.8.0_91\bin\javac.exe" --gatedir "C:\Program Files\GATE_Developer_8.1"</text:p>
            <text:p text:style-name="P366"/>
            <text:p text:style-name="P368">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299">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3">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7">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7259067275693756319" text:style-name="L11">
              <text:list-item>
                <text:p text:style-name="P689"><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692">check the Django log;</text:p>
              </text:list-item>
              <text:list-item>
                <text:p text:style-name="P692">check the Celery log;</text:p>
              </text:list-item>
              <text:list-item>
                <text:p text:style-name="P690"><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691"><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text:soft-page-break/>&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
      <text:h text:style-name="P666" text:outline-level="1"/>
      <text:h text:style-name="P678"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6023001793014068060" text:style-name="L12">
        <text:list-item>
          <text:p text:style-name="P551">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50">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5" text:outline-level="1"><text:bookmark-start text:name="__RefHeading___Toc8819_1172218664"/>The preprocess<text:span text:style-name="T375">ing tools</text:span><text:bookmark-end text:name="__RefHeading___Toc8819_1172218664"/></text:h>
      <text:p text:style-name="P81"/>
      <text:h text:style-name="P703" text:outline-level="2"><text:bookmark-start text:name="__RefHeading___Toc7127_1912352588"/><text:span text:style-name="T375">Command-line options: </text:span>crate_postcodes<text:bookmark-end text:name="__RefHeading___Toc7127_1912352588"/></text:h>
      <text:p text:style-name="P111">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oft-page-break/><text:s text:c="2"/>-v, --verbose <text:s text:c="8"/>Verbose</text:p>
          </table:table-cell>
        </table:table-row>
      </table:table>
      <text:p text:style-name="P50"><text:span text:style-name="Code_5f_inline"><text:span text:style-name="T29"/></text:span></text:p>
      <text:h text:style-name="P703" text:outline-level="2"><text:bookmark-start text:name="__RefHeading___Toc7129_1912352588"/><text:span text:style-name="T375">Command-line options: </text:span>crate_<text:span text:style-name="T364">preprocess_rio</text:span><text:bookmark-end text:name="__RefHeading___Toc7129_1912352588"/></text:h>
      <text:p text:style-name="P111">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oft-page-break/><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7"><text:tab/></text:span><text:span text:style-name="Code_5f_inline"><text:span text:style-name="T227">_Resp_Clinician_</text:span></text:span><text:span text:style-name="T227"><text:tab/>… Responsible Clinician</text:span></text:p>
      <text:p text:style-name="P64"/>
      <text:p text:style-name="P23"/>
      <text:h text:style-name="P67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08">crate_anonymise --incremental</text:span></text:p>
      <text:p text:style-name="P477"><text:tab/><text:span text:style-name="T308">crate_anonymise_multiprocess --full</text:span></text:p>
      <text:p text:style-name="P477"><text:tab/><text:span text:style-name="T308">crate_anonymise_multiprocess --incremental</text:span></text:p>
      <text:p text:style-name="P25">Get more help with</text:p>
      <text:p text:style-name="P477"><text:tab/>crate_anonymise --help</text:p>
      <text:h text:style-name="P703" text:outline-level="2"><text:bookmark-start text:name="__RefHeading___Toc8823_1172218664"/>Specimen anonymiser config<text:bookmark-end text:name="__RefHeading___Toc8823_1172218664"/></text:h>
      <text:p text:style-name="P65">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7"># Configuration file for CRATE anonymiser (crate_anonymise).</text:p>
            <text:p text:style-name="P527"># Version 0.18.<text:span text:style-name="T471">22</text:span> (2017-04-2<text:span text:style-name="T471">9</text:span>).</text:p>
            <text:p text:style-name="P527">#</text:p>
            <text:p text:style-name="P527"># Boolean values can be 0/1, Y/N, T/F, True/False.</text:p>
            <text:p text:style-name="P527"/>
            <text:p text:style-name="P527"># =============================================================================</text:p>
            <text:p text:style-name="P527"># Main settings</text:p>
            <text:p text:style-name="P527"># =============================================================================</text:p>
            <text:p text:style-name="P527"/>
            <text:p text:style-name="P527">[main]</text:p>
            <text:p text:style-name="P527"/>
            <text:p text:style-name="P527"># -----------------------------------------------------------------------------</text:p>
            <text:p text:style-name="P527"># Data dictionary</text:p>
            <text:p text:style-name="P527"># -----------------------------------------------------------------------------</text:p>
            <text:p text:style-name="P527"># Specify a data dictionary in TSV (tab-separated value) format, with a header</text:p>
            <text:p text:style-name="P527"># row.</text:p>
            <text:p text:style-name="P527"># Columns in the data dictionary (which can be in any order as long as the</text:p>
            <text:p text:style-name="P527"># header row matches the data):</text:p>
            <text:p text:style-name="P527">#</text:p>
            <text:p text:style-name="P527"># src_db</text:p>
            <text:p text:style-name="P527"># <text:s text:c="4"/>Specify the source database.</text:p>
            <text:p text:style-name="P527"># <text:s text:c="4"/>Database names are those used in source_databases list below; they</text:p>
            <text:p text:style-name="P527"># <text:s text:c="4"/>don't have to be SQL database names.</text:p>
            <text:p text:style-name="P527"># src_table</text:p>
            <text:p text:style-name="P527"># <text:s text:c="4"/>Table name in source database.</text:p>
            <text:p text:style-name="P527"># src_field</text:p>
            <text:p text:style-name="P527"># <text:s text:c="4"/>Field name in source database.</text:p>
            <text:p text:style-name="P527"># src_datatype</text:p>
            <text:p text:style-name="P527"># <text:s text:c="4"/>SQL data type in source database, e.g. INT, VARCHAR(50).</text:p>
            <text:p text:style-name="P527">#</text:p>
            <text:p text:style-name="P527"># src_flags</text:p>
            <text:p text:style-name="P527"># <text:s text:c="4"/>One or more of the following characters:</text:p>
            <text:p text:style-name="P527">#</text:p>
            <text:p text:style-name="P527"># <text:s text:c="4"/>K</text:p>
            <text:p text:style-name="P527"># <text:s text:c="8"/>PK</text:p>
            <text:p text:style-name="P527"># <text:s text:c="8"/>This field is the primary key (PK) for the table it's in.</text:p>
            <text:p text:style-name="P527"><text:soft-page-break/>#</text:p>
            <text:p text:style-name="P527"># <text:s text:c="4"/>H</text:p>
            <text:p text:style-name="P527"># <text:s text:c="8"/>ADD SOURCE HASH</text:p>
            <text:p text:style-name="P527"># <text:s text:c="8"/>Add source hash of the record, for incremental updates?</text:p>
            <text:p text:style-name="P527"># <text:s text:c="8"/>- This flag may only be set for src_pk fields (which cannot then be</text:p>
            <text:p text:style-name="P527"># <text:s text:c="10"/>omitted in the destination, and which require the index=U</text:p>
            <text:p text:style-name="P527"># <text:s text:c="10"/>setting, so that a unique index is created for this field).</text:p>
            <text:p text:style-name="P527"># <text:s text:c="8"/>- If set, a field is added to the destination table, with field</text:p>
            <text:p text:style-name="P527"># <text:s text:c="10"/>name as set by the config's source_hash_fieldname variable,</text:p>
            <text:p text:style-name="P527"># <text:s text:c="10"/>containing a hash of the contents of the source record -- all</text:p>
            <text:p text:style-name="P527"># <text:s text:c="10"/>fields that are not omitted, OR contain scrubbing information</text:p>
            <text:p text:style-name="P527"># <text:s text:c="10"/>(scrub_src). The field is of type VARCHAR and its length is</text:p>
            <text:p text:style-name="P527"># <text:s text:c="10"/>determined by the hash_method parameter (see below).</text:p>
            <text:p text:style-name="P527"># <text:s text:c="8"/>- This table is then capable of incremental updates.</text:p>
            <text:p text:style-name="P527">#</text:p>
            <text:p text:style-name="P527"># <text:s text:c="4"/>C</text:p>
            <text:p text:style-name="P527"># <text:s text:c="8"/>CONSTANT</text:p>
            <text:p text:style-name="P527"># <text:s text:c="8"/>Record contents are constant (will not change) for a given PK.</text:p>
            <text:p text:style-name="P527"># <text:s text:c="8"/>- An alternative to 'H'. Can't be used with it.</text:p>
            <text:p text:style-name="P527"># <text:s text:c="8"/>- The flag can be set only on src_pk fields, which can't be omitted</text:p>
            <text:p text:style-name="P527"># <text:s text:c="10"/>in the destination, and which have the same index requirements as</text:p>
            <text:p text:style-name="P527"># <text:s text:c="10"/>the 'H' flag.</text:p>
            <text:p text:style-name="P527"># <text:s text:c="8"/>- If set, no hash is added to the destination, but the destination</text:p>
            <text:p text:style-name="P527"># <text:s text:c="10"/>contents are assumed to exist and not to have changed.</text:p>
            <text:p text:style-name="P527"># <text:s text:c="8"/>- Be CAUTIOUS with this flag, i.e. certain that the contents will</text:p>
            <text:p text:style-name="P527"># <text:s text:c="10"/>not change.</text:p>
            <text:p text:style-name="P527"># <text:s text:c="8"/>- Intended for very data-intensive fields, such as BLOB fields</text:p>
            <text:p text:style-name="P527"># <text:s text:c="10"/>containing binary documents, where hashing would be quite slow</text:p>
            <text:p text:style-name="P527"># <text:s text:c="10"/>over many gigabytes of data.</text:p>
            <text:p text:style-name="P527"># <text:s text:c="8"/>- Does not imply that the whole table cannot change!</text:p>
            <text:p text:style-name="P527">#</text:p>
            <text:p text:style-name="P527"># <text:s text:c="4"/>A</text:p>
            <text:p text:style-name="P527"># <text:s text:c="8"/>ADDITION ONLY</text:p>
            <text:p text:style-name="P527"># <text:s text:c="8"/>Addition only. It is assumed that records can only be added, not</text:p>
            <text:p text:style-name="P527"># <text:s text:c="8"/>deleted.</text:p>
            <text:p text:style-name="P527">#</text:p>
            <text:p text:style-name="P527"># <text:s text:c="4"/>P</text:p>
            <text:p text:style-name="P527"># <text:s text:c="8"/>PRIMARY PID</text:p>
            <text:p text:style-name="P527"># <text:s text:c="8"/>Primary patient ID field. If set,</text:p>
            <text:p text:style-name="P527"># <text:s text:c="8"/>(a) This field will be used to link records for the same patient</text:p>
            <text:p text:style-name="P527"># <text:s text:c="12"/>across all tables. It must therefore be present, and marked in</text:p>
            <text:p text:style-name="P527"># <text:s text:c="12"/>the data dictionary, for ALL tables that contain patient-</text:p>
            <text:p text:style-name="P527"># <text:s text:c="12"/>identifiable information.</text:p>
            <text:p text:style-name="P527"># <text:s text:c="8"/>(b) If the field is not omitted: the field will be hashed as the</text:p>
            <text:p text:style-name="P527"># <text:s text:c="12"/>primary ID (database patient primary key) in the destination,</text:p>
            <text:p text:style-name="P527"># <text:s text:c="12"/>and a transient research ID (TRID) also added.</text:p>
            <text:p text:style-name="P527">#</text:p>
            <text:p text:style-name="P527"># <text:s text:c="4"/>*</text:p>
            <text:p text:style-name="P527"># <text:s text:c="8"/>DEFINES PRIMARY PIDS.</text:p>
            <text:p text:style-name="P527"># <text:s text:c="8"/>This field *defines* primary PIDs. If set, this row will be used to</text:p>
            <text:p text:style-name="P527"># <text:s text:c="8"/>search for all patient IDs, and will define them for this database.</text:p>
            <text:p text:style-name="P527"># <text:s text:c="8"/>Only those patients will be processed (for all tables containing</text:p>
            <text:p text:style-name="P527"># <text:s text:c="8"/>patient info). Typically, this flag is applied to a SINGLE field in a</text:p>
            <text:p text:style-name="P527"># <text:s text:c="8"/>SINGLE table, usually the principal patient registration/demographics</text:p>
            <text:p text:style-name="P527"># <text:s text:c="8"/>table.</text:p>
            <text:p text:style-name="P527">#</text:p>
            <text:p text:style-name="P527"># <text:s text:c="4"/>M</text:p>
            <text:p text:style-name="P527"># <text:s text:c="8"/>MASTER PID</text:p>
            <text:p text:style-name="P527"># <text:s text:c="8"/>Master ID (e.g. NHS number).</text:p>
            <text:p text:style-name="P527"># <text:s text:c="8"/>The field will be hashed with the master PID hasher.</text:p>
            <text:p text:style-name="P527">#</text:p>
            <text:p text:style-name="P527"># <text:s text:c="4"/>!</text:p>
            <text:p text:style-name="P527"># <text:s text:c="8"/>OPT OUT</text:p>
            <text:p text:style-name="P527"># <text:s text:c="8"/>This field is used to mark that the patient wishes to opt out</text:p>
            <text:p text:style-name="P527"># <text:s text:c="8"/>entirely. It must be in a table that also has a primary patient ID</text:p>
            <text:p text:style-name="P527"># <text:s text:c="8"/>field (because that's the ID that will be omitted). If the opt-out</text:p>
            <text:p text:style-name="P527"># <text:s text:c="8"/>field contains a value that's defined in the optout_col_values</text:p>
            <text:p text:style-name="P527"># <text:s text:c="8"/>setting (see below), that patient will be opted out entirely from</text:p>
            <text:p text:style-name="P527"># <text:s text:c="8"/>the anonymised database.</text:p>
            <text:p text:style-name="P527">#</text:p>
            <text:p text:style-name="P527"><text:soft-page-break/># <text:s text:c="4"/>R</text:p>
            <text:p text:style-name="P527"># <text:s text:c="8"/>REQUIRED SCRUBBER</text:p>
            <text:p text:style-name="P527"># <text:s text:c="8"/>If this field is a scrub_src field (see below), and this flag is set,</text:p>
            <text:p text:style-name="P527"># <text:s text:c="8"/>then at least one non-NULL value for this field must be present for</text:p>
            <text:p text:style-name="P527"># <text:s text:c="8"/>each patient, or no information will be processed for this patient.</text:p>
            <text:p text:style-name="P527"># <text:s text:c="8"/>(Typical use: where you have a master patient index separate from the</text:p>
            <text:p text:style-name="P527"># <text:s text:c="8"/>patient name table, and data might have been brought across</text:p>
            <text:p text:style-name="P527"># <text:s text:c="8"/>partially, so there are some missing names. In this situation, text</text:p>
            <text:p text:style-name="P527"># <text:s text:c="8"/>might go unscrubbed because the names are missing. Setting this flag</text:p>
            <text:p text:style-name="P527"># <text:s text:c="8"/>for the name field will prevent this.)</text:p>
            <text:p text:style-name="P527">#</text:p>
            <text:p text:style-name="P527"># scrub_src</text:p>
            <text:p text:style-name="P527"># <text:s text:c="4"/>One of:</text:p>
            <text:p text:style-name="P527"># <text:s text:c="10"/>"patient",</text:p>
            <text:p text:style-name="P527"># <text:s text:c="10"/>"thirdparty",</text:p>
            <text:p text:style-name="P527"># <text:s text:c="10"/>"thirdparty_xref_pid",</text:p>
            <text:p text:style-name="P527"># <text:s text:c="10"/>or blank.</text:p>
            <text:p text:style-name="P527"># <text:s text:c="4"/>Explanations:</text:p>
            <text:p text:style-name="P527"># <text:s text:c="4"/>- "patient":</text:p>
            <text:p text:style-name="P527"># <text:s text:c="6"/>Contains patient-identifiable information that must be removed from</text:p>
            <text:p text:style-name="P527"># <text:s text:c="6"/>"scrub_in" fields.</text:p>
            <text:p text:style-name="P527"># <text:s text:c="4"/>- "thirdparty":</text:p>
            <text:p text:style-name="P527"># <text:s text:c="6"/>Contains identifiable information about carer/family/other third party,</text:p>
            <text:p text:style-name="P527"># <text:s text:c="6"/>which must be removed from "scrub_in" fields.</text:p>
            <text:p text:style-name="P527"># <text:s text:c="4"/>- "thirdparty_xref_pid":</text:p>
            <text:p text:style-name="P527"># <text:s text:c="6"/>This field is a patient identifier for ANOTHER patient (such as a</text:p>
            <text:p text:style-name="P527"># <text:s text:c="6"/>relative). The scrubber should recursively include THAT patient's</text:p>
            <text:p text:style-name="P527"># <text:s text:c="6"/>identifying information as third-party information for THIS patient.</text:p>
            <text:p text:style-name="P527">#</text:p>
            <text:p text:style-name="P527"># scrub_method</text:p>
            <text:p text:style-name="P527"># <text:s text:c="4"/>Applicable to scrub_src fields. Manner in which this field should be</text:p>
            <text:p text:style-name="P527"># <text:s text:c="4"/>treated for scrubbing.</text:p>
            <text:p text:style-name="P527"># <text:s text:c="4"/>Options:</text:p>
            <text:p text:style-name="P527">#</text:p>
            <text:p text:style-name="P527"># <text:s text:c="4"/>- "words"</text:p>
            <text:p text:style-name="P527"># <text:s text:c="6"/>Treat as a set of textual words. This is the default for all textual</text:p>
            <text:p text:style-name="P527"># <text:s text:c="6"/>fields (e.g. CHAR, VARCHAR, TEXT). Typically used for names.</text:p>
            <text:p text:style-name="P527"># <text:s text:c="6"/>Also OK for e-mail addresses.</text:p>
            <text:p text:style-name="P527">#</text:p>
            <text:p text:style-name="P527"># <text:s text:c="4"/>- "phrase"</text:p>
            <text:p text:style-name="P527"># <text:s text:c="6"/>Treat as a textual phrase (a sequence of words to be replaced only when</text:p>
            <text:p text:style-name="P527"># <text:s text:c="6"/>they occur in sequence). Typically used for address components.</text:p>
            <text:p text:style-name="P527">#</text:p>
            <text:p text:style-name="P527"># <text:s text:c="4"/>- "number"</text:p>
            <text:p text:style-name="P527"># <text:s text:c="6"/>Treat as a number. This is the default for all numeric fields (e.g.</text:p>
            <text:p text:style-name="P527"># <text:s text:c="6"/>INTEGER, FLOAT). If you have a phone number in a text field, use this</text:p>
            <text:p text:style-name="P527"># <text:s text:c="6"/>method; it will be scrubbed regardless of spacing/punctuation.</text:p>
            <text:p text:style-name="P527">#</text:p>
            <text:p text:style-name="P527"># <text:s text:c="4"/>- "code"</text:p>
            <text:p text:style-name="P527"># <text:s text:c="6"/>Teat as an alphanumeric code. Suited to postcodes. Very like the</text:p>
            <text:p text:style-name="P527"># <text:s text:c="6"/>numeric method, but permits non-digits.</text:p>
            <text:p text:style-name="P527">#</text:p>
            <text:p text:style-name="P527"># <text:s text:c="4"/>- "date"</text:p>
            <text:p text:style-name="P527"># <text:s text:c="6"/>Treat as a date. This is the default for all DATE/DATETIME fields.</text:p>
            <text:p text:style-name="P527">#</text:p>
            <text:p text:style-name="P527"># decision</text:p>
            <text:p text:style-name="P527"># <text:s text:c="4"/>One of:</text:p>
            <text:p text:style-name="P527"># <text:s text:c="4"/>- "OMIT": omit the field from the output entirely;</text:p>
            <text:p text:style-name="P527"># <text:s text:c="4"/>- "include": include it.</text:p>
            <text:p text:style-name="P527"># <text:s text:c="4"/>This is case sensitive, for safety.</text:p>
            <text:p text:style-name="P527">#</text:p>
            <text:p text:style-name="P527"># inclusion_values</text:p>
            <text:p text:style-name="P527"># <text:s text:c="4"/>- Either blank, or an expression that evaluates to a Python iterable</text:p>
            <text:p text:style-name="P527"># <text:s text:c="6"/>(e.g. list or tuple) with Python's ast.literal_eval() function (see</text:p>
            <text:p text:style-name="P527"># <text:s text:c="6"/>https://docs.python.org/3.4/library/ast.html).</text:p>
            <text:p text:style-name="P527"># <text:s text:c="4"/>- Examples:</text:p>
            <text:p text:style-name="P527"># <text:s text:c="10"/>[None, 0]</text:p>
            <text:p text:style-name="P527"># <text:s text:c="10"/>[True, 1, 'yes', 'true', 'Yes', 'True']</text:p>
            <text:p text:style-name="P527"># <text:s text:c="4"/>- If this is not blank/None, then it serves as a ROW INCLUSION LIST -</text:p>
            <text:p text:style-name="P527"># <text:s text:c="6"/>the source row will only be processed if the field's value is one of</text:p>
            <text:p text:style-name="P527"><text:soft-page-break/># <text:s text:c="6"/>the inclusion values.</text:p>
            <text:p text:style-name="P527"># <text:s text:c="4"/>- It applies to the raw value from the database (before any</text:p>
            <text:p text:style-name="P527"># <text:s text:c="6"/>transformation via alter_method).</text:p>
            <text:p text:style-name="P527"># <text:s text:c="4"/>- This is not applied to scrub_src fields (which contribute to the</text:p>
            <text:p text:style-name="P527"># <text:s text:c="6"/>scrubber regardless.</text:p>
            <text:p text:style-name="P527"># <text:s text:c="4"/>- Note that "[None]" is a list with one member, None, whereas "None"</text:p>
            <text:p text:style-name="P527"># <text:s text:c="6"/>is equivalent to leaving the field blank.</text:p>
            <text:p text:style-name="P527">#</text:p>
            <text:p text:style-name="P527"># exclusion_values</text:p>
            <text:p text:style-name="P527"># <text:s text:c="4"/>- As for inclusion_values, but the row is excluded if the field's value</text:p>
            <text:p text:style-name="P527"># <text:s text:c="6"/>is in the exclusion_values list.</text:p>
            <text:p text:style-name="P527">#</text:p>
            <text:p text:style-name="P527"># alter_method</text:p>
            <text:p text:style-name="P527"># <text:s text:c="4"/>Manner in which to alter the data. Blank, or one or more of:</text:p>
            <text:p text:style-name="P527">#</text:p>
            <text:p text:style-name="P527"># <text:s text:c="4"/>- "scrub"</text:p>
            <text:p text:style-name="P527"># <text:s text:c="6"/>Scrub in. Applies to text fields only. The field will have its contents</text:p>
            <text:p text:style-name="P527"># <text:s text:c="6"/>anonymised (using information from other fields). Use this for any</text:p>
            <text:p text:style-name="P527"># <text:s text:c="6"/>text field that end users might store free-text comments in.</text:p>
            <text:p text:style-name="P527">#</text:p>
            <text:p text:style-name="P527"># <text:s text:c="4"/>- "truncate_date"</text:p>
            <text:p text:style-name="P527"># <text:s text:c="6"/>Truncate this date to the first of the month. Applicable to text or</text:p>
            <text:p text:style-name="P527"># <text:s text:c="6"/>date-as-text fields.</text:p>
            <text:p text:style-name="P527">#</text:p>
            <text:p text:style-name="P527"># <text:s text:c="4"/>- "binary_to_text=EXTFIELDNAME"</text:p>
            <text:p text:style-name="P527"># <text:s text:c="6"/>Convert a binary field (e.g. VARBINARY, BLOB) to text (e.g. LONGTEXT).</text:p>
            <text:p text:style-name="P527"># <text:s text:c="6"/>The binary data is taken to be the representation of a document.</text:p>
            <text:p text:style-name="P527"># <text:s text:c="6"/>The field EXTFIELDNAME, which must be in the same source table, must</text:p>
            <text:p text:style-name="P527"># <text:s text:c="6"/>contain the file extension (e.g. "pdf", ".pdf") or a filename with that</text:p>
            <text:p text:style-name="P527"># <text:s text:c="6"/>extension (e.g. "/some/path/mything.pdf"), so that the anonymiser knows</text:p>
            <text:p text:style-name="P527"># <text:s text:c="6"/>how to treat the binary data to extract text from it.</text:p>
            <text:p text:style-name="P527">#</text:p>
            <text:p text:style-name="P527"># <text:s text:c="4"/>- "filename_to_text"</text:p>
            <text:p text:style-name="P527"># <text:s text:c="6"/>As for the binary-to-text option, but the field contains a filename</text:p>
            <text:p text:style-name="P527"># <text:s text:c="6"/>(the contents of which is converted to text), rather than containing</text:p>
            <text:p text:style-name="P527"># <text:s text:c="6"/>binary data directly.</text:p>
            <text:p text:style-name="P527">#</text:p>
            <text:p text:style-name="P527"># <text:s text:c="4"/>- "filename_format_to_text=SOMEFORMAT"</text:p>
            <text:p text:style-name="P527"># <text:s text:c="6"/>A more powerful way of specifying a filename that can be created using</text:p>
            <text:p text:style-name="P528"># <text:s text:c="6"/>data from this table. The SOMEFORMAT parameter is a<text:span text:style-name="T469">n unquoted</text:span> Python</text:p>
            <text:p text:style-name="P528"><text:span text:style-name="T469"># <text:s text:c="6"/></text:span>str.format() string; see </text:p>
            <text:p text:style-name="P527"># <text:s text:c="6"/>https://docs.python.org/3.4/library/stdtypes.html#str.format .</text:p>
            <text:p text:style-name="P528"># <text:s text:c="6"/>The dictionary passed <text:span text:style-name="T469">to format()</text:span> is created from all fields in the </text:p>
            <text:p text:style-name="P528"><text:span text:style-name="T469"># <text:s text:c="6"/></text:span>row.</text:p>
            <text:p text:style-name="P529">#</text:p>
            <text:p text:style-name="P528"><text:span text:style-name="T469"># <text:s text:c="6"/></text:span>Using an example from RiO: if your ClientDocuments table contains a </text:p>
            <text:p text:style-name="P528"><text:span text:style-name="T469"># <text:s text:c="6"/></text:span>ClientID column (e.g. '999999') and a Path column (e.g. </text:p>
            <text:p text:style-name="P527"># <text:s text:c="6"/>'appointment_letter.pdf'), and you know that the actual file will then</text:p>
            <text:p text:style-name="P527"># <text:s text:c="6"/>be found at 'C:\some\path\999999\docs\appointment_letter.pdf', then you</text:p>
            <text:p text:style-name="P527"># <text:s text:c="6"/>can specify this with</text:p>
            <text:p text:style-name="P527"># <text:s text:c="10"/>filename_format_to_text=C:\some\path\{ClientID}\docs\{Path}</text:p>
            <text:p text:style-name="P527"># <text:s text:c="6"/>You probably want to apply this alter_method to the Path column in this</text:p>
            <text:p text:style-name="P527"># <text:s text:c="6"/>example, though that's not mandatory.</text:p>
            <text:p text:style-name="P527">#</text:p>
            <text:p text:style-name="P527"># <text:s text:c="4"/>- "skip_if_extract_fails"</text:p>
            <text:p text:style-name="P527"># <text:s text:c="6"/>If one of the text extraction methods is specified, and this flag is</text:p>
            <text:p text:style-name="P527"># <text:s text:c="6"/>also specified, then the data row will be skipped if text extrcation</text:p>
            <text:p text:style-name="P527"># <text:s text:c="6"/>fails (rather than inserted with a NULL value for the text). This is</text:p>
            <text:p text:style-name="P527"># <text:s text:c="6"/>helpful, for example, if your text-processing pipeline breaks; the</text:p>
            <text:p text:style-name="P527"># <text:s text:c="6"/>option prevents rows being created erroneously with NULL text values,</text:p>
            <text:p text:style-name="P527"># <text:s text:c="6"/>so that a subsequent incremental update will fix the problems once</text:p>
            <text:p text:style-name="P527"># <text:s text:c="6"/>you've fixed your text extraction tools.</text:p>
            <text:p text:style-name="P527">#</text:p>
            <text:p text:style-name="P527"># <text:s text:c="4"/>- "html_unescape"</text:p>
            <text:p text:style-name="P527"># <text:s text:c="6"/>HTML encoding is removed, e.g. convert "&amp;amp;" to "&amp;" and "&amp;lt;" to "&lt;"</text:p>
            <text:p text:style-name="P527">#</text:p>
            <text:p text:style-name="P527"># <text:s text:c="4"/>- "html_untag"</text:p>
            <text:p text:style-name="P527"># <text:s text:c="6"/>HTML tags are removed, e.g. from</text:p>
            <text:p text:style-name="P527"># <text:s text:c="10"/>&lt;a href="http://somewhere"&gt;see link&lt;/a&gt;</text:p>
            <text:p text:style-name="P527"># <text:s text:c="6"/>to</text:p>
            <text:p text:style-name="P527"><text:soft-page-break/># <text:s text:c="10"/>see link</text:p>
            <text:p text:style-name="P527">#</text:p>
            <text:p text:style-name="P527"># <text:s text:c="4"/>You can specify multiple options separated by commas.</text:p>
            <text:p text:style-name="P529"># <text:s text:c="4"/>If</text:p>
            <text:p text:style-name="P527"># <text:s text:c="4"/>Not all are compatible (e.g. scrubbing is for text; date truncation is</text:p>
            <text:p text:style-name="P527"># <text:s text:c="4"/>for dates).</text:p>
            <text:p text:style-name="P527"># <text:s text:c="4"/>If there's more than one, text extraction from BLOBs/files is performed</text:p>
            <text:p text:style-name="P527"># <text:s text:c="4"/>first. After that, they are executed in sequence. (The position of the</text:p>
            <text:p text:style-name="P527"># <text:s text:c="4"/>skip-if-text-extraction-fails flag is immaterial.)</text:p>
            <text:p text:style-name="P527"># <text:s text:c="4"/>A typical combination might be:</text:p>
            <text:p text:style-name="P527"># <text:s text:c="10"/>filename_to_text,skip_if_extract_fails,scrub</text:p>
            <text:p text:style-name="P527"># <text:s text:c="4"/>or:</text:p>
            <text:p text:style-name="P527"># <text:s text:c="10"/>html_untag,html_unescape,scrub</text:p>
            <text:p text:style-name="P527">#</text:p>
            <text:p text:style-name="P527"># dest_table</text:p>
            <text:p text:style-name="P527"># <text:s text:c="4"/>Table name in destination database.</text:p>
            <text:p text:style-name="P527"># dest_field</text:p>
            <text:p text:style-name="P527"># <text:s text:c="4"/>Field name in destination database.</text:p>
            <text:p text:style-name="P527"># dest_datatype</text:p>
            <text:p text:style-name="P527"># <text:s text:c="4"/>SQL data type in destination database.</text:p>
            <text:p text:style-name="P527"># <text:s text:c="4"/>If omitted, the source SQL data type is translated appropriately.</text:p>
            <text:p text:style-name="P527"># index</text:p>
            <text:p text:style-name="P527"># <text:s text:c="4"/>One of:</text:p>
            <text:p text:style-name="P527"># <text:s text:c="4"/>- blank: no index.</text:p>
            <text:p text:style-name="P527"># <text:s text:c="4"/>- "I"</text:p>
            <text:p text:style-name="P527"># <text:s text:c="6"/>... create a normal index on the destination field.</text:p>
            <text:p text:style-name="P527"># <text:s text:c="4"/>- "U"</text:p>
            <text:p text:style-name="P527"># <text:s text:c="6"/>... create a unique index on the destination field.</text:p>
            <text:p text:style-name="P527"># <text:s text:c="4"/>- "F"</text:p>
            <text:p text:style-name="P527"># <text:s text:c="6"/>... create a FULLTEXT index, for rapid searching within long text</text:p>
            <text:p text:style-name="P527"># <text:s text:c="6"/>fields. Only applicable to one field per table.</text:p>
            <text:p text:style-name="P527"># indexlen</text:p>
            <text:p text:style-name="P527"># <text:s text:c="4"/>Integer. Can be blank. If not, sets the prefix length of the index.</text:p>
            <text:p text:style-name="P527"># <text:s text:c="4"/>Mandatory in MySQL if you apply a normal (+/- unique) index to a TEXT</text:p>
            <text:p text:style-name="P527"># <text:s text:c="4"/>or BLOB field. Not required for FULLTEXT indexes.</text:p>
            <text:p text:style-name="P527"># comment</text:p>
            <text:p text:style-name="P527"># <text:s text:c="4"/>Field comment, stored in destination database.</text:p>
            <text:p text:style-name="P527"/>
            <text:p text:style-name="P527">data_dictionary_filename = testdd.tsv</text:p>
            <text:p text:style-name="P527"/>
            <text:p text:style-name="P527"># -----------------------------------------------------------------------------</text:p>
            <text:p text:style-name="P527"># Encryption phrases/passwords</text:p>
            <text:p text:style-name="P527"># -----------------------------------------------------------------------------</text:p>
            <text:p text:style-name="P527"/>
            <text:p text:style-name="P527"><text:s text:c="4"/># PID-to-RID hashing method. Options are:</text:p>
            <text:p text:style-name="P527"><text:s text:c="4"/># - HMAC_MD5 - produces a 32-character digest</text:p>
            <text:p text:style-name="P527"><text:s text:c="4"/># - HMAC_SHA256 - produces a 64-character digest</text:p>
            <text:p text:style-name="P527"><text:s text:c="4"/># - HMAC_SHA512 - produces a 128-character digest</text:p>
            <text:p text:style-name="P527">hash_method = HMAC_MD5</text:p>
            <text:p text:style-name="P527"/>
            <text:p text:style-name="P527">per_table_patient_id_encryption_phrase = SOME_PASSPHRASE_REPLACE_ME</text:p>
            <text:p text:style-name="P527"/>
            <text:p text:style-name="P527">master_patient_id_encryption_phrase = SOME_OTHER_PASSPHRASE_REPLACE_ME</text:p>
            <text:p text:style-name="P527"/>
            <text:p text:style-name="P527">change_detection_encryption_phrase = YETANOTHER</text:p>
            <text:p text:style-name="P527"/>
            <text:p text:style-name="P527"># -----------------------------------------------------------------------------</text:p>
            <text:p text:style-name="P527"># Text extraction</text:p>
            <text:p text:style-name="P527"># -----------------------------------------------------------------------------</text:p>
            <text:p text:style-name="P527"/>
            <text:p text:style-name="P530"><text:s text:c="4"/># extract_text_extensions_permitted and extract_text_extensions_prohibited</text:p>
            <text:p text:style-name="P530"><text:s text:c="4"/># govern what kinds of files are accepted for text extraction. It is very</text:p>
            <text:p text:style-name="P530"><text:s text:c="4"/># likely that you'll want to apply such restrictions; for example, if your</text:p>
            <text:p text:style-name="P530"><text:s text:c="4"/># database contains .jpg</text:p>
            <text:p text:style-name="P530"><text:s text:c="4"/># - The "permitted" and "prohibited" settings are both lists of strings.</text:p>
            <text:p text:style-name="P530"><text:s text:c="4"/># - If the "permitted" list is not empty then a file will be processed</text:p>
            <text:p text:style-name="P530"><text:s text:c="4"/># <text:s text:c="2"/>only if its extension is in the permitted list. Otherwise, it will be</text:p>
            <text:p text:style-name="P530"><text:s text:c="4"/># <text:s text:c="2"/>processed only if it is not in the prohibited list.</text:p>
            <text:p text:style-name="P530"><text:s text:c="4"/># - The extensions must include the "." prefix.</text:p>
            <text:p text:style-name="P530"><text:s text:c="4"/># - Case sensitivity is controlled by the extra flag.</text:p>
            <text:p text:style-name="P530"><text:soft-page-break/></text:p>
            <text:p text:style-name="P530">extract_text_extensions_case_sensitive = False</text:p>
            <text:p text:style-name="P530">extract_text_extensions_permitted =</text:p>
            <text:p text:style-name="P530">extract_text_extensions_prohibited =</text:p>
            <text:p text:style-name="P527"/>
            <text:p text:style-name="P527"><text:s text:c="4"/># Use the plainest possible layout for text extraction?</text:p>
            <text:p text:style-name="P527"><text:s text:c="4"/># False = better for human layout. Table example from DOCX:</text:p>
            <text:p text:style-name="P527"><text:s text:c="4"/># <text:s text:c="4"/>+---------+---------+</text:p>
            <text:p text:style-name="P527"><text:s text:c="4"/># <text:s text:c="4"/>| AAA AAA | BBB BBB |</text:p>
            <text:p text:style-name="P527"><text:s text:c="4"/># <text:s text:c="4"/>| AAA AAA | BBB BBB |</text:p>
            <text:p text:style-name="P527"><text:s text:c="4"/># <text:s text:c="4"/>+---------+---------+</text:p>
            <text:p text:style-name="P527"><text:s text:c="4"/># True = good for natural language processing. Table example from DOCX:</text:p>
            <text:p text:style-name="P527"><text:s text:c="4"/># <text:s text:c="4"/>---------------------</text:p>
            <text:p text:style-name="P527"><text:s text:c="4"/># <text:s text:c="6"/>AAA AAA</text:p>
            <text:p text:style-name="P527"><text:s text:c="4"/># <text:s text:c="6"/>AAA AAA</text:p>
            <text:p text:style-name="P527"><text:s text:c="4"/># <text:s text:c="4"/>---------------------</text:p>
            <text:p text:style-name="P527"><text:s text:c="4"/># <text:s text:c="16"/>BBB BBB</text:p>
            <text:p text:style-name="P527"><text:s text:c="4"/># <text:s text:c="16"/>BBB BBB</text:p>
            <text:p text:style-name="P527"><text:s text:c="4"/># <text:s text:c="4"/>---------------------</text:p>
            <text:p text:style-name="P527"><text:s text:c="4"/># ... note the absence of vertical interruptions, and that text from one</text:p>
            <text:p text:style-name="P527"><text:s text:c="4"/># cell remains contiguous.</text:p>
            <text:p text:style-name="P527">extract_text_plain = False</text:p>
            <text:p text:style-name="P527"/>
            <text:p text:style-name="P527"><text:s text:c="4"/># Default width to word-wrap extracted text to</text:p>
            <text:p text:style-name="P527">extract_text_width = 80</text:p>
            <text:p text:style-name="P527"/>
            <text:p text:style-name="P527"># -----------------------------------------------------------------------------</text:p>
            <text:p text:style-name="P527"># Anonymisation</text:p>
            <text:p text:style-name="P527"># -----------------------------------------------------------------------------</text:p>
            <text:p text:style-name="P527"/>
            <text:p text:style-name="P527"><text:s text:c="4"/># Patient information will be replaced with this. For example, XXXXXX or</text:p>
            <text:p text:style-name="P527"><text:s text:c="4"/># [___] or [__PPP__] or [__ZZZ__]; the bracketed forms can be a bit easier</text:p>
            <text:p text:style-name="P527"><text:s text:c="4"/># to spot, and work better if they directly abut other text.</text:p>
            <text:p text:style-name="P527">replace_patient_info_with = [__PPP__]</text:p>
            <text:p text:style-name="P527"/>
            <text:p text:style-name="P527"><text:s text:c="4"/># Third-party information will be replaced by this.</text:p>
            <text:p text:style-name="P527"><text:s text:c="4"/># For example, YYYYYY or [...] or [__TTT__] or [__QQQ__].</text:p>
            <text:p text:style-name="P527">replace_third_party_info_with = [__TTT__]</text:p>
            <text:p text:style-name="P527"/>
            <text:p text:style-name="P527"><text:s text:c="4"/># For fields marked as scrub_src = thirdparty_xref_pid,</text:p>
            <text:p text:style-name="P527"><text:s text:c="4"/># how deep should we recurse? The default is 1. Beware making this too</text:p>
            <text:p text:style-name="P527"><text:s text:c="4"/># large; the recursion trawls a lot of information (and also uses an</text:p>
            <text:p text:style-name="P527"><text:s text:c="4"/># extra simultaneous database cursor for each recursion).</text:p>
            <text:p text:style-name="P527">thirdparty_xref_max_depth = 1</text:p>
            <text:p text:style-name="P527"/>
            <text:p text:style-name="P527"><text:s text:c="4"/># Things to be removed irrespective of patient-specific information will be</text:p>
            <text:p text:style-name="P527"><text:s text:c="4"/># replaced by this (for example, if you opt to remove all things looking</text:p>
            <text:p text:style-name="P527"><text:s text:c="4"/># like telephone numbers). For example, ZZZZZZ or [~~~].</text:p>
            <text:p text:style-name="P527">replace_nonspecific_info_with = [~~~]</text:p>
            <text:p text:style-name="P527"/>
            <text:p text:style-name="P527"><text:s text:c="4"/># Strings to append to every "scrub from" string.</text:p>
            <text:p text:style-name="P527"><text:s text:c="4"/># For example, include "s" if you want to scrub "Roberts" whenever you</text:p>
            <text:p text:style-name="P527"><text:s text:c="4"/># scrub "Robert".</text:p>
            <text:p text:style-name="P527"><text:s text:c="4"/># Applies to words, but not to phrase.</text:p>
            <text:p text:style-name="P527"><text:s text:c="4"/># Multiline field: https://docs.python.org/2/library/configparser.html</text:p>
            <text:p text:style-name="P527">scrub_string_suffixes =</text:p>
            <text:p text:style-name="P527"><text:s text:c="4"/>s</text:p>
            <text:p text:style-name="P527"/>
            <text:p text:style-name="P527"><text:s text:c="4"/># Specify maximum number of errors (insertions, deletions, substitutions)</text:p>
            <text:p text:style-name="P527"><text:s text:c="4"/># in string regex matching. Beware using a high number! Suggest 1-2.</text:p>
            <text:p text:style-name="P527">string_max_regex_errors = 1</text:p>
            <text:p text:style-name="P527"/>
            <text:p text:style-name="P527"><text:s text:c="4"/># Is there a minimum length to apply string_max_regex_errors? For example,</text:p>
            <text:p text:style-name="P527"><text:s text:c="4"/># if you allow one typo and someone is called Ian, all instances of 'in' or</text:p>
            <text:p text:style-name="P527"><text:s text:c="4"/># 'an' will be wiped. Note that this apply to scrub-source data.</text:p>
            <text:p text:style-name="P527">min_string_length_for_errors = 4</text:p>
            <text:p text:style-name="P527"/>
            <text:p text:style-name="P527"><text:s text:c="4"/># Is there a minimum length of string to scrub WITH? For example, if you</text:p>
            <text:p text:style-name="P527"><text:s text:c="4"/># specify 2, you allow two-letter names such as Al to be scrubbed, but you</text:p>
            <text:p text:style-name="P527"><text:s text:c="4"/># allow initials through, and therefore prevent e.g. 'A' from being</text:p>
            <text:p text:style-name="P527"><text:soft-page-break/><text:s text:c="4"/># scrubbed from the destination. Note that this applies to scrub-source</text:p>
            <text:p text:style-name="P527"><text:s text:c="4"/># data.</text:p>
            <text:p text:style-name="P527">min_string_length_to_scrub_with = 2</text:p>
            <text:p text:style-name="P527"/>
            <text:p text:style-name="P527"><text:s text:c="4"/># WHITELIST.</text:p>
            <text:p text:style-name="P527"><text:s text:c="4"/># Are there any words not to scrub? For example, "the", "road", "street"</text:p>
            <text:p text:style-name="P527"><text:s text:c="4"/># often appear in addresses, but you might not want them removed. Be</text:p>
            <text:p text:style-name="P527"><text:s text:c="4"/># careful in case these could be names (e.g. "Lane").</text:p>
            <text:p text:style-name="P527"><text:s text:c="4"/># Specify these as a list of FILENAMES, where the files contain words; e.g.</text:p>
            <text:p text:style-name="P527"><text:s text:c="4"/>#</text:p>
            <text:p text:style-name="P527"><text:s text:c="4"/># whitelist_filenames = /some/path/short_english_words.txt</text:p>
            <text:p text:style-name="P527"><text:s text:c="4"/>#</text:p>
            <text:p text:style-name="P527"><text:s text:c="4"/># Here's a suggestion for some of the sorts of words you might include:</text:p>
            <text:p text:style-name="P527"><text:s text:c="4"/># <text:s text:c="4"/>am</text:p>
            <text:p text:style-name="P527"><text:s text:c="4"/># <text:s text:c="4"/>an</text:p>
            <text:p text:style-name="P527"><text:s text:c="4"/># <text:s text:c="4"/>as</text:p>
            <text:p text:style-name="P527"><text:s text:c="4"/># <text:s text:c="4"/>at</text:p>
            <text:p text:style-name="P527"><text:s text:c="4"/># <text:s text:c="4"/>bd</text:p>
            <text:p text:style-name="P527"><text:s text:c="4"/># <text:s text:c="4"/>by</text:p>
            <text:p text:style-name="P527"><text:s text:c="4"/># <text:s text:c="4"/>he</text:p>
            <text:p text:style-name="P527"><text:s text:c="4"/># <text:s text:c="4"/>if</text:p>
            <text:p text:style-name="P527"><text:s text:c="4"/># <text:s text:c="4"/>is</text:p>
            <text:p text:style-name="P527"><text:s text:c="4"/># <text:s text:c="4"/>it</text:p>
            <text:p text:style-name="P527"><text:s text:c="4"/># <text:s text:c="4"/>me</text:p>
            <text:p text:style-name="P527"><text:s text:c="4"/># <text:s text:c="4"/>mg</text:p>
            <text:p text:style-name="P527"><text:s text:c="4"/># <text:s text:c="4"/>od</text:p>
            <text:p text:style-name="P527"><text:s text:c="4"/># <text:s text:c="4"/>of</text:p>
            <text:p text:style-name="P527"><text:s text:c="4"/># <text:s text:c="4"/>on</text:p>
            <text:p text:style-name="P527"><text:s text:c="4"/># <text:s text:c="4"/>or</text:p>
            <text:p text:style-name="P527"><text:s text:c="4"/># <text:s text:c="4"/>re</text:p>
            <text:p text:style-name="P527"><text:s text:c="4"/># <text:s text:c="4"/>so</text:p>
            <text:p text:style-name="P527"><text:s text:c="4"/># <text:s text:c="4"/>to</text:p>
            <text:p text:style-name="P527"><text:s text:c="4"/># <text:s text:c="4"/>us</text:p>
            <text:p text:style-name="P527"><text:s text:c="4"/># <text:s text:c="4"/>we</text:p>
            <text:p text:style-name="P527"><text:s text:c="4"/># <text:s text:c="4"/>her</text:p>
            <text:p text:style-name="P527"><text:s text:c="4"/># <text:s text:c="4"/>him</text:p>
            <text:p text:style-name="P527"><text:s text:c="4"/># <text:s text:c="4"/>tds</text:p>
            <text:p text:style-name="P527"><text:s text:c="4"/># <text:s text:c="4"/>she</text:p>
            <text:p text:style-name="P527"><text:s text:c="4"/># <text:s text:c="4"/>the</text:p>
            <text:p text:style-name="P527"><text:s text:c="4"/># <text:s text:c="4"/>you</text:p>
            <text:p text:style-name="P527"><text:s text:c="4"/># <text:s text:c="4"/>road</text:p>
            <text:p text:style-name="P527"><text:s text:c="4"/># <text:s text:c="4"/>street</text:p>
            <text:p text:style-name="P527">whitelist_filenames =</text:p>
            <text:p text:style-name="P527"/>
            <text:p text:style-name="P527"><text:s text:c="4"/># BLACKLIST</text:p>
            <text:p text:style-name="P527"><text:s text:c="4"/># Are there any words you always want to remove?</text:p>
            <text:p text:style-name="P527"><text:s text:c="4"/># Specify these as a list of filenames, e.g</text:p>
            <text:p text:style-name="P527"><text:s text:c="4"/>#</text:p>
            <text:p text:style-name="P527"><text:s text:c="4"/># blacklist_filenames = /some/path/boy_names.txt</text:p>
            <text:p text:style-name="P527"><text:s text:c="4"/># <text:s text:c="4"/>/some/path/girl_names.txt</text:p>
            <text:p text:style-name="P527"><text:s text:c="4"/># <text:s text:c="4"/>/some/path/common_surnames.txt</text:p>
            <text:p text:style-name="P527">blacklist_filenames =</text:p>
            <text:p text:style-name="P527"/>
            <text:p text:style-name="P527"><text:s text:c="4"/># Nonspecific scrubbing of numbers of a certain length?</text:p>
            <text:p text:style-name="P527"><text:s text:c="4"/># For example, scrubbing all 11-digit numbers will remove modern UK</text:p>
            <text:p text:style-name="P527"><text:s text:c="4"/># telephone numbers in conventional format. To do this, specify</text:p>
            <text:p text:style-name="P527"><text:s text:c="4"/># scrub_all_numbers_of_n_digits = 11. You could scrub both 10- and 11-digit</text:p>
            <text:p text:style-name="P527"><text:s text:c="4"/># numbers by specifying both numbers (in multiline format, as above);</text:p>
            <text:p text:style-name="P527"><text:s text:c="4"/># 10-digit numbers would include all NHS numbers. Avoid using this for</text:p>
            <text:p text:style-name="P527"><text:s text:c="4"/># short numbers; you may lose valuable numeric data!</text:p>
            <text:p text:style-name="P527">scrub_all_numbers_of_n_digits =</text:p>
            <text:p text:style-name="P527"/>
            <text:p text:style-name="P527"><text:s text:c="4"/># Nonspecific scrubbing of UK postcodes?</text:p>
            <text:p text:style-name="P527"><text:s text:c="4"/># See https://www.mrs.org.uk/pdf/postcodeformat.pdf ; these can look like</text:p>
            <text:p text:style-name="P527"><text:s text:c="4"/># FORMAT <text:s text:c="3"/>EXAMPLE</text:p>
            <text:p text:style-name="P527"><text:s text:c="4"/># AN NAA <text:s text:c="3"/>M1 1AA</text:p>
            <text:p text:style-name="P527"><text:s text:c="4"/># ANN NAA <text:s text:c="2"/>M60 1NW</text:p>
            <text:p text:style-name="P527"><text:s text:c="4"/># AAN NAA <text:s text:c="2"/>CR2 6XH</text:p>
            <text:p text:style-name="P527"><text:s text:c="4"/># AANN NAA <text:s/>DN55 1PT</text:p>
            <text:p text:style-name="P527"><text:s text:c="4"/># ANA NAA <text:s text:c="2"/>W1A 1HQ</text:p>
            <text:p text:style-name="P527"><text:soft-page-break/><text:s text:c="4"/># AANA NAA <text:s/>EC1A 1BB</text:p>
            <text:p text:style-name="P527">scrub_all_uk_postcodes = False</text:p>
            <text:p text:style-name="P527"/>
            <text:p text:style-name="P527"><text:s text:c="4"/># Anonymise at word boundaries? True is more conservative; False is more</text:p>
            <text:p text:style-name="P527"><text:s text:c="4"/># liberal and will deal with accidental word concatenation. With ID</text:p>
            <text:p text:style-name="P527"><text:s text:c="4"/># numbers, beware if you use a prefix, e.g. if people write 'M123456' or</text:p>
            <text:p text:style-name="P527"><text:s text:c="4"/># 'R123456'; in that case you will need</text:p>
            <text:p text:style-name="P527"><text:s text:c="4"/># <text:s text:c="6"/>anonymise_numbers_at_word_boundaries_only = False.</text:p>
            <text:p text:style-name="P527">anonymise_codes_at_word_boundaries_only = True</text:p>
            <text:p text:style-name="P527"><text:s text:c="4"/># ... applies to code</text:p>
            <text:p text:style-name="P527">anonymise_dates_at_word_boundaries_only = True</text:p>
            <text:p text:style-name="P527"><text:s text:c="4"/># ... applies to date</text:p>
            <text:p text:style-name="P527">anonymise_numbers_at_word_boundaries_only = False</text:p>
            <text:p text:style-name="P527"><text:s text:c="4"/># ... applies to number</text:p>
            <text:p text:style-name="P527">anonymise_numbers_at_numeric_boundaries_only = True</text:p>
            <text:p text:style-name="P527"><text:s text:c="4"/># ... applies to number</text:p>
            <text:p text:style-name="P527"><text:s text:c="4"/># ... if True, will not scrub "234" from "123456"</text:p>
            <text:p text:style-name="P527"><text:s text:c="4"/># ... setting this to False is extremely conservative</text:p>
            <text:p text:style-name="P527">anonymise_strings_at_word_boundaries_only = True</text:p>
            <text:p text:style-name="P527"><text:s text:c="4"/># ... applies to words and phrase</text:p>
            <text:p text:style-name="P527"/>
            <text:p text:style-name="P527"># -----------------------------------------------------------------------------</text:p>
            <text:p text:style-name="P527"># Output fields and formatting</text:p>
            <text:p text:style-name="P527"># -----------------------------------------------------------------------------</text:p>
            <text:p text:style-name="P527"/>
            <text:p text:style-name="P527"><text:s text:c="4"/># Name used for the primary patient ID in the mapping table.</text:p>
            <text:p text:style-name="P527">mapping_patient_id_fieldname = patient_id</text:p>
            <text:p text:style-name="P527"/>
            <text:p text:style-name="P527"><text:s text:c="4"/># Research ID field name. This will be a VARCHAR of length determined by</text:p>
            <text:p text:style-name="P527"><text:s text:c="4"/># hash_method. Used to replace per_table_patient_id_field.</text:p>
            <text:p text:style-name="P527">research_id_fieldname = brcid</text:p>
            <text:p text:style-name="P527"/>
            <text:p text:style-name="P527"><text:s text:c="4"/># Transient integer research ID (TRID) fieldname.</text:p>
            <text:p text:style-name="P527"><text:s text:c="4"/># An unsigned integer field with this name will be added to every table</text:p>
            <text:p text:style-name="P527"><text:s text:c="4"/># containing a primary patient ID (in the source) or research ID (in the</text:p>
            <text:p text:style-name="P527"><text:s text:c="4"/># destination).</text:p>
            <text:p text:style-name="P527">trid_fieldname = trid</text:p>
            <text:p text:style-name="P527"/>
            <text:p text:style-name="P527"><text:s text:c="4"/># Name used for the master patient ID in the mapping table.</text:p>
            <text:p text:style-name="P527">mapping_master_id_fieldname = nhsnum</text:p>
            <text:p text:style-name="P527"/>
            <text:p text:style-name="P527"><text:s text:c="4"/># Similarly, used to replace ddgen_master_pid_fieldname:</text:p>
            <text:p text:style-name="P527">master_research_id_fieldname = nhshash</text:p>
            <text:p text:style-name="P527"/>
            <text:p text:style-name="P527"><text:s text:c="4"/># Change-detection hash fieldname. This will be a VARCHAR of length</text:p>
            <text:p text:style-name="P527"><text:s text:c="4"/># determined by hash_method.</text:p>
            <text:p text:style-name="P527">source_hash_fieldname = _src_hash</text:p>
            <text:p text:style-name="P527"/>
            <text:p text:style-name="P527"><text:s text:c="4"/># Date-to-text conversion formats</text:p>
            <text:p text:style-name="P527">date_to_text_format = %Y-%m-%d</text:p>
            <text:p text:style-name="P527"><text:s text:c="4"/># ... ISO-8601, e.g. 2013-07-24</text:p>
            <text:p text:style-name="P527">datetime_to_text_format = %Y-%m-%dT%H:%M:%S</text:p>
            <text:p text:style-name="P527"><text:s text:c="4"/># ... ISO-8601, e.g. 2013-07-24T20:04:07</text:p>
            <text:p text:style-name="P527"/>
            <text:p text:style-name="P527"><text:s text:c="4"/># Append source table/field to the comment? Boolean.</text:p>
            <text:p text:style-name="P527">append_source_info_to_comment = True</text:p>
            <text:p text:style-name="P527"/>
            <text:p text:style-name="P527"># -----------------------------------------------------------------------------</text:p>
            <text:p text:style-name="P527"># Destination database configuration</text:p>
            <text:p text:style-name="P527"># See the [destination_database] section for connection details.</text:p>
            <text:p text:style-name="P527"># -----------------------------------------------------------------------------</text:p>
            <text:p text:style-name="P527"/>
            <text:p text:style-name="P527"><text:s text:c="4"/># Specify the maximum number of rows to be processed before a COMMIT is</text:p>
            <text:p text:style-name="P527"><text:s text:c="4"/># issued on the database transaction. This prevents the transaction growing</text:p>
            <text:p text:style-name="P527"><text:s text:c="4"/># too large.</text:p>
            <text:p text:style-name="P527"><text:s text:c="4"/># Default is 1000.</text:p>
            <text:p text:style-name="P527">max_rows_before_commit = 1000</text:p>
            <text:p text:style-name="P527"/>
            <text:p text:style-name="P527"><text:s text:c="4"/># Specify the maximum number of source-record bytes (approximately!) that</text:p>
            <text:p text:style-name="P527"><text:s text:c="4"/># are processed before a COMMIT is issued on the database transaction. This</text:p>
            <text:p text:style-name="P527"><text:soft-page-break/><text:s text:c="4"/># prevents the transaction growing too large. The COMMIT will be issued</text:p>
            <text:p text:style-name="P527"><text:s text:c="4"/># *after* this limit has been met/exceeded, so it may be exceeded if the</text:p>
            <text:p text:style-name="P527"><text:s text:c="4"/># transaction just before the limit takes the cumulative total over the</text:p>
            <text:p text:style-name="P527"><text:s text:c="4"/># limit.</text:p>
            <text:p text:style-name="P527"><text:s text:c="4"/># Default is 83886080.</text:p>
            <text:p text:style-name="P527">max_bytes_before_commit = 83886080</text:p>
            <text:p text:style-name="P527"/>
            <text:p text:style-name="P527"><text:s text:c="4"/># We need a temporary table name for incremental updates. This can't be the</text:p>
            <text:p text:style-name="P527"><text:s text:c="4"/># name of a real destination table. It lives in the destination database.</text:p>
            <text:p text:style-name="P527">temporary_tablename = _temp_table</text:p>
            <text:p text:style-name="P527"/>
            <text:p text:style-name="P527"># -----------------------------------------------------------------------------</text:p>
            <text:p text:style-name="P527"># Choose databases (defined in their own sections).</text:p>
            <text:p text:style-name="P527"># -----------------------------------------------------------------------------</text:p>
            <text:p text:style-name="P527"/>
            <text:p text:style-name="P527"><text:s text:c="4"/># Source database list. Can be lots.</text:p>
            <text:p text:style-name="P527">source_databases =</text:p>
            <text:p text:style-name="P527"><text:s text:c="4"/>mysourcedb1</text:p>
            <text:p text:style-name="P527"><text:s text:c="4"/>mysourcedb2</text:p>
            <text:p text:style-name="P527"/>
            <text:p text:style-name="P527"><text:s text:c="4"/># Destination database. Just one.</text:p>
            <text:p text:style-name="P527">destination_database = my_destination_database</text:p>
            <text:p text:style-name="P527"/>
            <text:p text:style-name="P527"><text:s text:c="4"/># Admin database. Just one.</text:p>
            <text:p text:style-name="P527">admin_database = my_admin_database</text:p>
            <text:p text:style-name="P527"/>
            <text:p text:style-name="P527"># -----------------------------------------------------------------------------</text:p>
            <text:p text:style-name="P527"># PROCESSING OPTIONS, TO LIMIT DATA QUANTITY FOR TESTING</text:p>
            <text:p text:style-name="P527"># -----------------------------------------------------------------------------</text:p>
            <text:p text:style-name="P527"/>
            <text:p text:style-name="P527"><text:s text:c="4"/># Limit the number of patients to be processed? Specify 0 (the default) for</text:p>
            <text:p text:style-name="P527"><text:s text:c="4"/># no limit.</text:p>
            <text:p text:style-name="P527">debug_max_n_patients =</text:p>
            <text:p text:style-name="P527"/>
            <text:p text:style-name="P527"><text:s text:c="4"/># Specify a list of integer patient IDs, for debugging? If specified, this</text:p>
            <text:p text:style-name="P527"><text:s text:c="4"/># list will be used directly (overriding the patient ID source specified in</text:p>
            <text:p text:style-name="P527"><text:s text:c="4"/># the data dictionary, and overriding debug_max_n_patients).</text:p>
            <text:p text:style-name="P527">debug_pid_list =</text:p>
            <text:p text:style-name="P527"/>
            <text:p text:style-name="P527"># -----------------------------------------------------------------------------</text:p>
            <text:p text:style-name="P527"># Opting out entirely</text:p>
            <text:p text:style-name="P527"># -----------------------------------------------------------------------------</text:p>
            <text:p text:style-name="P527"/>
            <text:p text:style-name="P527"># Patients who elect to opt out entirely have their PIDs stored in the OptOut</text:p>
            <text:p text:style-name="P527"># table of the admin database. ENTRIES ARE NEVER REMOVED FROM THIS LIST BY</text:p>
            <text:p text:style-name="P527"># CRATE. It can be populated in three ways:</text:p>
            <text:p text:style-name="P527"># <text:s text:c="2"/>1. Manually, by adding a PID to the column opt_out.pid).</text:p>
            <text:p text:style-name="P527"># <text:s text:c="2"/>2. By maintaining a text file list of integer PIDs. Any PIDs in this file</text:p>
            <text:p text:style-name="P527"># <text:s text:c="5"/>are added to the opt-out list.</text:p>
            <text:p text:style-name="P527"># <text:s text:c="2"/>3. By flagging a source database field as indicating an opt-out, using the</text:p>
            <text:p text:style-name="P527"># <text:s text:c="5"/>src_flags = "!" marker.</text:p>
            <text:p text:style-name="P527"/>
            <text:p text:style-name="P527"><text:s text:c="4"/># If you set this, each line of the file(s) is scanned for an integer,</text:p>
            <text:p text:style-name="P527"><text:s text:c="4"/># taken to the PID of a patient who wishes to opt out.</text:p>
            <text:p text:style-name="P527">optout_pid_filenames =</text:p>
            <text:p text:style-name="P527"/>
            <text:p text:style-name="P527"><text:s text:c="4"/># If you set this, each line of the file(s) is scanned for an integer,</text:p>
            <text:p text:style-name="P527"><text:s text:c="4"/># taken to the MPID of a patient who wishes to opt out.</text:p>
            <text:p text:style-name="P527">optout_mpid_filenames =</text:p>
            <text:p text:style-name="P527"/>
            <text:p text:style-name="P527"><text:s text:c="4"/># If you mark a field in the data dictionary as an opt-out field (see</text:p>
            <text:p text:style-name="P527"><text:s text:c="4"/># above), that says "the field tells you whether the patient opts out or</text:p>
            <text:p text:style-name="P527"><text:s text:c="4"/># not". But is it "opt out" or "not"? If the actual value matches one</text:p>
            <text:p text:style-name="P527"><text:s text:c="4"/># below, then it's "opt out". Specify a LIST OF PYTHON VALUES; for example:</text:p>
            <text:p text:style-name="P527"><text:s text:c="4"/># <text:s text:c="6"/>optout_col_values = [True, 1, '1', 'Yes', 'yes', 'Y', 'y']</text:p>
            <text:p text:style-name="P527">optout_col_values =</text:p>
            <text:p text:style-name="P527"/>
            <text:p text:style-name="P527"># =============================================================================</text:p>
            <text:p text:style-name="P527"># Destination database details. User should have WRITE access.</text:p>
            <text:p text:style-name="P527"># =============================================================================</text:p>
            <text:p text:style-name="P527"><text:soft-page-break/># Use SQLAlchemy URLs: see</text:p>
            <text:p text:style-name="P527"># <text:s text:c="6"/>http://docs.sqlalchemy.org/en/latest/core/engines.html</text:p>
            <text:p text:style-name="P527"># You may need to install additional drivers, e.g.</text:p>
            <text:p text:style-name="P527"># <text:s text:c="6"/>pip install SOME_DRIVER</text:p>
            <text:p text:style-name="P527"># ... see the documentation.</text:p>
            <text:p text:style-name="P527"/>
            <text:p text:style-name="P527">[my_destination_database]</text:p>
            <text:p text:style-name="P527"/>
            <text:p text:style-name="P527">url = mysql+mysqldb://username:password@127.0.0.1:3306/output_databasename?charset=utf8</text:p>
            <text:p text:style-name="P527"/>
            <text:p text:style-name="P527"># =============================================================================</text:p>
            <text:p text:style-name="P527"># Administrative database. User should have WRITE access.</text:p>
            <text:p text:style-name="P527"># =============================================================================</text:p>
            <text:p text:style-name="P527"/>
            <text:p text:style-name="P527">[my_admin_database]</text:p>
            <text:p text:style-name="P527"/>
            <text:p text:style-name="P527">url = mysql+mysqldb://username:password@127.0.0.1:3306/admin_databasename?charset=utf8</text:p>
            <text:p text:style-name="P527"/>
            <text:p text:style-name="P527"># =============================================================================</text:p>
            <text:p text:style-name="P527"># SOURCE DATABASE DETAILS BELOW HERE.</text:p>
            <text:p text:style-name="P527"># User should have READ access only for safety.</text:p>
            <text:p text:style-name="P527"># =============================================================================</text:p>
            <text:p text:style-name="P527"/>
            <text:p text:style-name="P527"># -----------------------------------------------------------------------------</text:p>
            <text:p text:style-name="P527"># Source database example 1</text:p>
            <text:p text:style-name="P527"># -----------------------------------------------------------------------------</text:p>
            <text:p text:style-name="P527"/>
            <text:p text:style-name="P527">[mysourcedb1]</text:p>
            <text:p text:style-name="P527"/>
            <text:p text:style-name="P527"><text:s text:c="4"/># ~~~~~~~~~~~~~~~~~~~~~~~~~~~~~~~~~~~~~~~~~~~~~~~~~~~~~~~~~~~~~~~~~~~~~~~~~</text:p>
            <text:p text:style-name="P527"><text:s text:c="4"/># CONNECTION DETAILS</text:p>
            <text:p text:style-name="P527"><text:s text:c="4"/># ~~~~~~~~~~~~~~~~~~~~~~~~~~~~~~~~~~~~~~~~~~~~~~~~~~~~~~~~~~~~~~~~~~~~~~~~~</text:p>
            <text:p text:style-name="P527"/>
            <text:p text:style-name="P527">url = mysql+mysqldb://username:password@127.0.0.1:3306/source_databasename?charset=utf8</text:p>
            <text:p text:style-name="P527"/>
            <text:p text:style-name="P527"><text:s text:c="4"/># ~~~~~~~~~~~~~~~~~~~~~~~~~~~~~~~~~~~~~~~~~~~~~~~~~~~~~~~~~~~~~~~~~~~~~~~~~</text:p>
            <text:p text:style-name="P527"><text:s text:c="4"/># INPUT FIELDS, FOR THE AUTOGENERATION OF DATA DICTIONARIES</text:p>
            <text:p text:style-name="P527"><text:s text:c="4"/># ~~~~~~~~~~~~~~~~~~~~~~~~~~~~~~~~~~~~~~~~~~~~~~~~~~~~~~~~~~~~~~~~~~~~~~~~~</text:p>
            <text:p text:style-name="P527"><text:s text:c="4"/># - For field specifications, fields can either be specified as "column"</text:p>
            <text:p text:style-name="P527"><text:s text:c="4"/># <text:s text:c="2"/>(to match any table) or "table.column", to match a specific table.</text:p>
            <text:p text:style-name="P527"><text:s text:c="4"/># <text:s text:c="2"/>They are case-insensitive.</text:p>
            <text:p text:style-name="P527"><text:s text:c="4"/># <text:s text:c="2"/>Wildcards (*, ?) may also be used (as per Python's fnmatch).</text:p>
            <text:p text:style-name="P527"/>
            <text:p text:style-name="P527"><text:s text:c="4"/># By default, most fields (except PKs and patient ID codes) are marked</text:p>
            <text:p text:style-name="P527"><text:s text:c="4"/># as "OMIT", pending human review. If you want to live dangerously, set</text:p>
            <text:p text:style-name="P527"><text:s text:c="4"/># this to False, and they will be marked as "include" from the outset.</text:p>
            <text:p text:style-name="P527">ddgen_omit_by_default = True</text:p>
            <text:p text:style-name="P527"/>
            <text:p text:style-name="P527"><text:s text:c="4"/># You can specify additional fields to omit...</text:p>
            <text:p text:style-name="P527">ddgen_omit_fields =</text:p>
            <text:p text:style-name="P527"/>
            <text:p text:style-name="P527"><text:s text:c="4"/># ... or include. "Omit" overrides "include".</text:p>
            <text:p text:style-name="P527"><text:s text:c="4"/># If a field contains scrubbing source information, it will also be omitted</text:p>
            <text:p text:style-name="P527"><text:s text:c="4"/># pending human review, regardless of other settings.</text:p>
            <text:p text:style-name="P527">ddgen_include_fields =</text:p>
            <text:p text:style-name="P527"/>
            <text:p text:style-name="P527"><text:s text:c="4"/># Allow the absence of patient info? Used to copy databases; WILL NOT</text:p>
            <text:p text:style-name="P527"><text:s text:c="4"/># ANONYMISE. Boolean; default is False.</text:p>
            <text:p text:style-name="P527">ddgen_allow_no_patient_info = False</text:p>
            <text:p text:style-name="P527"/>
            <text:p text:style-name="P527"><text:s text:c="4"/># Specify the (typically integer) patient identifier present in EVERY</text:p>
            <text:p text:style-name="P527"><text:s text:c="4"/># table. It will be replaced by the research ID in the destination</text:p>
            <text:p text:style-name="P527"><text:s text:c="4"/># database.</text:p>
            <text:p text:style-name="P527">ddgen_per_table_pid_field = patient_id</text:p>
            <text:p text:style-name="P527"/>
            <text:p text:style-name="P527"><text:s text:c="4"/># Add every instance of a per-table PID field to the patient scrubber?</text:p>
            <text:p text:style-name="P527"><text:s text:c="4"/># This is a very conservative setting, and should be unnecessary as the</text:p>
            <text:p text:style-name="P527"><text:s text:c="4"/># single master "PID-defining" column (see ddgen_pid_defining_fieldnames)</text:p>
            <text:p text:style-name="P527"><text:s text:c="4"/># should be enough.</text:p>
            <text:p text:style-name="P527"><text:s text:c="4"/># (Note that per-table PIDs are always replaced by RIDs - this setting</text:p>
            <text:p text:style-name="P527"><text:soft-page-break/><text:s text:c="4"/># governs whether the scrubber used to scrub free-text fields also</text:p>
            <text:p text:style-name="P527"><text:s text:c="4"/># works through every single per-table PID).</text:p>
            <text:p text:style-name="P527">ddgen_add_per_table_pids_to_scrubber = False</text:p>
            <text:p text:style-name="P527"/>
            <text:p text:style-name="P527"><text:s text:c="4"/># Master patient ID fieldname. Used for e.g. NHS numbers.</text:p>
            <text:p text:style-name="P527">ddgen_master_pid_fieldname = nhsnum</text:p>
            <text:p text:style-name="P527"/>
            <text:p text:style-name="P527"><text:s text:c="4"/># Blacklist any tables when creating new data dictionaries?</text:p>
            <text:p text:style-name="P527"><text:s text:c="4"/># This is case-insensitive, and you can use */? wildcards (as per Python's</text:p>
            <text:p text:style-name="P527"><text:s text:c="4"/># fnmatch module).</text:p>
            <text:p text:style-name="P527">ddgen_table_blacklist =</text:p>
            <text:p text:style-name="P527"/>
            <text:p text:style-name="P527"><text:s text:c="4"/># Whitelist any tables? (Whitelists override blacklists.)</text:p>
            <text:p text:style-name="P527">ddgen_table_whitelist =</text:p>
            <text:p text:style-name="P527"/>
            <text:p text:style-name="P527"><text:s text:c="4"/># List any fields that all tables MUST contain. If a table doesn't contain</text:p>
            <text:p text:style-name="P527"><text:s text:c="4"/># all of the field(s) listed here, it will be skipped.</text:p>
            <text:p text:style-name="P527">ddgen_table_require_field_absolute =</text:p>
            <text:p text:style-name="P527"/>
            <text:p text:style-name="P527"><text:s text:c="4"/># List any fields that are required conditional on other fields.</text:p>
            <text:p text:style-name="P527"><text:s text:c="4"/># List them as one or more pairs: "A, B" where B is required if A is</text:p>
            <text:p text:style-name="P527"><text:s text:c="4"/># present (or the table will be skipped).</text:p>
            <text:p text:style-name="P527">ddgen_table_require_field_conditional =</text:p>
            <text:p text:style-name="P527"/>
            <text:p text:style-name="P527"><text:s text:c="4"/># Blacklist any fields (regardless of their table) when creating new data</text:p>
            <text:p text:style-name="P527"><text:s text:c="4"/># dictionaries? Wildcards of */? operate as above.</text:p>
            <text:p text:style-name="P527">ddgen_field_blacklist =</text:p>
            <text:p text:style-name="P527"/>
            <text:p text:style-name="P527"><text:s text:c="4"/># Whitelist any fields? (Whitelists override blacklists.)</text:p>
            <text:p text:style-name="P527">ddgen_field_whitelist =</text:p>
            <text:p text:style-name="P527"/>
            <text:p text:style-name="P527"><text:s text:c="4"/># Fieldnames assumed to be their table's PK:</text:p>
            <text:p text:style-name="P527">ddgen_pk_fields =</text:p>
            <text:p text:style-name="P527"/>
            <text:p text:style-name="P527"><text:s text:c="4"/># Assume that content stays constant?</text:p>
            <text:p text:style-name="P527"><text:s text:c="4"/># (Applies C to PK fields; q.v.)</text:p>
            <text:p text:style-name="P527"><text:s text:c="4"/># This is the default; then ddgen_constant_content_tables and</text:p>
            <text:p text:style-name="P527"><text:s text:c="4"/># ddgen_nonconstant_content_tables can override (of which,</text:p>
            <text:p text:style-name="P527"><text:s text:c="4"/># ddgen_nonconstant_content_tables takes priority if a table matches both).</text:p>
            <text:p text:style-name="P527">ddgen_constant_content = False</text:p>
            <text:p text:style-name="P527"/>
            <text:p text:style-name="P527"><text:s text:c="4"/># Table-specific overrides for ddgen_constant_content, as above.</text:p>
            <text:p text:style-name="P527">ddgen_constant_content_tables =</text:p>
            <text:p text:style-name="P527">ddgen_nonconstant_content_tables =</text:p>
            <text:p text:style-name="P527"/>
            <text:p text:style-name="P527"><text:s text:c="4"/># Assume that records can only be added, not deleted?</text:p>
            <text:p text:style-name="P527">ddgen_addition_only = False</text:p>
            <text:p text:style-name="P527"/>
            <text:p text:style-name="P527"><text:s text:c="4"/># Table-specific overrides for ddgen_addition_only, similarly.</text:p>
            <text:p text:style-name="P527">ddgen_addition_only_tables =</text:p>
            <text:p text:style-name="P527">ddgen_deletion_possible_tables =</text:p>
            <text:p text:style-name="P527"/>
            <text:p text:style-name="P527"><text:s text:c="4"/># Predefine field(s) that define the existence of patient IDs? UNUSUAL.</text:p>
            <text:p text:style-name="P527">ddgen_pid_defining_fieldnames =</text:p>
            <text:p text:style-name="P527"/>
            <text:p text:style-name="P527"><text:s text:c="4"/># Default fields to scrub from</text:p>
            <text:p text:style-name="P527">ddgen_scrubsrc_patient_fields =</text:p>
            <text:p text:style-name="P527">ddgen_scrubsrc_thirdparty_fields =</text:p>
            <text:p text:style-name="P527">ddgen_scrubsrc_thirdparty_xref_pid_fields =</text:p>
            <text:p text:style-name="P527"/>
            <text:p text:style-name="P527"><text:s text:c="4"/># Are any scrub_src fields required (mandatory), i.e. must have non-NULL</text:p>
            <text:p text:style-name="P527"><text:s text:c="4"/># data in at least one row?</text:p>
            <text:p text:style-name="P527">ddgen_required_scrubsrc_fields =</text:p>
            <text:p text:style-name="P527"/>
            <text:p text:style-name="P527"><text:s text:c="4"/># Override default scrubbing methods</text:p>
            <text:p text:style-name="P527">ddgen_scrubmethod_code_fields =</text:p>
            <text:p text:style-name="P527">ddgen_scrubmethod_date_fields =</text:p>
            <text:p text:style-name="P527">ddgen_scrubmethod_number_fields =</text:p>
            <text:p text:style-name="P527">ddgen_scrubmethod_phrase_fields =</text:p>
            <text:p text:style-name="P527"/>
            <text:p text:style-name="P527"><text:soft-page-break/><text:s text:c="4"/># Known safe fields, exempt from scrubbing</text:p>
            <text:p text:style-name="P527">ddgen_safe_fields_exempt_from_scrubbing =</text:p>
            <text:p text:style-name="P527"/>
            <text:p text:style-name="P527"><text:s text:c="4"/># Define minimum text field length for scrubbing (shorter is assumed safe)</text:p>
            <text:p text:style-name="P527">ddgen_min_length_for_scrubbing = 4</text:p>
            <text:p text:style-name="P527"/>
            <text:p text:style-name="P527"><text:s text:c="4"/># Other default manipulations</text:p>
            <text:p text:style-name="P527">ddgen_truncate_date_fields =</text:p>
            <text:p text:style-name="P527"/>
            <text:p text:style-name="P527"><text:s text:c="4"/># Fields containing filenames, which files should be converted to text</text:p>
            <text:p text:style-name="P527">ddgen_filename_to_text_fields =</text:p>
            <text:p text:style-name="P527"/>
            <text:p text:style-name="P527"><text:s text:c="4"/># Fields containing raw binary data from files (binary large objects;</text:p>
            <text:p text:style-name="P527"><text:s text:c="4"/># BLOBs), whose contents should be converted to text -- paired with fields</text:p>
            <text:p text:style-name="P527"><text:s text:c="4"/># in the same table containing their file extension (e.g. "pdf", ".PDF") or</text:p>
            <text:p text:style-name="P527"><text:s text:c="4"/># a filename having that extension.</text:p>
            <text:p text:style-name="P527"><text:s text:c="4"/># Specify it as a list of comma-joined pairs, e.g.</text:p>
            <text:p text:style-name="P527"><text:s text:c="4"/># <text:s text:c="4"/>ddgen_binary_to_text_field_pairs = binary1field, ext1field</text:p>
            <text:p text:style-name="P527"><text:s text:c="4"/># <text:s text:c="8"/>binary2field, ext2field</text:p>
            <text:p text:style-name="P527"><text:s text:c="4"/># <text:s text:c="8"/>...</text:p>
            <text:p text:style-name="P527"><text:s text:c="4"/># The first (binaryfield) can be specified as column or table.column,</text:p>
            <text:p text:style-name="P527"><text:s text:c="4"/># but the second must be column only.</text:p>
            <text:p text:style-name="P527">ddgen_binary_to_text_field_pairs =</text:p>
            <text:p text:style-name="P527"/>
            <text:p text:style-name="P527"><text:s text:c="4"/># Specify any text-extraction rows for which you also want to set the flag</text:p>
            <text:p text:style-name="P527"><text:s text:c="4"/># "skip_if_extract_fails":</text:p>
            <text:p text:style-name="P527">ddgen_skip_row_if_extract_text_fails_fields =</text:p>
            <text:p text:style-name="P527"/>
            <text:p text:style-name="P527"><text:s text:c="4"/># Fields that are used as patient opt-out fields:</text:p>
            <text:p text:style-name="P527">ddgen_patient_opt_out_fields =</text:p>
            <text:p text:style-name="P527"/>
            <text:p text:style-name="P527"><text:s text:c="4"/># ~~~~~~~~~~~~~~~~~~~~~~~~~~~~~~~~~~~~~~~~~~~~~~~~~~~~~~~~~~~~~~~~~~~~~~~~~</text:p>
            <text:p text:style-name="P527"><text:s text:c="4"/># DESTINATION INDEXING</text:p>
            <text:p text:style-name="P527"><text:s text:c="4"/># ~~~~~~~~~~~~~~~~~~~~~~~~~~~~~~~~~~~~~~~~~~~~~~~~~~~~~~~~~~~~~~~~~~~~~~~~~</text:p>
            <text:p text:style-name="P527"/>
            <text:p text:style-name="P527"><text:s text:c="4"/># Fields to apply an index to</text:p>
            <text:p text:style-name="P527">ddgen_index_fields =</text:p>
            <text:p text:style-name="P527"/>
            <text:p text:style-name="P527"><text:s text:c="4"/># Allow full-text index creation? Default true. Disable for databases that</text:p>
            <text:p text:style-name="P527"><text:s text:c="4"/># don't support them?</text:p>
            <text:p text:style-name="P527">ddgen_allow_fulltext_indexing = True</text:p>
            <text:p text:style-name="P527"/>
            <text:p text:style-name="P527"><text:s text:c="4"/># ~~~~~~~~~~~~~~~~~~~~~~~~~~~~~~~~~~~~~~~~~~~~~~~~~~~~~~~~~~~~~~~~~~~~~~~~~</text:p>
            <text:p text:style-name="P527"><text:s text:c="4"/># DATA DICTIONARY MANIPULATION TO DESTINATION TABLE/FIELD NAMES</text:p>
            <text:p text:style-name="P527"><text:s text:c="4"/># ~~~~~~~~~~~~~~~~~~~~~~~~~~~~~~~~~~~~~~~~~~~~~~~~~~~~~~~~~~~~~~~~~~~~~~~~~</text:p>
            <text:p text:style-name="P527"/>
            <text:p text:style-name="P527"><text:s text:c="4"/># Force all destination tables/fields to lower case?</text:p>
            <text:p text:style-name="P527"><text:s text:c="4"/># Boolean; default is True.</text:p>
            <text:p text:style-name="P527">ddgen_force_lower_case = True</text:p>
            <text:p text:style-name="P527"/>
            <text:p text:style-name="P527"><text:s text:c="4"/># Convert spaces in table/fieldnames (yuk!) to underscores? Default: true.</text:p>
            <text:p text:style-name="P527">ddgen_convert_odd_chars_to_underscore = True</text:p>
            <text:p text:style-name="P527"/>
            <text:p text:style-name="P527"><text:s text:c="4"/># ~~~~~~~~~~~~~~~~~~~~~~~~~~~~~~~~~~~~~~~~~~~~~~~~~~~~~~~~~~~~~~~~~~~~~~~~~</text:p>
            <text:p text:style-name="P527"><text:s text:c="4"/># PROCESSING OPTIONS, TO LIMIT DATA QUANTITY FOR TESTING</text:p>
            <text:p text:style-name="P527"><text:s text:c="4"/># ~~~~~~~~~~~~~~~~~~~~~~~~~~~~~~~~~~~~~~~~~~~~~~~~~~~~~~~~~~~~~~~~~~~~~~~~~</text:p>
            <text:p text:style-name="P527"/>
            <text:p text:style-name="P527"><text:s text:c="4"/># Specify 0 (the default) for no limit, or a number of rows (e.g. 1000) to</text:p>
            <text:p text:style-name="P527"><text:s text:c="4"/># apply to any tables listed in debug_limited_tables. For those tables,</text:p>
            <text:p text:style-name="P527"><text:s text:c="4"/># only this many rows will be taken from the source database. Use this, for</text:p>
            <text:p text:style-name="P527"><text:s text:c="4"/># example, to reduce the number of large documents fetched.</text:p>
            <text:p text:style-name="P527"><text:s text:c="4"/># If you run a multiprocess/multithreaded anonymisation, this limit applies</text:p>
            <text:p text:style-name="P527"><text:s text:c="4"/># per *process* (or task), not overall.</text:p>
            <text:p text:style-name="P527"><text:s text:c="4"/># Note that these limits DO NOT APPLY to the fetching of patient-</text:p>
            <text:p text:style-name="P527"><text:s text:c="4"/># identifiable information for anonymisation -- when a patient is</text:p>
            <text:p text:style-name="P527"><text:s text:c="4"/># processed, all identifiable information for that patient is trawled.</text:p>
            <text:p text:style-name="P527">debug_row_limit =</text:p>
            <text:p text:style-name="P527"/>
            <text:p text:style-name="P527"><text:s text:c="4"/># List of tables to which to apply debug_row_limit (see above).</text:p>
            <text:p text:style-name="P527">debug_limited_tables =</text:p>
            <text:p text:style-name="P527"><text:soft-page-break/></text:p>
            <text:p text:style-name="P527"># -----------------------------------------------------------------------------</text:p>
            <text:p text:style-name="P527"># Source database example 2</text:p>
            <text:p text:style-name="P527"># -----------------------------------------------------------------------------</text:p>
            <text:p text:style-name="P527"/>
            <text:p text:style-name="P527">[mysourcedb2]</text:p>
            <text:p text:style-name="P527"/>
            <text:p text:style-name="P527">url = mysql+mysqldb://username:password@127.0.0.1:3306/source2_databasename?charset=utf8</text:p>
            <text:p text:style-name="P527"/>
            <text:p text:style-name="P527">ddgen_force_lower_case = True</text:p>
            <text:p text:style-name="P527">ddgen_per_table_pid_field = patient_id</text:p>
            <text:p text:style-name="P527">ddgen_master_pid_fieldname = nhsnum</text:p>
            <text:p text:style-name="P527">ddgen_table_blacklist =</text:p>
            <text:p text:style-name="P527">ddgen_field_blacklist =</text:p>
            <text:p text:style-name="P527">ddgen_table_require_field_absolute =</text:p>
            <text:p text:style-name="P527">ddgen_table_require_field_conditional =</text:p>
            <text:p text:style-name="P527">ddgen_pk_fields =</text:p>
            <text:p text:style-name="P527">ddgen_constant_content = False</text:p>
            <text:p text:style-name="P527">ddgen_scrubsrc_patient_fields =</text:p>
            <text:p text:style-name="P527">ddgen_scrubsrc_thirdparty_fields =</text:p>
            <text:p text:style-name="P527">ddgen_scrubmethod_code_fields =</text:p>
            <text:p text:style-name="P527">ddgen_scrubmethod_date_fields =</text:p>
            <text:p text:style-name="P527">ddgen_scrubmethod_number_fields =</text:p>
            <text:p text:style-name="P527">ddgen_scrubmethod_phrase_fields =</text:p>
            <text:p text:style-name="P527">ddgen_safe_fields_exempt_from_scrubbing =</text:p>
            <text:p text:style-name="P527">ddgen_min_length_for_scrubbing = 4</text:p>
            <text:p text:style-name="P527">ddgen_truncate_date_fields =</text:p>
            <text:p text:style-name="P527">ddgen_filename_to_text_fields =</text:p>
            <text:p text:style-name="P527">ddgen_binary_to_text_field_pairs =</text:p>
            <text:p text:style-name="P527"/>
            <text:p text:style-name="P527"># -----------------------------------------------------------------------------</text:p>
            <text:p text:style-name="P527"># Source database example 3</text:p>
            <text:p text:style-name="P527"># -----------------------------------------------------------------------------</text:p>
            <text:p text:style-name="P527"/>
            <text:p text:style-name="P527">[camcops]</text:p>
            <text:p text:style-name="P527"># Example for the CamCOPS anonymisation staging database</text:p>
            <text:p text:style-name="P527"/>
            <text:p text:style-name="P527">url = mysql+mysqldb://username:password@127.0.0.1:3306/camcops_databasename?charset=utf8</text:p>
            <text:p text:style-name="P527"/>
            <text:p text:style-name="P527"># FOR EXAMPLE:</text:p>
            <text:p text:style-name="P527">ddgen_force_lower_case = True</text:p>
            <text:p text:style-name="P527">ddgen_per_table_pid_field = _patient_idnum1</text:p>
            <text:p text:style-name="P527">ddgen_pid_defining_fieldnames = _patient_idnum1</text:p>
            <text:p text:style-name="P527">ddgen_master_pid_fieldname = _patient_idnum2</text:p>
            <text:p text:style-name="P527"/>
            <text:p text:style-name="P527">ddgen_table_blacklist =</text:p>
            <text:p text:style-name="P527"/>
            <text:p text:style-name="P527">ddgen_field_blacklist = _patient_iddesc1</text:p>
            <text:p text:style-name="P527"><text:s text:c="4"/>_patient_idshortdesc1</text:p>
            <text:p text:style-name="P527"><text:s text:c="4"/>_patient_iddesc2</text:p>
            <text:p text:style-name="P527"><text:s text:c="4"/>_patient_idshortdesc2</text:p>
            <text:p text:style-name="P527"><text:s text:c="4"/>_patient_iddesc3</text:p>
            <text:p text:style-name="P527"><text:s text:c="4"/>_patient_idshortdesc3</text:p>
            <text:p text:style-name="P527"><text:s text:c="4"/>_patient_iddesc4</text:p>
            <text:p text:style-name="P527"><text:s text:c="4"/>_patient_idshortdesc4</text:p>
            <text:p text:style-name="P527"><text:s text:c="4"/>_patient_iddesc5</text:p>
            <text:p text:style-name="P527"><text:s text:c="4"/>_patient_idshortdesc5</text:p>
            <text:p text:style-name="P527"><text:s text:c="4"/>_patient_iddesc6</text:p>
            <text:p text:style-name="P527"><text:s text:c="4"/>_patient_idshortdesc6</text:p>
            <text:p text:style-name="P527"><text:s text:c="4"/>_patient_iddesc7</text:p>
            <text:p text:style-name="P527"><text:s text:c="4"/>_patient_idshortdesc7</text:p>
            <text:p text:style-name="P527"><text:s text:c="4"/>_patient_iddesc8</text:p>
            <text:p text:style-name="P527"><text:s text:c="4"/>_patient_idshortdesc8</text:p>
            <text:p text:style-name="P527"><text:s text:c="4"/>id</text:p>
            <text:p text:style-name="P527"><text:s text:c="4"/>patient_id</text:p>
            <text:p text:style-name="P527"><text:s text:c="4"/>_device</text:p>
            <text:p text:style-name="P527"><text:s text:c="4"/>_era</text:p>
            <text:p text:style-name="P527"><text:s text:c="4"/>_current</text:p>
            <text:p text:style-name="P527"><text:s text:c="4"/>_when_removed_exact</text:p>
            <text:p text:style-name="P527"><text:s text:c="4"/>_when_removed_batch_utc</text:p>
            <text:p text:style-name="P527"><text:soft-page-break/><text:s text:c="4"/>_removing_user</text:p>
            <text:p text:style-name="P527"><text:s text:c="4"/>_preserving_user</text:p>
            <text:p text:style-name="P527"><text:s text:c="4"/>_forcibly_preserved</text:p>
            <text:p text:style-name="P527"><text:s text:c="4"/>_predecessor_pk</text:p>
            <text:p text:style-name="P527"><text:s text:c="4"/>_successor_pk</text:p>
            <text:p text:style-name="P527"><text:s text:c="4"/>_manually_erased</text:p>
            <text:p text:style-name="P527"><text:s text:c="4"/>_manually_erased_at</text:p>
            <text:p text:style-name="P527"><text:s text:c="4"/>_manually_erasing_user</text:p>
            <text:p text:style-name="P527"><text:s text:c="4"/>_addition_pending</text:p>
            <text:p text:style-name="P527"><text:s text:c="4"/>_removal_pending</text:p>
            <text:p text:style-name="P527"><text:s text:c="4"/>_move_off_tablet</text:p>
            <text:p text:style-name="P527"/>
            <text:p text:style-name="P527">ddgen_table_require_field_absolute =</text:p>
            <text:p text:style-name="P527">ddgen_table_require_field_conditional =</text:p>
            <text:p text:style-name="P527">ddgen_pk_fields = _pk</text:p>
            <text:p text:style-name="P527">ddgen_constant_content = False</text:p>
            <text:p text:style-name="P527"/>
            <text:p text:style-name="P527">ddgen_scrubsrc_patient_fields = _patient_forename</text:p>
            <text:p text:style-name="P527"><text:s text:c="4"/>_patient_surname</text:p>
            <text:p text:style-name="P527"><text:s text:c="4"/>_patient_dob</text:p>
            <text:p text:style-name="P527"><text:s text:c="4"/>_patient_idnum1</text:p>
            <text:p text:style-name="P527"><text:s text:c="4"/>_patient_idnum2</text:p>
            <text:p text:style-name="P527"><text:s text:c="4"/>_patient_idnum3</text:p>
            <text:p text:style-name="P527"><text:s text:c="4"/>_patient_idnum4</text:p>
            <text:p text:style-name="P527"><text:s text:c="4"/>_patient_idnum5</text:p>
            <text:p text:style-name="P527"><text:s text:c="4"/>_patient_idnum6</text:p>
            <text:p text:style-name="P527"><text:s text:c="4"/>_patient_idnum7</text:p>
            <text:p text:style-name="P527"><text:s text:c="4"/>_patient_idnum8</text:p>
            <text:p text:style-name="P527"/>
            <text:p text:style-name="P527">ddgen_scrubsrc_thirdparty_fields =</text:p>
            <text:p text:style-name="P527"/>
            <text:p text:style-name="P527">ddgen_scrubmethod_code_fields =</text:p>
            <text:p text:style-name="P527">ddgen_scrubmethod_date_fields = _patient_dob</text:p>
            <text:p text:style-name="P527">ddgen_scrubmethod_number_fields =</text:p>
            <text:p text:style-name="P527">ddgen_scrubmethod_phrase_fields =</text:p>
            <text:p text:style-name="P527"/>
            <text:p text:style-name="P527">ddgen_safe_fields_exempt_from_scrubbing = _device</text:p>
            <text:p text:style-name="P527"><text:s text:c="4"/>_era</text:p>
            <text:p text:style-name="P527"><text:s text:c="4"/>_when_added_exact</text:p>
            <text:p text:style-name="P527"><text:s text:c="4"/>_adding_user</text:p>
            <text:p text:style-name="P527"><text:s text:c="4"/>_when_removed_exact</text:p>
            <text:p text:style-name="P527"><text:s text:c="4"/>_removing_user</text:p>
            <text:p text:style-name="P527"><text:s text:c="4"/>_preserving_user</text:p>
            <text:p text:style-name="P527"><text:s text:c="4"/>_manually_erased_at</text:p>
            <text:p text:style-name="P527"><text:s text:c="4"/>_manually_erasing_user</text:p>
            <text:p text:style-name="P527"><text:s text:c="4"/>when_last_modified</text:p>
            <text:p text:style-name="P527"><text:s text:c="4"/>when_created</text:p>
            <text:p text:style-name="P527"><text:s text:c="4"/>when_firstexit</text:p>
            <text:p text:style-name="P527"><text:s text:c="4"/>clinician_specialty</text:p>
            <text:p text:style-name="P527"><text:s text:c="4"/>clinician_name</text:p>
            <text:p text:style-name="P527"><text:s text:c="4"/>clinician_post</text:p>
            <text:p text:style-name="P527"><text:s text:c="4"/>clinician_professional_registration</text:p>
            <text:p text:style-name="P527"><text:s text:c="4"/>clinician_contact_details</text:p>
            <text:p text:style-name="P527"># ... now some task-specific ones</text:p>
            <text:p text:style-name="P527"><text:s text:c="4"/>bdi_scale</text:p>
            <text:p text:style-name="P527"><text:s text:c="4"/>pause_start_time</text:p>
            <text:p text:style-name="P527"><text:s text:c="4"/>pause_end_time</text:p>
            <text:p text:style-name="P527"><text:s text:c="4"/>trial_start_time</text:p>
            <text:p text:style-name="P527"><text:s text:c="4"/>cue_start_time</text:p>
            <text:p text:style-name="P527"><text:s text:c="4"/>target_start_time</text:p>
            <text:p text:style-name="P527"><text:s text:c="4"/>detection_start_time</text:p>
            <text:p text:style-name="P527"><text:s text:c="4"/>iti_start_time</text:p>
            <text:p text:style-name="P527"><text:s text:c="4"/>iti_end_time</text:p>
            <text:p text:style-name="P527"><text:s text:c="4"/>trial_end_time</text:p>
            <text:p text:style-name="P527"><text:s text:c="4"/>response_time</text:p>
            <text:p text:style-name="P527"><text:s text:c="4"/>target_time</text:p>
            <text:p text:style-name="P527"><text:s text:c="4"/>choice_time</text:p>
            <text:p text:style-name="P527"><text:s text:c="4"/>discharge_date</text:p>
            <text:p text:style-name="P527"><text:s text:c="4"/>discharge_reason_code</text:p>
            <text:p text:style-name="P527"><text:s text:c="4"/>diagnosis_psych_1_icd10code</text:p>
            <text:p text:style-name="P527"><text:soft-page-break/><text:s text:c="4"/>diagnosis_psych_1_description</text:p>
            <text:p text:style-name="P527"><text:s text:c="4"/>diagnosis_psych_2_icd10code</text:p>
            <text:p text:style-name="P527"><text:s text:c="4"/>diagnosis_psych_2_description</text:p>
            <text:p text:style-name="P527"><text:s text:c="4"/>diagnosis_psych_3_icd10code</text:p>
            <text:p text:style-name="P527"><text:s text:c="4"/>diagnosis_psych_3_description</text:p>
            <text:p text:style-name="P527"><text:s text:c="4"/>diagnosis_psych_4_icd10code</text:p>
            <text:p text:style-name="P527"><text:s text:c="4"/>diagnosis_psych_4_description</text:p>
            <text:p text:style-name="P527"><text:s text:c="4"/>diagnosis_medical_1</text:p>
            <text:p text:style-name="P527"><text:s text:c="4"/>diagnosis_medical_2</text:p>
            <text:p text:style-name="P527"><text:s text:c="4"/>diagnosis_medical_3</text:p>
            <text:p text:style-name="P527"><text:s text:c="4"/>diagnosis_medical_4</text:p>
            <text:p text:style-name="P527"><text:s text:c="4"/>category_start_time</text:p>
            <text:p text:style-name="P527"><text:s text:c="4"/>category_response_time</text:p>
            <text:p text:style-name="P527"><text:s text:c="4"/>category_chosen</text:p>
            <text:p text:style-name="P527"><text:s text:c="4"/>gamble_fixed_option</text:p>
            <text:p text:style-name="P527"><text:s text:c="4"/>gamble_lottery_option_p</text:p>
            <text:p text:style-name="P527"><text:s text:c="4"/>gamble_lottery_option_q</text:p>
            <text:p text:style-name="P527"><text:s text:c="4"/>gamble_start_time</text:p>
            <text:p text:style-name="P527"><text:s text:c="4"/>gamble_response_time</text:p>
            <text:p text:style-name="P527"><text:s text:c="4"/>likelihood</text:p>
            <text:p text:style-name="P527"/>
            <text:p text:style-name="P527">ddgen_min_length_for_scrubbing = 4</text:p>
            <text:p text:style-name="P527"/>
            <text:p text:style-name="P527">ddgen_truncate_date_fields = _patient_dob</text:p>
            <text:p text:style-name="P527">ddgen_filename_to_text_fields =</text:p>
            <text:p text:style-name="P527">ddgen_binary_to_text_field_pairs =</text:p>
            <text:p text:style-name="P527"/>
            <text:p text:style-name="P527"/>
          </table:table-cell>
        </table:table-row>
      </table:table>
      <text:p text:style-name="P24"/>
      <text:p text:style-name="P59"/>
      <text:h text:style-name="P718" text:outline-level="2"><text:bookmark-start text:name="__RefHeading___Toc7131_1912352588"/><text:span text:style-name="T375">Command-line options: </text:span>crate_anonymise<text:bookmark-end text:name="__RefHeading___Toc7131_1912352588"/></text:h>
      <text:p text:style-name="P110">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704" text:outline-level="2"/>
      <text:h text:style-name="P718" text:outline-level="2"><text:bookmark-start text:name="__RefHeading___Toc7133_1912352588"/><text:span text:style-name="T375">Command-line options: </text:span>crate_anonymise_multiprocess<text:bookmark-end text:name="__RefHeading___Toc7133_1912352588"/></text:h>
      <text:p text:style-name="P110">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7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6"><text:span text:style-name="Code_5f_inline"><text:tab/>crate_nlp --</text:span><text:span text:style-name="Code_5f_inline"><text:span text:style-name="T388">nlpdef </text:span></text:span><text:span text:style-name="Code_5f_inline">NLP_NAME --incremental</text:span></text:p>
      <text:p text:style-name="P86"><text:span text:style-name="Code_5f_inline"><text:tab/>crate_nlp --</text:span><text:span text:style-name="Code_5f_inline"><text:span text:style-name="T388">nlpdef </text:span></text:span><text:span text:style-name="Code_5f_inline">NLP_NAME --full </text:span></text:p>
      <text:p text:style-name="P86"><text:span text:style-name="Code_5f_inline"><text:tab/>crate_nlp_multiprocess --</text:span><text:span text:style-name="Code_5f_inline"><text:span text:style-name="T388">nlpdef </text:span></text:span><text:span text:style-name="Code_5f_inline">NLP_NAME --incremental</text:span></text:p>
      <text:p text:style-name="P86"><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7">Definition </text:span>class, which acts as the master config class.</text:p></text:note-body></text:note></text:p>
      <text:p text:style-name="P103">The NLP definition sets out the following things.</text:p>
      <text:list xml:id="list8039059590521795170" text:style-name="L13">
        <text:list-item>
          <text:p text:style-name="P552"><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60"><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2"><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52"><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3"><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54">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5">For GATE apps that provide more than one type of output structure, you will need to specify more than one output table.</text:p>
            </text:list-item>
            <text:list-item>
              <text:p text:style-name="P55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8"><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8">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705" text:outline-level="2"><text:bookmark-start text:name="__RefHeading___Toc22230_1898371605"/><text:span text:style-name="T393">MedEx-UIMA </text:span>handling<text:bookmark-end text:name="__RefHeading___Toc22230_1898371605"/></text:h>
      <text:p text:style-name="P106"><text:span text:style-name="T393">MedEx-UIMA NLP (for drugs and drug doses)</text:span><text:span text:style-name="T393"><text:note text:id="ftn7" text:note-class="footnote"><text:note-citation>7</text:note-citation><text:note-body><text:p text:style-name="P449">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20">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7">.</text:span></text:p>
      <text:p text:style-name="P112"><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3"><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0">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2">variable_name</text:p>
          </table:table-cell>
          <table:table-cell table:style-name="Table25.A2" office:value-type="string">
            <text:p text:style-name="P522">VARCHAR(64)</text:p>
          </table:table-cell>
          <table:table-cell table:style-name="Table25.C2" office:value-type="string">
            <text:p text:style-name="P522">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2">variable_text</text:p>
          </table:table-cell>
          <table:table-cell table:style-name="Table25.A2" office:value-type="string">
            <text:p text:style-name="P522">TEXT</text:p>
          </table:table-cell>
          <table:table-cell table:style-name="Table25.C2" office:value-type="string">
            <text:p text:style-name="P522">Text that matched the variable name (e.g. ‘CRP’, ‘C-reactive protein’).</text:p>
          </table:table-cell>
        </table:table-row>
        <table:table-row>
          <table:table-cell table:style-name="Table25.A2" office:value-type="string">
            <text:p text:style-name="P522">relation_text</text:p>
          </table:table-cell>
          <table:table-cell table:style-name="Table25.A2" office:value-type="string">
            <text:p text:style-name="P522">VARCHAR(50)</text:p>
          </table:table-cell>
          <table:table-cell table:style-name="Table25.C2" office:value-type="string">
            <text:p text:style-name="P522">Text that matched the mathematical relationship between variable and value (e.g. ‘=’, ‘equals’, ‘less than’)</text:p>
          </table:table-cell>
        </table:table-row>
        <table:table-row>
          <table:table-cell table:style-name="Table25.A2" office:value-type="string">
            <text:p text:style-name="P522">relation</text:p>
          </table:table-cell>
          <table:table-cell table:style-name="Table25.A2" office:value-type="string">
            <text:p text:style-name="P522">VARCHAR(2)</text:p>
          </table:table-cell>
          <table:table-cell table:style-name="Table25.C2" office:value-type="string">
            <text:p text:style-name="P522">Standardized mathematical relationship between variable and value (e.g. ‘=’, ‘&lt;=’)</text:p>
          </table:table-cell>
        </table:table-row>
        <table:table-row>
          <table:table-cell table:style-name="Table25.A2" office:value-type="string">
            <text:p text:style-name="P522">value_text</text:p>
          </table:table-cell>
          <table:table-cell table:style-name="Table25.A2" office:value-type="string">
            <text:p text:style-name="P522"><text:bookmark-start text:name="__DdeLink__10944_1902963505"/>VARCHAR(50)<text:bookmark-end text:name="__DdeLink__10944_1902963505"/></text:p>
          </table:table-cell>
          <table:table-cell table:style-name="Table25.C2" office:value-type="string">
            <text:p text:style-name="P522">Matched numerical value, as text</text:p>
          </table:table-cell>
        </table:table-row>
        <table:table-row>
          <table:table-cell table:style-name="Table25.A2" office:value-type="string">
            <text:p text:style-name="P522">units</text:p>
          </table:table-cell>
          <table:table-cell table:style-name="Table25.A2" office:value-type="string">
            <text:p text:style-name="P522">VARCHAR(50)</text:p>
          </table:table-cell>
          <table:table-cell table:style-name="Table25.C2" office:value-type="string">
            <text:p text:style-name="P522">Matched units, as text</text:p>
          </table:table-cell>
        </table:table-row>
        <table:table-row>
          <table:table-cell table:style-name="Table25.A2" office:value-type="string">
            <text:p text:style-name="P522">value_mg_l <text:span text:style-name="T79">(*)</text:span></text:p>
          </table:table-cell>
          <table:table-cell table:style-name="Table25.A2" office:value-type="string">
            <text:p text:style-name="P522">FLOAT</text:p>
          </table:table-cell>
          <table:table-cell table:style-name="Table25.C2" office:value-type="string">
            <text:p text:style-name="P522">Numerical value in preferred units, if known</text:p>
          </table:table-cell>
        </table:table-row>
        <table:table-row>
          <table:table-cell table:style-name="Table25.A2" office:value-type="string">
            <text:p text:style-name="P522">tense_text</text:p>
          </table:table-cell>
          <table:table-cell table:style-name="Table25.A2" office:value-type="string">
            <text:p text:style-name="P522">VARCHAR(50)</text:p>
          </table:table-cell>
          <table:table-cell table:style-name="Table25.C2" office:value-type="string">
            <text:p text:style-name="P522">Tense text, if known (e.g. ‘is’, ‘was’)</text:p>
          </table:table-cell>
        </table:table-row>
        <table:table-row>
          <table:table-cell table:style-name="Table25.A2" office:value-type="string">
            <text:p text:style-name="P522">tense</text:p>
          </table:table-cell>
          <table:table-cell table:style-name="Table25.A2" office:value-type="string">
            <text:p text:style-name="P522">VARCHAR(7)</text:p>
          </table:table-cell>
          <table:table-cell table:style-name="Table25.C2" office:value-type="string">
            <text:p text:style-name="P522">Calculated tense, if known (e.g. ‘past’, ‘present’)</text:p>
          </table:table-cell>
        </table:table-row>
      </table:table>
      <text:p text:style-name="P117"><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3"><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2">variable_name</text:p>
          </table:table-cell>
          <table:table-cell table:style-name="Table27.A2" office:value-type="string">
            <text:p text:style-name="P522">VARCHAR(64)</text:p>
          </table:table-cell>
          <table:table-cell table:style-name="Table27.C2" office:value-type="string">
            <text:p text:style-name="P522">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79"><text:soft-page-break/><text:span text:style-name="T29">SELECT</text:span> <text:span text:style-name="T405">text <text:s/></text:span><text:span text:style-name="T19">-- field with the free text in</text:span></text:p>
      <text:p text:style-name="P479"><text:span text:style-name="T29">FROM</text:span> <text:span text:style-name="T405">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703" text:outline-level="2"><text:bookmark-start text:name="__RefHeading___Toc6244_1570332519"/>Specimen NLP config file<text:bookmark-end text:name="__RefHeading___Toc6244_1570332519"/></text:h>
      <text:p text:style-name="P65">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5"># Configuration file for CRATE NLP manager (crate_nlp).</text:p>
            <text:p text:style-name="P525"># Version 0.18.12 (2017-02-26).</text:p>
            <text:p text:style-name="P525">#</text:p>
            <text:p text:style-name="P525"># PLEASE SEE THE MANUAL FOR AN OVERVIEW.</text:p>
            <text:p text:style-name="P525">#</text:p>
            <text:p text:style-name="P525"># =============================================================================</text:p>
            <text:p text:style-name="P525"># Notes on default fields</text:p>
            <text:p text:style-name="P525"># =============================================================================</text:p>
            <text:p text:style-name="P525"># - NOTE THAT THE FOLLOWING FIELDNAMES ARE USED AS STANDARD, AND WILL BE</text:p>
            <text:p text:style-name="P525"># <text:s text:c="2"/>AUTOCREATED:</text:p>
            <text:p text:style-name="P525">#</text:p>
            <text:p text:style-name="P525"># <text:s text:c="2"/>For *all* NLP processors (from input_field_config.py):</text:p>
            <text:p text:style-name="P525">#</text:p>
            <text:p text:style-name="P525"># <text:s text:c="6"/>_pk BIGINT</text:p>
            <text:p text:style-name="P525"># <text:s text:c="10"/>-- Arbitrary primary key (PK) within this table.</text:p>
            <text:p text:style-name="P525"># <text:s text:c="6"/>_nlpdef VARCHAR(64)</text:p>
            <text:p text:style-name="P525"># <text:s text:c="10"/>-- Name of the NLP definition producing this row.</text:p>
            <text:p text:style-name="P525"># <text:s text:c="6"/>_srcdb VARCHAR(64)</text:p>
            <text:p text:style-name="P525"># <text:s text:c="10"/>-- Source database name (from CRATE NLP config file)</text:p>
            <text:p text:style-name="P525"># <text:s text:c="6"/>_srctable VARCHAR(64)</text:p>
            <text:p text:style-name="P525"># <text:s text:c="10"/>-- Source table name</text:p>
            <text:p text:style-name="P525"># <text:s text:c="6"/>_srcpkfield VARCHAR(64)</text:p>
            <text:p text:style-name="P525"># <text:s text:c="10"/>-- PK field (column) name in source table</text:p>
            <text:p text:style-name="P525"># <text:s text:c="6"/>_srcpkval BIGINT</text:p>
            <text:p text:style-name="P525"># <text:s text:c="10"/>-- Source PK value</text:p>
            <text:p text:style-name="P525"># <text:s text:c="6"/>_srcpkstr VARCHAR(64)</text:p>
            <text:p text:style-name="P525"><text:soft-page-break/># <text:s text:c="10"/>-- NULL if the table has an integer PK, but the PK if</text:p>
            <text:p text:style-name="P525"># <text:s text:c="13"/>the PK was a string, to deal with hash collisions.</text:p>
            <text:p text:style-name="P525"># <text:s text:c="6"/>_srcfield VARCHAR(64)</text:p>
            <text:p text:style-name="P525"># <text:s text:c="10"/>-- Field (column) name of source text</text:p>
            <text:p text:style-name="P525">#</text:p>
            <text:p text:style-name="P525"># <text:s text:c="2"/>The length of the VARCHAR fields is set by the MAX_SQL_FIELD_LEN constant.</text:p>
            <text:p text:style-name="P525">#</text:p>
            <text:p text:style-name="P525"># - Pipelines using GATE add these:</text:p>
            <text:p text:style-name="P525">#</text:p>
            <text:p text:style-name="P525"># <text:s text:c="6"/>_type VARCHAR(64)</text:p>
            <text:p text:style-name="P525"># <text:s text:c="10"/>-- Annotation type name (e.g. 'Person')</text:p>
            <text:p text:style-name="P525"># <text:s text:c="6"/>_id INT</text:p>
            <text:p text:style-name="P525"># <text:s text:c="10"/>-- Annotation ID, from GATE. Not clear that this is very useful.</text:p>
            <text:p text:style-name="P525"># <text:s text:c="6"/>_start INT</text:p>
            <text:p text:style-name="P525"># <text:s text:c="10"/>-- Start position in the content</text:p>
            <text:p text:style-name="P525"># <text:s text:c="6"/>_end INT</text:p>
            <text:p text:style-name="P525"># <text:s text:c="10"/>-- End position in the content</text:p>
            <text:p text:style-name="P525"># <text:s text:c="6"/>_content TEXT</text:p>
            <text:p text:style-name="P525"># <text:s text:c="10"/>-- Full content marked as relevant. (Not the entire content of the</text:p>
            <text:p text:style-name="P525"># <text:s text:c="13"/>source field.)</text:p>
            <text:p text:style-name="P525">#</text:p>
            <text:p text:style-name="P525"># - CRATE's numerical regular-expression pipelines add these:</text:p>
            <text:p text:style-name="P525">#</text:p>
            <text:p text:style-name="P525"># <text:s text:c="6"/>variable_name <text:s/>VARCHAR(64)</text:p>
            <text:p text:style-name="P525"># <text:s text:c="10"/>-- variable name as determined by the NLP processor</text:p>
            <text:p text:style-name="P525"># <text:s text:c="6"/>_content TEXT</text:p>
            <text:p text:style-name="P525"># <text:s text:c="10"/>-- matching text contents</text:p>
            <text:p text:style-name="P525"># <text:s text:c="6"/>_start INT</text:p>
            <text:p text:style-name="P525"># <text:s text:c="10"/>-- start position within the full text</text:p>
            <text:p text:style-name="P525"># <text:s text:c="6"/>_end INT</text:p>
            <text:p text:style-name="P525"># <text:s text:c="10"/>-- end position within the full text</text:p>
            <text:p text:style-name="P525"># <text:s text:c="6"/>variable_text TEXT</text:p>
            <text:p text:style-name="P525"># <text:s text:c="10"/>-- text that actually matched the target variable name</text:p>
            <text:p text:style-name="P525"># <text:s text:c="6"/>relation VARCHAR(3)</text:p>
            <text:p text:style-name="P525"># <text:s text:c="10"/>-- mathematical relation of variable to value, e.g. '&lt;=', '='</text:p>
            <text:p text:style-name="P525"># <text:s text:c="6"/>value_text TEXT</text:p>
            <text:p text:style-name="P525"># <text:s text:c="10"/>-- numerical value as text</text:p>
            <text:p text:style-name="P525"># <text:s text:c="6"/>units TEXT</text:p>
            <text:p text:style-name="P525"># <text:s text:c="10"/>-- text that matched some definition of a possible unit</text:p>
            <text:p text:style-name="P525">#</text:p>
            <text:p text:style-name="P525"># <text:s text:c="2"/>... plus a NLP-specific field with the actual value.</text:p>
            <text:p text:style-name="P525"/>
            <text:p text:style-name="P525"/>
            <text:p text:style-name="P525"># =============================================================================</text:p>
            <text:p text:style-name="P525"># A. Individual NLP definitions</text:p>
            <text:p text:style-name="P525"># =============================================================================</text:p>
            <text:p text:style-name="P525"># - referred to by the nlp_manager.py's command-line arguments</text:p>
            <text:p text:style-name="P525"># - You are likely to need to alter these (particularly the bits in capital</text:p>
            <text:p text:style-name="P525"># <text:s text:c="2"/>letters) to refer to your own database(s).</text:p>
            <text:p text:style-name="P525"/>
            <text:p text:style-name="P525"># -----------------------------------------------------------------------------</text:p>
            <text:p text:style-name="P525"># GATE people-and-places demo</text:p>
            <text:p text:style-name="P525"># -----------------------------------------------------------------------------</text:p>
            <text:p text:style-name="P525"/>
            <text:p text:style-name="P525">[MY_NLPDEF_NAME_LOCATION_NLP]</text:p>
            <text:p text:style-name="P525"/>
            <text:p text:style-name="P525"><text:s text:c="4"/># Input is from one or more source databases/tables/fields.</text:p>
            <text:p text:style-name="P525"><text:s text:c="4"/># This list refers to config sections that define those fields in more</text:p>
            <text:p text:style-name="P525"><text:s text:c="4"/># detail.</text:p>
            <text:p text:style-name="P525"/>
            <text:p text:style-name="P525">inputfielddefs =</text:p>
            <text:p text:style-name="P525"><text:s text:c="4"/>INPUT_FIELD_CLINICAL_DOCUMENTS</text:p>
            <text:p text:style-name="P525"><text:s text:c="4"/>INPUT_FIELD_PROGRESS_NOTES</text:p>
            <text:p text:style-name="P525"/>
            <text:p text:style-name="P525"><text:s text:c="4"/># Which NLP processors shall we use?</text:p>
            <text:p text:style-name="P525"><text:s text:c="4"/># Specify these as a list of (processor_type, config_section) pairs.</text:p>
            <text:p text:style-name="P525"><text:s text:c="4"/># For possible processor types, see "crate_nlp --listprocessors".</text:p>
            <text:p text:style-name="P525"/>
            <text:p text:style-name="P525">processors =</text:p>
            <text:p text:style-name="P525"><text:s text:c="4"/>GATE procdef_gate_name_location</text:p>
            <text:p text:style-name="P525"><text:soft-page-break/></text:p>
            <text:p text:style-name="P525"><text:s text:c="4"/># To allow incremental updates, information is stored in a progress table.</text:p>
            <text:p text:style-name="P525"><text:s text:c="4"/># The database name is a cross-reference to another section in this config</text:p>
            <text:p text:style-name="P525"><text:s text:c="4"/># file. The table name is hard-coded to 'crate_nlp_progress'.</text:p>
            <text:p text:style-name="P525"/>
            <text:p text:style-name="P525">progressdb = DESTINATION_DATABASE</text:p>
            <text:p text:style-name="P525">hashphrase = doesnotmatter</text:p>
            <text:p text:style-name="P525"><text:s text:c="4"/># ... you should replace this with a hash phrase of your own, but it's not</text:p>
            <text:p text:style-name="P525"><text:s text:c="4"/># especially secret (it's only used for change detection and users are</text:p>
            <text:p text:style-name="P525"><text:s text:c="4"/># likely to have access to the source material anyway), and its specific</text:p>
            <text:p text:style-name="P525"><text:s text:c="4"/># value is unimportant.</text:p>
            <text:p text:style-name="P525"/>
            <text:p text:style-name="P525"><text:s text:c="4"/># Temporary tablename to use (in progress and destination databases).</text:p>
            <text:p text:style-name="P525"><text:s text:c="4"/># Default is _crate_nlp_temptable</text:p>
            <text:p text:style-name="P525"># temporary_tablename = _crate_nlp_temptable</text:p>
            <text:p text:style-name="P525"/>
            <text:p text:style-name="P525"># -----------------------------------------------------------------------------</text:p>
            <text:p text:style-name="P525"># KConnect (Bio-YODIE) GATE app</text:p>
            <text:p text:style-name="P525"># -----------------------------------------------------------------------------</text:p>
            <text:p text:style-name="P525"/>
            <text:p text:style-name="P525">[MY_NLPDEF_KCONNECT]</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GATE procdef_gate_kconnect</text:p>
            <text:p text:style-name="P525">progressdb = DESTINATION_DATABASE</text:p>
            <text:p text:style-name="P525">hashphrase = doesnotmatter</text:p>
            <text:p text:style-name="P525"/>
            <text:p text:style-name="P525"># -----------------------------------------------------------------------------</text:p>
            <text:p text:style-name="P525"># Medex-UIMA drug-finding app</text:p>
            <text:p text:style-name="P525"># -----------------------------------------------------------------------------</text:p>
            <text:p text:style-name="P525"/>
            <text:p text:style-name="P525">[MY_NLPDEF_MEDEX_DRUGS]</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Medex procdef_medex_drugs</text:p>
            <text:p text:style-name="P525">progressdb = DESTINATION_DATABASE</text:p>
            <text:p text:style-name="P525">hashphrase = doesnotmatter</text:p>
            <text:p text:style-name="P525"/>
            <text:p text:style-name="P525"># -----------------------------------------------------------------------------</text:p>
            <text:p text:style-name="P525"># CRATE number-finding Python regexes</text:p>
            <text:p text:style-name="P525"># -----------------------------------------------------------------------------</text:p>
            <text:p text:style-name="P525"/>
            <text:p text:style-name="P525">[MY_NLPDEF_BIOMARKERS]</text:p>
            <text:p text:style-name="P525"/>
            <text:p text:style-name="P525">inputfielddefs =</text:p>
            <text:p text:style-name="P525"><text:s text:c="4"/>INPUT_FIELD_CLINICAL_DOCUMENTS</text:p>
            <text:p text:style-name="P525"><text:s text:c="4"/>INPUT_FIELD_PROGRESS_NOTES</text:p>
            <text:p text:style-name="P525"/>
            <text:p text:style-name="P525">processors =</text:p>
            <text:p text:style-name="P525"><text:s text:c="4"/># -------------------------------------------------------------------------</text:p>
            <text:p text:style-name="P525"><text:s text:c="4"/># Biochemistry</text:p>
            <text:p text:style-name="P525"><text:s text:c="4"/># -------------------------------------------------------------------------</text:p>
            <text:p text:style-name="P525"><text:s text:c="4"/>CRP procdef_crp</text:p>
            <text:p text:style-name="P525"><text:s text:c="4"/>CRPValidator procdef_validate_crp</text:p>
            <text:p text:style-name="P525"><text:s text:c="4"/>Sodium procdef_sodium</text:p>
            <text:p text:style-name="P525"><text:s text:c="4"/>SodiumValidator procdef_validate_sodium</text:p>
            <text:p text:style-name="P525"><text:s text:c="4"/>TSH procdef_tsh</text:p>
            <text:p text:style-name="P525"><text:s text:c="4"/>TSHValidator procdef_validate_tsh</text:p>
            <text:p text:style-name="P525"><text:s text:c="4"/># -------------------------------------------------------------------------</text:p>
            <text:p text:style-name="P525"><text:s text:c="4"/># Clinical</text:p>
            <text:p text:style-name="P525"><text:s text:c="4"/># -------------------------------------------------------------------------</text:p>
            <text:p text:style-name="P525"><text:s text:c="4"/>Height procdef_height</text:p>
            <text:p text:style-name="P525"><text:s text:c="4"/>HeightValidator procdef_validate_height</text:p>
            <text:p text:style-name="P525"><text:s text:c="4"/>Weight procdef_weight</text:p>
            <text:p text:style-name="P525"><text:soft-page-break/><text:s text:c="4"/>WeightValidator procdef_validate_weight</text:p>
            <text:p text:style-name="P525"><text:s text:c="4"/>Bmi procdef_bmi</text:p>
            <text:p text:style-name="P525"><text:s text:c="4"/>BmiValidator procdef_validate_bmi</text:p>
            <text:p text:style-name="P525"><text:s text:c="4"/>Bp procdef_bp</text:p>
            <text:p text:style-name="P525"><text:s text:c="4"/>BpValidator procdef_validate_bp</text:p>
            <text:p text:style-name="P525"><text:s text:c="4"/># -------------------------------------------------------------------------</text:p>
            <text:p text:style-name="P525"><text:s text:c="4"/># Cognitive</text:p>
            <text:p text:style-name="P525"><text:s text:c="4"/># -------------------------------------------------------------------------</text:p>
            <text:p text:style-name="P525"><text:s text:c="4"/>MMSE procdef_mmse</text:p>
            <text:p text:style-name="P525"><text:s text:c="4"/>MMSEValidator procdef_validate_mmse</text:p>
            <text:p text:style-name="P525"><text:s text:c="4"/>ACE procdef_ace</text:p>
            <text:p text:style-name="P525"><text:s text:c="4"/>ACEValidator procdef_validate_ace</text:p>
            <text:p text:style-name="P525"><text:s text:c="4"/>MiniACE procdef_mini_ace</text:p>
            <text:p text:style-name="P525"><text:s text:c="4"/>MiniACEValidator procdef_validate_mini_ace</text:p>
            <text:p text:style-name="P525"><text:s text:c="4"/>MOCA procdef_moca</text:p>
            <text:p text:style-name="P525"><text:s text:c="4"/>MOCAValidator procdef_validate_moca</text:p>
            <text:p text:style-name="P525"><text:s text:c="4"/># -------------------------------------------------------------------------</text:p>
            <text:p text:style-name="P525"><text:s text:c="4"/># Haematology</text:p>
            <text:p text:style-name="P525"><text:s text:c="4"/># -------------------------------------------------------------------------</text:p>
            <text:p text:style-name="P525"><text:s text:c="4"/>ESR procdef_esr</text:p>
            <text:p text:style-name="P525"><text:s text:c="4"/>ESRValidator procdef_validate_esr</text:p>
            <text:p text:style-name="P525"><text:s text:c="4"/>WBC procdef_wbc</text:p>
            <text:p text:style-name="P525"><text:s text:c="4"/>WBCValidator procdef_validate_wbc</text:p>
            <text:p text:style-name="P525"><text:s text:c="4"/>Basophils procdef_basophils</text:p>
            <text:p text:style-name="P525"><text:s text:c="4"/>BasophilsValidator procdef_validate_basophils</text:p>
            <text:p text:style-name="P525"><text:s text:c="4"/>Eosinophils procdef_eosinophils</text:p>
            <text:p text:style-name="P525"><text:s text:c="4"/>EosinophilsValidator procdef_validate_eosinophils</text:p>
            <text:p text:style-name="P525"><text:s text:c="4"/>Lymphocytes procdef_lymphocytes</text:p>
            <text:p text:style-name="P525"><text:s text:c="4"/>LymphocytesValidator procdef_validate_lymphocytes</text:p>
            <text:p text:style-name="P525"><text:s text:c="4"/>Monocytes procdef_monocytes</text:p>
            <text:p text:style-name="P525"><text:s text:c="4"/>MonocytesValidator procdef_validate_monocytes</text:p>
            <text:p text:style-name="P525"><text:s text:c="4"/>Neutrophils procdef_neutrophils</text:p>
            <text:p text:style-name="P525"><text:s text:c="4"/>NeutrophilsValidator procdef_validate_neutrophils</text:p>
            <text:p text:style-name="P525"/>
            <text:p text:style-name="P525">progressdb = DESTINATION_DATABASE</text:p>
            <text:p text:style-name="P525">hashphrase = doesnotmatter</text:p>
            <text:p text:style-name="P525"/>
            <text:p text:style-name="P525"><text:s text:c="4"/># Specify the maximum number of rows to be processed before a COMMIT is</text:p>
            <text:p text:style-name="P525"><text:s text:c="4"/># issued on the database transaction(s). This prevents the transaction(s)</text:p>
            <text:p text:style-name="P525"><text:s text:c="4"/># growing too large.</text:p>
            <text:p text:style-name="P525"><text:s text:c="4"/># Default is 1000.</text:p>
            <text:p text:style-name="P525">max_rows_before_commit = 1000</text:p>
            <text:p text:style-name="P525"/>
            <text:p text:style-name="P525"><text:s text:c="4"/># Specify the maximum number of source-record bytes (approximately!) that</text:p>
            <text:p text:style-name="P525"><text:s text:c="4"/># are processed before a COMMIT is issued on the database transaction(s).</text:p>
            <text:p text:style-name="P525"><text:s text:c="4"/># This prevents the transaction(s) growing too large. The COMMIT will be</text:p>
            <text:p text:style-name="P525"><text:s text:c="4"/># issued *after* this limit has been met/exceeded, so it may be exceeded if</text:p>
            <text:p text:style-name="P525"><text:s text:c="4"/># the transaction just before the limit takes the cumulative total over the</text:p>
            <text:p text:style-name="P525"><text:s text:c="4"/># limit.</text:p>
            <text:p text:style-name="P525"><text:s text:c="4"/># Default is 83886080.</text:p>
            <text:p text:style-name="P525">max_bytes_before_commit = 83886080</text:p>
            <text:p text:style-name="P525"/>
            <text:p text:style-name="P525"/>
            <text:p text:style-name="P525"># =============================================================================</text:p>
            <text:p text:style-name="P525"># B. NLP processor definitions</text:p>
            <text:p text:style-name="P525"># =============================================================================</text:p>
            <text:p text:style-name="P525"># - You're likely to have to modify the destination databases these point to,</text:p>
            <text:p text:style-name="P525"># <text:s text:c="2"/>but otherwise you can probably leave them as they are.</text:p>
            <text:p text:style-name="P525"/>
            <text:p text:style-name="P525"># -----------------------------------------------------------------------------</text:p>
            <text:p text:style-name="P525"># Specimen CRATE regular expression processor definitions</text:p>
            <text:p text:style-name="P525"># -----------------------------------------------------------------------------</text:p>
            <text:p text:style-name="P525"/>
            <text:p text:style-name="P525"><text:s text:c="4"/># Most of these are very simple, and just require a destination database</text:p>
            <text:p text:style-name="P525"><text:s text:c="4"/># (as a cross-reference to a database section within this file) and a</text:p>
            <text:p text:style-name="P525"><text:s text:c="4"/># destination table.</text:p>
            <text:p text:style-name="P525"/>
            <text:p text:style-name="P525"><text:s text:c="4"/># Biochemistry</text:p>
            <text:p text:style-name="P525"/>
            <text:p text:style-name="P525">[procdef_crp]</text:p>
            <text:p text:style-name="P525"><text:soft-page-break/>destdb = DESTINATION_DATABASE</text:p>
            <text:p text:style-name="P525">desttable = crp</text:p>
            <text:p text:style-name="P525">[procdef_validate_crp]</text:p>
            <text:p text:style-name="P525">destdb = DESTINATION_DATABASE</text:p>
            <text:p text:style-name="P525">desttable = validate_crp</text:p>
            <text:p text:style-name="P525"/>
            <text:p text:style-name="P525">[procdef_sodium]</text:p>
            <text:p text:style-name="P525">destdb = DESTINATION_DATABASE</text:p>
            <text:p text:style-name="P525">desttable = sodium</text:p>
            <text:p text:style-name="P525">[procdef_validate_sodium]</text:p>
            <text:p text:style-name="P525">destdb = DESTINATION_DATABASE</text:p>
            <text:p text:style-name="P525">desttable = validate_sodium</text:p>
            <text:p text:style-name="P525"/>
            <text:p text:style-name="P525">[procdef_tsh]</text:p>
            <text:p text:style-name="P525">destdb = DESTINATION_DATABASE</text:p>
            <text:p text:style-name="P525">desttable = tsh</text:p>
            <text:p text:style-name="P525">[procdef_validate_tsh]</text:p>
            <text:p text:style-name="P525">destdb = DESTINATION_DATABASE</text:p>
            <text:p text:style-name="P525">desttable = validate_tsh</text:p>
            <text:p text:style-name="P525"/>
            <text:p text:style-name="P525"><text:s text:c="4"/># Clinical</text:p>
            <text:p text:style-name="P525"/>
            <text:p text:style-name="P525">[procdef_height]</text:p>
            <text:p text:style-name="P525">destdb = DESTINATION_DATABASE</text:p>
            <text:p text:style-name="P525">desttable = height</text:p>
            <text:p text:style-name="P525">[procdef_validate_height]</text:p>
            <text:p text:style-name="P525">destdb = DESTINATION_DATABASE</text:p>
            <text:p text:style-name="P525">desttable = validate_height</text:p>
            <text:p text:style-name="P525"/>
            <text:p text:style-name="P525">[procdef_weight]</text:p>
            <text:p text:style-name="P525">destdb = DESTINATION_DATABASE</text:p>
            <text:p text:style-name="P525">desttable = weight</text:p>
            <text:p text:style-name="P525">[procdef_validate_weight]</text:p>
            <text:p text:style-name="P525">destdb = DESTINATION_DATABASE</text:p>
            <text:p text:style-name="P525">desttable = validate_weight</text:p>
            <text:p text:style-name="P525"/>
            <text:p text:style-name="P525">[procdef_bmi]</text:p>
            <text:p text:style-name="P525">destdb = DESTINATION_DATABASE</text:p>
            <text:p text:style-name="P525">desttable = bmi</text:p>
            <text:p text:style-name="P525">[procdef_validate_bmi]</text:p>
            <text:p text:style-name="P525">destdb = DESTINATION_DATABASE</text:p>
            <text:p text:style-name="P525">desttable = validate_bmi</text:p>
            <text:p text:style-name="P525"/>
            <text:p text:style-name="P525">[procdef_bp]</text:p>
            <text:p text:style-name="P525">destdb = DESTINATION_DATABASE</text:p>
            <text:p text:style-name="P525">desttable = bp</text:p>
            <text:p text:style-name="P525">[procdef_validate_bp]</text:p>
            <text:p text:style-name="P525">destdb = DESTINATION_DATABASE</text:p>
            <text:p text:style-name="P525">desttable = validate_bp</text:p>
            <text:p text:style-name="P525"/>
            <text:p text:style-name="P525"><text:s text:c="4"/># Cognitive</text:p>
            <text:p text:style-name="P525"/>
            <text:p text:style-name="P525">[procdef_mmse]</text:p>
            <text:p text:style-name="P525">destdb = DESTINATION_DATABASE</text:p>
            <text:p text:style-name="P525">desttable = mmse</text:p>
            <text:p text:style-name="P525">[procdef_validate_mmse]</text:p>
            <text:p text:style-name="P525">destdb = DESTINATION_DATABASE</text:p>
            <text:p text:style-name="P525">desttable = validate_mmse</text:p>
            <text:p text:style-name="P525"/>
            <text:p text:style-name="P525">[procdef_ace]</text:p>
            <text:p text:style-name="P525">destdb = DESTINATION_DATABASE</text:p>
            <text:p text:style-name="P525">desttable = ace</text:p>
            <text:p text:style-name="P525">[procdef_validate_ace]</text:p>
            <text:p text:style-name="P525">destdb = DESTINATION_DATABASE</text:p>
            <text:p text:style-name="P525">desttable = validate_ace</text:p>
            <text:p text:style-name="P525"/>
            <text:p text:style-name="P525">[procdef_mini_ace]</text:p>
            <text:p text:style-name="P525">destdb = DESTINATION_DATABASE</text:p>
            <text:p text:style-name="P525">desttable = mini_ace</text:p>
            <text:p text:style-name="P525">[procdef_validate_mini_ace]</text:p>
            <text:p text:style-name="P525"><text:soft-page-break/>destdb = DESTINATION_DATABASE</text:p>
            <text:p text:style-name="P525">desttable = validate_mini_ace</text:p>
            <text:p text:style-name="P525"/>
            <text:p text:style-name="P525">[procdef_moca]</text:p>
            <text:p text:style-name="P525">destdb = DESTINATION_DATABASE</text:p>
            <text:p text:style-name="P525">desttable = moca</text:p>
            <text:p text:style-name="P525">[procdef_validate_moca]</text:p>
            <text:p text:style-name="P525">destdb = DESTINATION_DATABASE</text:p>
            <text:p text:style-name="P525">desttable = validate_moca</text:p>
            <text:p text:style-name="P525"/>
            <text:p text:style-name="P525"><text:s text:c="4"/># Haematology</text:p>
            <text:p text:style-name="P525"/>
            <text:p text:style-name="P525">[procdef_esr]</text:p>
            <text:p text:style-name="P525">destdb = DESTINATION_DATABASE</text:p>
            <text:p text:style-name="P525">desttable = esr</text:p>
            <text:p text:style-name="P525">[procdef_validate_esr]</text:p>
            <text:p text:style-name="P525">destdb = DESTINATION_DATABASE</text:p>
            <text:p text:style-name="P525">desttable = validate_esr</text:p>
            <text:p text:style-name="P525"/>
            <text:p text:style-name="P525">[procdef_wbc]</text:p>
            <text:p text:style-name="P525">destdb = DESTINATION_DATABASE</text:p>
            <text:p text:style-name="P525">desttable = wbc</text:p>
            <text:p text:style-name="P525">[procdef_validate_wbc]</text:p>
            <text:p text:style-name="P525">destdb = DESTINATION_DATABASE</text:p>
            <text:p text:style-name="P525">desttable = validate_wbc</text:p>
            <text:p text:style-name="P525"/>
            <text:p text:style-name="P525">[procdef_basophils]</text:p>
            <text:p text:style-name="P525">destdb = DESTINATION_DATABASE</text:p>
            <text:p text:style-name="P525">desttable = basophils</text:p>
            <text:p text:style-name="P525">[procdef_validate_basophils]</text:p>
            <text:p text:style-name="P525">destdb = DESTINATION_DATABASE</text:p>
            <text:p text:style-name="P525">desttable = validate_basophils</text:p>
            <text:p text:style-name="P525"/>
            <text:p text:style-name="P525">[procdef_eosinophils]</text:p>
            <text:p text:style-name="P525">destdb = DESTINATION_DATABASE</text:p>
            <text:p text:style-name="P525">desttable = eosinophils</text:p>
            <text:p text:style-name="P525">[procdef_validate_eosinophils]</text:p>
            <text:p text:style-name="P525">destdb = DESTINATION_DATABASE</text:p>
            <text:p text:style-name="P525">desttable = validate_eosinophils</text:p>
            <text:p text:style-name="P525"/>
            <text:p text:style-name="P525">[procdef_lymphocytes]</text:p>
            <text:p text:style-name="P525">destdb = DESTINATION_DATABASE</text:p>
            <text:p text:style-name="P525">desttable = lymphocytes</text:p>
            <text:p text:style-name="P525">[procdef_validate_lymphocytes]</text:p>
            <text:p text:style-name="P525">destdb = DESTINATION_DATABASE</text:p>
            <text:p text:style-name="P525">desttable = validate_lymphocytes</text:p>
            <text:p text:style-name="P525"/>
            <text:p text:style-name="P525">[procdef_monocytes]</text:p>
            <text:p text:style-name="P525">destdb = DESTINATION_DATABASE</text:p>
            <text:p text:style-name="P525">desttable = monocytes</text:p>
            <text:p text:style-name="P525">[procdef_validate_monocytes]</text:p>
            <text:p text:style-name="P525">destdb = DESTINATION_DATABASE</text:p>
            <text:p text:style-name="P525">desttable = validate_monocytes</text:p>
            <text:p text:style-name="P525"/>
            <text:p text:style-name="P525">[procdef_neutrophils]</text:p>
            <text:p text:style-name="P525">destdb = DESTINATION_DATABASE</text:p>
            <text:p text:style-name="P525">desttable = neutrophils</text:p>
            <text:p text:style-name="P525">[procdef_validate_neutrophils]</text:p>
            <text:p text:style-name="P525">destdb = DESTINATION_DATABASE</text:p>
            <text:p text:style-name="P525">desttable = validate_neutrophils</text:p>
            <text:p text:style-name="P525"/>
            <text:p text:style-name="P525"># -----------------------------------------------------------------------------</text:p>
            <text:p text:style-name="P525"># Specimen GATE demo people/places processor definition</text:p>
            <text:p text:style-name="P525"># -----------------------------------------------------------------------------</text:p>
            <text:p text:style-name="P525"/>
            <text:p text:style-name="P525">[procdef_gate_name_location]</text:p>
            <text:p text:style-name="P525"/>
            <text:p text:style-name="P525"><text:s text:c="4"/># Which database will this processor write to?</text:p>
            <text:p text:style-name="P525"/>
            <text:p text:style-name="P525">destdb = DESTINATION_DATABASE</text:p>
            <text:p text:style-name="P525"><text:soft-page-break/></text:p>
            <text:p text:style-name="P525"><text:s text:c="4"/># Map GATE '_type' parameters to possible destination tables (in</text:p>
            <text:p text:style-name="P525"><text:s text:c="4"/># case-insensitive fashion). What follows is a list of pairs: the first</text:p>
            <text:p text:style-name="P525"><text:s text:c="4"/># item is the annotation type coming out of the GATE system, and the second</text:p>
            <text:p text:style-name="P525"><text:s text:c="4"/># is the output type section defined in this file (as a separate section).</text:p>
            <text:p text:style-name="P525"><text:s text:c="4"/># Those sections (q.v.) define tables and columns (fields).</text:p>
            <text:p text:style-name="P525"/>
            <text:p text:style-name="P525">outputtypemap =</text:p>
            <text:p text:style-name="P525"><text:s text:c="4"/>person output_person</text:p>
            <text:p text:style-name="P525"><text:s text:c="4"/>location output_location</text:p>
            <text:p text:style-name="P525"/>
            <text:p text:style-name="P525"><text:s text:c="4"/># GATE NLP is done by an external program.</text:p>
            <text:p text:style-name="P525"><text:s text:c="4"/># SEE THE MANUAL FOR DETAIL.</text:p>
            <text:p text:style-name="P525"><text:s text:c="4"/>#</text:p>
            <text:p text:style-name="P525"><text:s text:c="4"/># Here we specify a program and associated arguments, and an optional</text:p>
            <text:p text:style-name="P525"><text:s text:c="4"/># environment variable section.</text:p>
            <text:p text:style-name="P525"><text:s text:c="4"/># The example shows how to use Java to launch a specific Java program</text:p>
            <text:p text:style-name="P525"><text:s text:c="4"/># (CrateGatePipeline), having set a path to find other Java classes, and then to</text:p>
            <text:p text:style-name="P525"><text:s text:c="4"/># pass arguments to the program itself.</text:p>
            <text:p text:style-name="P525"><text:s text:c="4"/>#</text:p>
            <text:p text:style-name="P525"><text:s text:c="4"/># NOTE IN PARTICULAR:</text:p>
            <text:p text:style-name="P525"><text:s text:c="4"/># - Use double quotes to encapsulate any filename that may have spaces</text:p>
            <text:p text:style-name="P525"><text:s text:c="4"/># <text:s text:c="2"/>within it (e.g. C:/Program Files/...).</text:p>
            <text:p text:style-name="P525"><text:s text:c="4"/># <text:s text:c="2"/>Use a forward slash director separator, even under Windows.</text:p>
            <text:p text:style-name="P525"><text:s text:c="4"/># <text:s text:c="2"/>... ? If that doesn't work, use a double backslash, \.</text:p>
            <text:p text:style-name="P525"><text:s text:c="4"/># - Under Windows, use a semicolon to separate parts of the Java classpath.</text:p>
            <text:p text:style-name="P525"><text:s text:c="4"/># <text:s text:c="2"/>Under Linux, use a colon.</text:p>
            <text:p text:style-name="P525"><text:s text:c="4"/># - So a Linux Java classpath looks like</text:p>
            <text:p text:style-name="P525"><text:s text:c="4"/># <text:s text:c="6"/>/some/path:/some/other/path:/third/path</text:p>
            <text:p text:style-name="P525"><text:s text:c="4"/># <text:s text:c="2"/>and a Windows one looks like</text:p>
            <text:p text:style-name="P525"><text:s text:c="4"/># <text:s text:c="6"/>C:/some/path;C:/some/other/path;C:/third/path</text:p>
            <text:p text:style-name="P525"><text:s text:c="4"/># - To make this simpler, we can define the environment variable OS_PATHSEP</text:p>
            <text:p text:style-name="P525"><text:s text:c="4"/># <text:s text:c="2"/>(by analogy to Python's os.pathsep), as below.</text:p>
            <text:p text:style-name="P525"><text:s text:c="4"/>#</text:p>
            <text:p text:style-name="P525"><text:s text:c="4"/># You can use substitutable parameters:</text:p>
            <text:p text:style-name="P525"><text:s text:c="4"/>#</text:p>
            <text:p text:style-name="P525"><text:s text:c="4"/># <text:s text:c="2"/>{X}</text:p>
            <text:p text:style-name="P525"><text:s text:c="4"/># <text:s text:c="6"/>Substitutes variable X from the environment you specify (see</text:p>
            <text:p text:style-name="P525"><text:s text:c="4"/># <text:s text:c="6"/>below).</text:p>
            <text:p text:style-name="P525"><text:s text:c="4"/># <text:s text:c="2"/>{NLPLOGTAG}</text:p>
            <text:p text:style-name="P525"><text:s text:c="4"/># <text:s text:c="6"/>Additional environment variable that indicates the process being</text:p>
            <text:p text:style-name="P525"><text:s text:c="4"/># <text:s text:c="6"/>run; used to label the output from CrateGatePipeline.</text:p>
            <text:p text:style-name="P525"/>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GATEDIR}/plugins/ANNIE/ANNIE_with_defaults.gapp"</text:p>
            <text:p text:style-name="P525"><text:s text:c="4"/>-a Person</text:p>
            <text:p text:style-name="P525"><text:s text:c="4"/>-a Location</text:p>
            <text:p text:style-name="P525"><text:s text:c="4"/>-it END_OF_TEXT_FOR_NLP</text:p>
            <text:p text:style-name="P525"><text:s text:c="4"/>-ot END_OF_NLP_OUTPUT_RECORD</text:p>
            <text:p text:style-name="P525"><text:s text:c="4"/>-lt {NLPLOGTAG}</text:p>
            <text:p text:style-name="P525"><text:s text:c="4"/>-v</text:p>
            <text:p text:style-name="P525"/>
            <text:p text:style-name="P525">progenvsection = MY_ENV_SECTION</text:p>
            <text:p text:style-name="P525"/>
            <text:p text:style-name="P525"><text:s text:c="4"/># The external program is slow, because NLP is slow. Therefore, we set up</text:p>
            <text:p text:style-name="P525"><text:s text:c="4"/># the external program and use it repeatedly for a whole bunch of text.</text:p>
            <text:p text:style-name="P525"><text:s text:c="4"/># Individual pieces of text are sent to it (via its stdin). We finish our</text:p>
            <text:p text:style-name="P525"><text:s text:c="4"/># piece of text with a delimiter, which should (a) be specified in the -it</text:p>
            <text:p text:style-name="P525"><text:s text:c="4"/># parameter above, and (b) be set below, TO THE SAME VALUE. The external</text:p>
            <text:p text:style-name="P525"><text:s text:c="4"/># program should return a TSV-delimited set of field/value pairs, like</text:p>
            <text:p text:style-name="P525"><text:s text:c="4"/># this:</text:p>
            <text:p text:style-name="P525"><text:s text:c="4"/>#</text:p>
            <text:p text:style-name="P525"><text:s text:c="4"/># <text:s text:c="6"/>field1\tvalue1\tfield2\tvalue2...</text:p>
            <text:p text:style-name="P525"><text:s text:c="4"/># <text:s text:c="6"/>field1\tvalue3\tfield2\tvalue4...</text:p>
            <text:p text:style-name="P525"><text:s text:c="4"/># <text:s text:c="6"/>...</text:p>
            <text:p text:style-name="P525"><text:s text:c="4"/># <text:s text:c="6"/>TERMINATOR</text:p>
            <text:p text:style-name="P525"><text:s text:c="4"/>#</text:p>
            <text:p text:style-name="P525"><text:soft-page-break/><text:s text:c="4"/># ... where TERMINATOR is something that you (a) specify with the -ot</text:p>
            <text:p text:style-name="P525"><text:s text:c="4"/># parameter above, and (b) set below, TO THE SAME VALUE.</text:p>
            <text:p text:style-name="P525"/>
            <text:p text:style-name="P525">input_terminator = END_OF_TEXT_FOR_NLP</text:p>
            <text:p text:style-name="P525">output_terminator = END_OF_NLP_OUTPUT_RECORD</text:p>
            <text:p text:style-name="P525"/>
            <text:p text:style-name="P525"><text:s text:c="4"/># If the external program leaks memory, you may wish to cap the number of</text:p>
            <text:p text:style-name="P525"><text:s text:c="4"/># uses before it's restarted. Specify the max_external_prog_uses option if</text:p>
            <text:p text:style-name="P525"><text:s text:c="4"/># so. Specify 0 or omit the option entirely to ignore this.</text:p>
            <text:p text:style-name="P525"/>
            <text:p text:style-name="P525"># max_external_prog_uses = 1000</text:p>
            <text:p text:style-name="P525"/>
            <text:p text:style-name="P525"># -----------------------------------------------------------------------------</text:p>
            <text:p text:style-name="P525"># Specimen KConnect (Bio-YODIE) processor definition</text:p>
            <text:p text:style-name="P525"># -----------------------------------------------------------------------------</text:p>
            <text:p text:style-name="P525"/>
            <text:p text:style-name="P525">[procdef_gate_kconnect]</text:p>
            <text:p text:style-name="P525"/>
            <text:p text:style-name="P525">destdb = DESTINATION_DATABASE</text:p>
            <text:p text:style-name="P525">outputtypemap =</text:p>
            <text:p text:style-name="P525"><text:s text:c="4"/>disease_or_syndrome output_disease_or_syndrome</text:p>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KCONNECTDIR}/main-bio/main-bio.xgapp"</text:p>
            <text:p text:style-name="P525"><text:s text:c="4"/>-a Disease_or_Syndrome</text:p>
            <text:p text:style-name="P525"><text:s text:c="4"/>-it END_OF_TEXT_FOR_NLP</text:p>
            <text:p text:style-name="P525"><text:s text:c="4"/>-ot END_OF_NLP_OUTPUT_RECORD</text:p>
            <text:p text:style-name="P525"><text:s text:c="4"/>-lt {NLPLOGTAG}</text:p>
            <text:p text:style-name="P525"><text:s text:c="4"/>-s</text:p>
            <text:p text:style-name="P525"><text:s text:c="4"/>-v</text:p>
            <text:p text:style-name="P525">progenvsection = MY_ENV_SECTION</text:p>
            <text:p text:style-name="P525">input_terminator = END_OF_TEXT_FOR_NLP</text:p>
            <text:p text:style-name="P525">output_terminator = END_OF_NLP_OUTPUT_RECORD</text:p>
            <text:p text:style-name="P525"># max_external_prog_uses = 1000</text:p>
            <text:p text:style-name="P525"/>
            <text:p text:style-name="P525"># -----------------------------------------------------------------------------</text:p>
            <text:p text:style-name="P525"># Specimen MedEx processor definition</text:p>
            <text:p text:style-name="P525"># -----------------------------------------------------------------------------</text:p>
            <text:p text:style-name="P525"/>
            <text:p text:style-name="P525">[procdef_medex_drugs]</text:p>
            <text:p text:style-name="P525"/>
            <text:p text:style-name="P525">destdb = DESTINATION_DATABASE</text:p>
            <text:p text:style-name="P525">desttable = drugs</text:p>
            <text:p text:style-name="P525">progargs = java</text:p>
            <text:p text:style-name="P525"><text:s text:c="4"/>-classpath {NLPPROGDIR}:{MEDEXDIR}/bin:{MEDEXDIR}/lib/*</text:p>
            <text:p text:style-name="P525"><text:s text:c="4"/>CrateMedexPipeline</text:p>
            <text:p text:style-name="P525"><text:s text:c="4"/>-lt {NLPLOGTAG}</text:p>
            <text:p text:style-name="P525"><text:s text:c="4"/>-v -v</text:p>
            <text:p text:style-name="P525"># ... other arguments are added by the code</text:p>
            <text:p text:style-name="P525">progenvsection = MY_ENV_SECTION</text:p>
            <text:p text:style-name="P525"/>
            <text:p text:style-name="P525"># =============================================================================</text:p>
            <text:p text:style-name="P525"># C. Environment variable definitions (for external program, and progargs).</text:p>
            <text:p text:style-name="P525"># =============================================================================</text:p>
            <text:p text:style-name="P525"># - The environment will start by inheriting the parent environment, then add</text:p>
            <text:p text:style-name="P525"># <text:s text:c="2"/>variables here.</text:p>
            <text:p text:style-name="P525"># - Keys are case-sensitive.</text:p>
            <text:p text:style-name="P525"># - You'll need to modify this according to your local configuration.</text:p>
            <text:p text:style-name="P525"/>
            <text:p text:style-name="P525">[MY_ENV_SECTION]</text:p>
            <text:p text:style-name="P525"/>
            <text:p text:style-name="P525">GATEDIR = /home/myuser/somewhere/GATE_Developer_8.0</text:p>
            <text:p text:style-name="P525">NLPPROGDIR = /home/myuser/somewhere/crate_anon/nlp_manager/compiled_nlp_classes</text:p>
            <text:p text:style-name="P525">MEDEXDIR = /home/myuser/somewhere/Medex_UIMA_1.3.6</text:p>
            <text:p text:style-name="P525">KCONNECTDIR = /home/myuser/somewhere/yodie-pipeline-1-2-umls-only</text:p>
            <text:p text:style-name="P525">OS_PATHSEP = :</text:p>
            <text:p text:style-name="P525"/>
            <text:p text:style-name="P525"/>
            <text:p text:style-name="P525"><text:soft-page-break/># =============================================================================</text:p>
            <text:p text:style-name="P525"># D. Output definitions (for GATE apps)</text:p>
            <text:p text:style-name="P525"># =============================================================================</text:p>
            <text:p text:style-name="P525"># - These define the tables that will receive GATE output.</text:p>
            <text:p text:style-name="P525"># - You probably don't have to modify these, unless you're adding a new GATE</text:p>
            <text:p text:style-name="P525"># <text:s text:c="2"/>app.</text:p>
            <text:p text:style-name="P525"/>
            <text:p text:style-name="P525"># -----------------------------------------------------------------------------</text:p>
            <text:p text:style-name="P525"># Output types for GATE people-and-places demo</text:p>
            <text:p text:style-name="P525"># -----------------------------------------------------------------------------</text:p>
            <text:p text:style-name="P525"/>
            <text:p text:style-name="P525">[output_person]</text:p>
            <text:p text:style-name="P525"/>
            <text:p text:style-name="P525"><text:s text:c="4"/># The tables and SPECIFIC output fields for a given GATE processor are</text:p>
            <text:p text:style-name="P525"><text:s text:c="4"/># defined here.</text:p>
            <text:p text:style-name="P525"/>
            <text:p text:style-name="P525">desttable = person</text:p>
            <text:p text:style-name="P525">destfields =</text:p>
            <text:p text:style-name="P525"><text:s text:c="4"/>rule <text:s text:c="7"/>VARCHAR(100)</text:p>
            <text:p text:style-name="P525"><text:s text:c="4"/>firstname <text:s text:c="2"/>VARCHAR(100)</text:p>
            <text:p text:style-name="P525"><text:s text:c="4"/>surname <text:s text:c="4"/>VARCHAR(100)</text:p>
            <text:p text:style-name="P525"><text:s text:c="4"/>gender <text:s text:c="5"/>VARCHAR(7)</text:p>
            <text:p text:style-name="P525"><text:s text:c="4"/>kind <text:s text:c="7"/>VARCHAR(100)</text:p>
            <text:p text:style-name="P525"/>
            <text:p text:style-name="P525"><text:s text:c="4"/># ... longest gender: "unknown" (7)</text:p>
            <text:p text:style-name="P525"/>
            <text:p text:style-name="P525">indexdefs =</text:p>
            <text:p text:style-name="P525"><text:s text:c="4"/>firstname <text:s text:c="2"/>64</text:p>
            <text:p text:style-name="P525"><text:s text:c="4"/>surname <text:s text:c="4"/>64</text:p>
            <text:p text:style-name="P525"/>
            <text:p text:style-name="P525"><text:s text:c="4"/># ... a set of (indexed field, index length) pairs; length can be "None"</text:p>
            <text:p text:style-name="P525"/>
            <text:p text:style-name="P525">[output_location]</text:p>
            <text:p text:style-name="P525"/>
            <text:p text:style-name="P525">desttable = location</text:p>
            <text:p text:style-name="P525">destfields =</text:p>
            <text:p text:style-name="P525"><text:s text:c="4"/>rule <text:s text:c="7"/>VARCHAR(100)</text:p>
            <text:p text:style-name="P525"><text:s text:c="4"/>loctype <text:s text:c="4"/>VARCHAR(100)</text:p>
            <text:p text:style-name="P525"/>
            <text:p text:style-name="P525">indexdefs =</text:p>
            <text:p text:style-name="P525"><text:s text:c="4"/>rule <text:s text:c="3"/>100</text:p>
            <text:p text:style-name="P525"><text:s text:c="4"/>loctype 100</text:p>
            <text:p text:style-name="P525"/>
            <text:p text:style-name="P525"/>
            <text:p text:style-name="P525"># -----------------------------------------------------------------------------</text:p>
            <text:p text:style-name="P525"># Output types for KConnect/Bio-YODIE</text:p>
            <text:p text:style-name="P525"># -----------------------------------------------------------------------------</text:p>
            <text:p text:style-name="P525"/>
            <text:p text:style-name="P525">[output_disease_or_syndrome]</text:p>
            <text:p text:style-name="P525"/>
            <text:p text:style-name="P525">desttable = kconnect_diseases</text:p>
            <text:p text:style-name="P525">destfields =</text:p>
            <text:p text:style-name="P525"><text:s text:c="4"/># Found by manual inspection of KConnect/Bio-YODIE output from the GATE console:</text:p>
            <text:p text:style-name="P525"><text:s text:c="4"/>Experiencer <text:s/>VARCHAR(100) <text:s/># e.g. "Patient"</text:p>
            <text:p text:style-name="P525"><text:s text:c="4"/>Negation <text:s text:c="4"/>VARCHAR(100) <text:s/># e.g. "Affirmed"</text:p>
            <text:p text:style-name="P525"><text:s text:c="4"/>PREF <text:s text:c="8"/>VARCHAR(100) <text:s/># e.g. "Rheumatic gout"; PREFferred name</text:p>
            <text:p text:style-name="P525"><text:s text:c="4"/>STY <text:s text:c="9"/>VARCHAR(100) <text:s/># e.g. "Disease or Syndrome"; Semantic Type (STY) [semantic type name]</text:p>
            <text:p text:style-name="P525"><text:s text:c="4"/>TUI <text:s text:c="9"/>VARCHAR(4) <text:s text:c="3"/># e.g. "T047"; Type Unique Identifier (TUI) [semantic type identifier]; 4 characters; https://www.ncbi.nlm.nih.gov/books/NBK9679/</text:p>
            <text:p text:style-name="P525"><text:s text:c="4"/>Temporality <text:s/>VARCHAR(100) <text:s/># e.g. "Recent"</text:p>
            <text:p text:style-name="P525"><text:s text:c="4"/>VOCABS <text:s text:c="6"/>VARCHAR(255) <text:s/># e.g. "AIR,MSH,NDFRT,MEDLINEPLUS,NCI,LNC,NCI_FDA,NCI,MTH,AIR,ICD9CM,LNC,SNOMEDCT_US,LCH_NW,HPO,SNOMEDCT_US,ICD9CM,SNOMEDCT_US,COSTAR,CST,DXP,QMR,OMIM,OMIM,AOD,CSP,NCI_NCI-GLOSS,CHV"; list of UMLS vocabularies</text:p>
            <text:p text:style-name="P525"><text:s text:c="4"/>inst <text:s text:c="8"/>VARCHAR(8) <text:s text:c="3"/># e.g. "C0003873"; looks like a Concept Unique Identifier (CUI); 1 letter then 7 digits</text:p>
            <text:p text:style-name="P525"><text:s text:c="4"/>inst_full <text:s text:c="3"/>VARCHAR(255) <text:s/># e.g. "http://linkedlifedata.com/resource/umls/id/C0003873"</text:p>
            <text:p text:style-name="P525"><text:s text:c="4"/>language <text:s text:c="4"/>VARCHAR(100) <text:s/># e.g. ""; ?will look like "ENG" for English? See https://www.nlm.nih.gov/research/umls/implementation_resources/query_diagrams/er1.html</text:p>
            <text:p text:style-name="P525"><text:s text:c="4"/>tui_full <text:s text:c="4"/>VARCHAR(255) <text:s/># e.g. "http://linkedlifedata.com/resource/semanticnetwork/id/T047"</text:p>
            <text:p text:style-name="P525"/>
            <text:p text:style-name="P525"><text:soft-page-break/></text:p>
            <text:p text:style-name="P525"># =============================================================================</text:p>
            <text:p text:style-name="P525"># E. Input field definitions</text:p>
            <text:p text:style-name="P525"># =============================================================================</text:p>
            <text:p text:style-name="P525"># - Referred to within the NLP definition, and cross-referencing database</text:p>
            <text:p text:style-name="P525"># <text:s text:c="2"/>definitions.</text:p>
            <text:p text:style-name="P525"># - The 'copyfields' are optional.</text:p>
            <text:p text:style-name="P525"># - The 'indexed_copyfields' are an optional subset of 'copyfields'; they'll be</text:p>
            <text:p text:style-name="P525"># <text:s text:c="2"/>indexed.</text:p>
            <text:p text:style-name="P525"/>
            <text:p text:style-name="P525">[INPUT_FIELD_CLINICAL_DOCUMENTS]</text:p>
            <text:p text:style-name="P525"/>
            <text:p text:style-name="P525">srcdb = SOURCE_DATABASE</text:p>
            <text:p text:style-name="P525">srctable = EXTRACTED_CLINICAL_DOCUMENTS</text:p>
            <text:p text:style-name="P525">srcpkfield = DOCUMENT_PK</text:p>
            <text:p text:style-name="P525">srcfield = DOCUMENT_TEXT</text:p>
            <text:p text:style-name="P525">copyfields = RID_FIELD</text:p>
            <text:p text:style-name="P525"><text:s text:c="4"/>TRID_FIELD</text:p>
            <text:p text:style-name="P525">indexed_copyfields = RID_FIELD</text:p>
            <text:p text:style-name="P525"><text:s text:c="4"/>TRID_FIELD</text:p>
            <text:p text:style-name="P525"/>
            <text:p text:style-name="P525"><text:s text:c="4"/># Optional: specify 0 (the default) for no limit, or a number of rows (e.g.</text:p>
            <text:p text:style-name="P525"><text:s text:c="4"/># 1000) to limit fetching, for debugging purposes.</text:p>
            <text:p text:style-name="P525"># debug_row_limit = 0</text:p>
            <text:p text:style-name="P525"/>
            <text:p text:style-name="P525">[INPUT_FIELD_PROGRESS_NOTES]</text:p>
            <text:p text:style-name="P525"/>
            <text:p text:style-name="P525">srcdb = SOURCE_DATABASE</text:p>
            <text:p text:style-name="P525">srctable = PROGRESS_NOTES</text:p>
            <text:p text:style-name="P525">srcpkfield = PN_PK</text:p>
            <text:p text:style-name="P525">srcfield = PN_TEXT</text:p>
            <text:p text:style-name="P525">copyfields = RID_FIELD</text:p>
            <text:p text:style-name="P525"><text:s text:c="4"/>TRID_FIELD</text:p>
            <text:p text:style-name="P525">indexed_copyfields = RID_FIELD</text:p>
            <text:p text:style-name="P525"><text:s text:c="4"/>TRID_FIELD</text:p>
            <text:p text:style-name="P525"/>
            <text:p text:style-name="P525"># =============================================================================</text:p>
            <text:p text:style-name="P525"># F. Database definitions, each in its own section</text:p>
            <text:p text:style-name="P525"># =============================================================================</text:p>
            <text:p text:style-name="P525"># Use SQLAlchemy URLs: http://docs.sqlalchemy.org/en/latest/core/engines.html</text:p>
            <text:p text:style-name="P525"/>
            <text:p text:style-name="P525">[SOURCE_DATABASE]</text:p>
            <text:p text:style-name="P525"/>
            <text:p text:style-name="P525">url = mysql+mysqldb://anontest:XXX@127.0.0.1:3306/anonymous_output?charset=utf8</text:p>
            <text:p text:style-name="P525"/>
            <text:p text:style-name="P525">[DESTINATION_DATABASE]</text:p>
            <text:p text:style-name="P525"/>
            <text:p text:style-name="P525">url = mysql+mysqldb://anontest:XXX@127.0.0.1:3306/anonymous_output?charset=utf8</text:p>
            <text:p text:style-name="P525"/>
            <text:p text:style-name="P525"/>
          </table:table-cell>
        </table:table-row>
      </table:table>
      <text:p text:style-name="P66"/>
      <text:h text:style-name="P703"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7">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20">usage: crate_nlp_build_gate_java_interface [-h] [--builddir BUILDDIR]</text:p>
            <text:p text:style-name="P520"><text:s text:c="43"/>[--gatedir GATEDIR] [--java JAVA]</text:p>
            <text:p text:style-name="P520"><text:s text:c="43"/>[--javac JAVAC] [--verbose]</text:p>
            <text:p text:style-name="P520"><text:s text:c="43"/>[--launch]</text:p>
            <text:p text:style-name="P520"/>
            <text:p text:style-name="P520">Compile Java classes for CRATE's interface to GATE</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gatedir GATEDIR <text:s text:c="3"/>Root directory of GATE installation (default:</text:p>
            <text:p text:style-name="P520"><text:s text:c="23"/>/home/rudolf/software/GATE_Developer_8.0)</text:p>
            <text:p text:style-name="P520"><text:soft-page-break/><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6"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89">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20">usage: crate_nlp_build_medex_java_interface [-h] [--builddir BUILDDIR]</text:p>
            <text:p text:style-name="P520"><text:s text:c="44"/>[--medexdir MEDEXDIR]</text:p>
            <text:p text:style-name="P520"><text:s text:c="44"/>[--java JAVA] [--javac JAVAC]</text:p>
            <text:p text:style-name="P520"><text:s text:c="44"/>[--verbose] [--launch]</text:p>
            <text:p text:style-name="P520"/>
            <text:p text:style-name="P520">Compile Java classes for CRATE's interface to MedEx-UIMA</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medexdir MEDEXDIR <text:s/>Root directory of MedEx installation (default:</text:p>
            <text:p text:style-name="P520"><text:s text:c="23"/>/home/rudolf/dev/Medex_UIMA_1.3.6)</text:p>
            <text:p text:style-name="P520"><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6" text:outline-level="2"><text:bookmark-start text:name="__RefHeading___Toc22238_1898371605"/><text:span text:style-name="T375">Command-line options: </text:span>crate_<text:span text:style-name="T377">nlp_build_medex_itself</text:span><text:bookmark-end text:name="__RefHeading___Toc22238_1898371605"/></text:h>
      <text:p text:style-name="P89">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20">usage: crate_nlp_build_medex_itself [-h] [--medexdir MEDEXDIR] [--javac JAVAC]</text:p>
            <text:p text:style-name="P520"><text:s text:c="36"/>[--deletefirst] [--verbose]</text:p>
            <text:p text:style-name="P520"/>
            <text:p text:style-name="P520">Compile MedEx-UIMA itself (in Java)</text:p>
            <text:p text:style-name="P520"/>
            <text:p text:style-name="P520">optional arguments:</text:p>
            <text:p text:style-name="P520"><text:s text:c="2"/>-h, --help <text:s text:c="10"/>show this help message and exit</text:p>
            <text:p text:style-name="P520"><text:s text:c="2"/>--medexdir MEDEXDIR <text:s/>Root directory of MedEx installation (default:</text:p>
            <text:p text:style-name="P520"><text:s text:c="23"/>/home/rudolf/dev/Medex_UIMA_1.3.6)</text:p>
            <text:p text:style-name="P520"><text:s text:c="2"/>--javac JAVAC <text:s text:c="7"/>Java compiler (default: javac)</text:p>
            <text:p text:style-name="P520"><text:s text:c="2"/>--deletefirst <text:s text:c="7"/>Delete existing .class files first (optional)</text:p>
            <text:p text:style-name="P520"><text:s text:c="2"/>--verbose, -v <text:s text:c="7"/>Be verbose</text:p>
          </table:table-cell>
        </table:table-row>
      </table:table>
      <text:h text:style-name="P703" text:outline-level="2"><text:bookmark-start text:name="__RefHeading___Toc7135_1912352588"/><text:span text:style-name="T375">Command-line options: </text:span>crate_nlp<text:bookmark-end text:name="__RefHeading___Toc7135_1912352588"/></text:h>
      <text:p text:style-name="P87">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oft-page-break/><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1">NLP processors </text:span>as of 201<text:span text:style-name="T462">7</text:span>-<text:span text:style-name="T462">02</text:span>-<text:span text:style-name="T462">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1">+---------------------------------+---------------------------------------------------------------------------------+</text:p>
            <text:p text:style-name="P531">| NLP name <text:s text:c="23"/>| Description <text:s text:c="68"/>|</text:p>
            <text:p text:style-name="P531">+---------------------------------+---------------------------------------------------------------------------------+</text:p>
            <text:p text:style-name="P531">| Ace <text:s text:c="28"/>| Addenbrooke's Cognitive Examination (ACE, ACE-R, ACE-III). <text:s text:c="21"/>|</text:p>
            <text:p text:style-name="P531">| AceValidator <text:s text:c="19"/>| Validator for Ace (see ValidatorBase for explanation). <text:s text:c="25"/>|</text:p>
            <text:p text:style-name="P531">| Basophils <text:s text:c="22"/>| Basophil count (absolute). <text:s text:c="53"/>|</text:p>
            <text:p text:style-name="P531">| BasophilsValidator <text:s text:c="13"/>| Validator for Basophils (see ValidatorBase for explanation). <text:s text:c="19"/>|</text:p>
            <text:p text:style-name="P531">| Bmi <text:s text:c="28"/>| Body mass index (in kg / m^2). <text:s text:c="49"/>|</text:p>
            <text:p text:style-name="P531">| BmiValidator <text:s text:c="19"/>| Validator for Bmi (see ValidatorBase for explanation). <text:s text:c="25"/>|</text:p>
            <text:p text:style-name="P531">| Bp <text:s text:c="29"/>| Blood pressure, in mmHg. (Since we produce two variables, SBP and DBP, <text:s text:c="9"/>|</text:p>
            <text:p text:style-name="P531">| <text:s text:c="32"/>| <text:s text:c="4"/>and we use something a little more complex than <text:s text:c="28"/>|</text:p>
            <text:p text:style-name="P531">| <text:s text:c="32"/>| <text:s text:c="4"/>NumeratorOutOfDenominatorParser, we subclass BaseNlpParser directly.) <text:s text:c="6"/>|</text:p>
            <text:p text:style-name="P531">| BpValidator <text:s text:c="20"/>| Validator for Bp (see ValidatorBase for explanation). <text:s text:c="26"/>|</text:p>
            <text:p text:style-name="P531">| Crp <text:s text:c="28"/>| C-reactive protein. <text:s text:c="60"/>|</text:p>
            <text:p text:style-name="P531">| <text:s text:c="32"/>| <text:s text:c="80"/>|</text:p>
            <text:p text:style-name="P531">| <text:s text:c="32"/>| <text:s text:c="4"/>CRP units: <text:s text:c="65"/>|</text:p>
            <text:p text:style-name="P531">| <text:s text:c="32"/>| <text:s text:c="4"/>- mg/L is commonest in the UK (or at least standard at Addenbrooke's, <text:s text:c="6"/>|</text:p>
            <text:p text:style-name="P531">| <text:s text:c="32"/>| <text:s text:c="6"/>Hinchingbrooke, and Dundee) <text:s text:c="46"/>|</text:p>
            <text:p text:style-name="P531">| <text:s text:c="32"/>| <text:s text:c="4"/>- values of &lt;=6 mg/L or &lt;10 mg/L are normal, and e.g. 70-250 mg/L in <text:s text:c="7"/>|</text:p>
            <text:p text:style-name="P531">| <text:s text:c="32"/>| <text:s text:c="6"/>pneumonia. <text:s text:c="63"/>|</text:p>
            <text:p text:style-name="P531">| <text:s text:c="32"/>| <text:s text:c="4"/>- Refs include: <text:s text:c="60"/>|</text:p>
            <text:p text:style-name="P531">| <text:s text:c="32"/>| <text:s text:c="12"/>http://www.ncbi.nlm.nih.gov/pubmed/7705110 <text:s text:c="25"/>|</text:p>
            <text:p text:style-name="P531">| <text:s text:c="32"/>| <text:s text:c="12"/>http://emedicine.medscape.com/article/2086909-overview <text:s text:c="13"/>|</text:p>
            <text:p text:style-name="P531">| <text:s text:c="32"/>| <text:s text:c="4"/>- 1 mg/dL = 10 mg/L <text:s text:c="56"/>|</text:p>
            <text:p text:style-name="P531">| <text:s text:c="32"/>| <text:s text:c="8"/>... so normal in mg/dL is &lt;=1 roughly. <text:s text:c="33"/>|</text:p>
            <text:p text:style-name="P531">| <text:s text:c="32"/>| <text:s text:c="80"/>|</text:p>
            <text:p text:style-name="P531">| CrpValidator <text:s text:c="19"/>| Validator for CRP (see ValidatorBase for explanation). <text:s text:c="25"/>|</text:p>
            <text:p text:style-name="P531">| Eosinophils <text:s text:c="20"/>| Eosinophil count (absolute). <text:s text:c="51"/>|</text:p>
            <text:p text:style-name="P531">| EosinophilsValidator <text:s text:c="11"/>| Validator for Eosinophils (see ValidatorBase for explanation). <text:s text:c="17"/>|</text:p>
            <text:p text:style-name="P531">| Esr <text:s text:c="28"/>| Erythrocyte sedimentation rate (ESR). <text:s text:c="42"/>|</text:p>
            <text:p text:style-name="P531">| EsrValidator <text:s text:c="19"/>| Validator for Esr (see ValidatorBase for explanation). <text:s text:c="25"/>|</text:p>
            <text:p text:style-name="P531">| Gate <text:s text:c="27"/>| Class controlling an external process, typically our Java interface to <text:s text:c="9"/>|</text:p>
            <text:p text:style-name="P531">| <text:s text:c="32"/>| <text:s text:c="4"/>GATE programs, CrateGatePipeline.java (but it could be any external <text:s text:c="8"/>|</text:p>
            <text:p text:style-name="P531">| <text:s text:c="32"/>| <text:s text:c="4"/>program). <text:s text:c="66"/>|</text:p>
            <text:p text:style-name="P531">| <text:s text:c="32"/>| <text:s text:c="80"/>|</text:p>
            <text:p text:style-name="P531">| <text:s text:c="32"/>| <text:s text:c="4"/>We send text to it, it parses the text, and it sends us back results, which |</text:p>
            <text:p text:style-name="P531">| <text:s text:c="32"/>| <text:s text:c="4"/>we return as dictionaries. The specific text sought depends on the <text:s text:c="9"/>|</text:p>
            <text:p text:style-name="P531">| <text:s text:c="32"/>| <text:s text:c="4"/>configuration file and the specific GATE program used. <text:s text:c="21"/>|</text:p>
            <text:p text:style-name="P531">| <text:s text:c="32"/>| <text:s text:c="80"/>|</text:p>
            <text:p text:style-name="P531">| <text:s text:c="32"/>| <text:s text:c="4"/>PROBLEM when attempting to use KConnect (Bio-YODIE): its source code is <text:s text:c="4"/>|</text:p>
            <text:p text:style-name="P531">| <text:s text:c="32"/>| <text:s text:c="4"/>riddled with direct calls to System.out.println(). <text:s text:c="25"/>|</text:p>
            <text:p text:style-name="P531">| <text:s text:c="32"/>| <text:s text:c="80"/>|</text:p>
            <text:p text:style-name="P531">| <text:s text:c="32"/>| <text:s text:c="4"/>POTENTIAL SOLUTIONS <text:s text:c="56"/>|</text:p>
            <text:p text:style-name="P531"><text:soft-page-break/>| <text:s text:c="32"/>| <text:s text:c="4"/>- named pipes: <text:s text:c="61"/>|</text:p>
            <text:p text:style-name="P531">| <text:s text:c="32"/>| <text:s text:c="8"/>os.mkfifo() - Unix only. <text:s text:c="47"/>|</text:p>
            <text:p text:style-name="P531">| <text:s text:c="32"/>| <text:s text:c="8"/>win32pipe - http://stackoverflow.com/questions/286614 <text:s text:c="18"/>|</text:p>
            <text:p text:style-name="P531">| <text:s text:c="32"/>| <text:s text:c="4"/>- ZeroMQ with some sort of security <text:s text:c="40"/>|</text:p>
            <text:p text:style-name="P531">| <text:s text:c="32"/>| <text:s text:c="8"/>- pip install zmq <text:s text:c="54"/>|</text:p>
            <text:p text:style-name="P531">| <text:s text:c="32"/>| <text:s text:c="8"/>- some sort of Java binding (jzmq, jeromq...) <text:s text:c="26"/>|</text:p>
            <text:p text:style-name="P531">| <text:s text:c="32"/>| <text:s text:c="4"/>- redirect stdout in our Java handler <text:s text:c="38"/>|</text:p>
            <text:p text:style-name="P531">| <text:s text:c="32"/>| <text:s text:c="8"/>System.setOut() <text:s text:c="56"/>|</text:p>
            <text:p text:style-name="P531">| <text:s text:c="32"/>| <text:s text:c="8"/>... yes, that works. <text:s text:c="51"/>|</text:p>
            <text:p text:style-name="P531">| <text:s text:c="32"/>| <text:s text:c="80"/>|</text:p>
            <text:p text:style-name="P531">| Height <text:s text:c="25"/>| Height. Handles metric and imperial. <text:s text:c="43"/>|</text:p>
            <text:p text:style-name="P531">| HeightValidator <text:s text:c="16"/>| Validator for Height (see ValidatorBase for explanation). <text:s text:c="22"/>|</text:p>
            <text:p text:style-name="P531">| Lymphocytes <text:s text:c="20"/>| Lymphocyte count (absolute). <text:s text:c="51"/>|</text:p>
            <text:p text:style-name="P531">| LymphocytesValidator <text:s text:c="11"/>| Validator for Lymphocytes (see ValidatorBase for explanation). <text:s text:c="17"/>|</text:p>
            <text:p text:style-name="P531">| Medex <text:s text:c="26"/>| Class controlling a Medex-UIMA external process, via our custom <text:s text:c="16"/>|</text:p>
            <text:p text:style-name="P531">| <text:s text:c="32"/>| <text:s text:c="4"/>Java interface, CrateMedexPipeline.java. <text:s text:c="35"/>|</text:p>
            <text:p text:style-name="P531">| <text:s text:c="32"/>| <text:s text:c="80"/>|</text:p>
            <text:p text:style-name="P531">| MiniAce <text:s text:c="24"/>| Mini-Addenbrooke's Cognitive Examination (M-ACE). <text:s text:c="30"/>|</text:p>
            <text:p text:style-name="P531">| MiniAceValidator <text:s text:c="15"/>| Validator for MiniAce (see ValidatorBase for explanation). <text:s text:c="21"/>|</text:p>
            <text:p text:style-name="P531">| Mmse <text:s text:c="27"/>| Mini-mental state examination (MMSE). <text:s text:c="42"/>|</text:p>
            <text:p text:style-name="P531">| MmseValidator <text:s text:c="18"/>| Validator for Mmse (see ValidatorBase for explanation). <text:s text:c="24"/>|</text:p>
            <text:p text:style-name="P531">| Moca <text:s text:c="27"/>| Montreal Cognitive Assessment (MOCA). <text:s text:c="42"/>|</text:p>
            <text:p text:style-name="P531">| MocaValidator <text:s text:c="18"/>| Validator for MiniAce (see ValidatorBase for explanation). <text:s text:c="21"/>|</text:p>
            <text:p text:style-name="P531">| Monocytes <text:s text:c="22"/>| Monocyte count (absolute). <text:s text:c="53"/>|</text:p>
            <text:p text:style-name="P531">| MonocytesValidator <text:s text:c="13"/>| Validator for Monocytes (see ValidatorBase for explanation). <text:s text:c="19"/>|</text:p>
            <text:p text:style-name="P531">| Neutrophils <text:s text:c="20"/>| Neutrophil count (absolute). <text:s text:c="51"/>|</text:p>
            <text:p text:style-name="P531">| NeutrophilsValidator <text:s text:c="11"/>| Validator for Neutrophils (see ValidatorBase for explanation). <text:s text:c="17"/>|</text:p>
            <text:p text:style-name="P531">| NumeratorOutOfDenominatorParser | Base class for X-out-of-Y numerical results, e.g. for MMSE/ACE. <text:s text:c="16"/>|</text:p>
            <text:p text:style-name="P531">| <text:s text:c="32"/>| <text:s text:c="4"/>Integer denominator, expected to be positive. <text:s text:c="30"/>|</text:p>
            <text:p text:style-name="P531">| <text:s text:c="32"/>| <text:s text:c="4"/>Otherwise similar to SimpleNumericalResultParser. <text:s text:c="26"/>|</text:p>
            <text:p text:style-name="P531">| NumericalResultParser <text:s text:c="10"/>| DO NOT USE DIRECTLY. Base class for generic numerical results, where <text:s text:c="11"/>|</text:p>
            <text:p text:style-name="P531">| <text:s text:c="32"/>| <text:s text:c="4"/>a SINGLE variable is produced. <text:s text:c="45"/>|</text:p>
            <text:p text:style-name="P531">| SimpleNumericalResultParser <text:s text:c="4"/>| Base class for simple single-format numerical results. Use this when <text:s text:c="11"/>|</text:p>
            <text:p text:style-name="P531">| <text:s text:c="32"/>| <text:s text:c="4"/>not only do you have a single variable to produce, but you have a single <text:s text:c="3"/>|</text:p>
            <text:p text:style-name="P531">| <text:s text:c="32"/>| <text:s text:c="4"/>regex (in a standard format) that can produce it. <text:s text:c="26"/>|</text:p>
            <text:p text:style-name="P531">| Sodium <text:s text:c="25"/>| Sodium (Na). <text:s text:c="67"/>|</text:p>
            <text:p text:style-name="P531">| SodiumValidator <text:s text:c="16"/>| Validator for Sodium (see ValidatorBase for explanation). <text:s text:c="22"/>|</text:p>
            <text:p text:style-name="P531">| Tsh <text:s text:c="28"/>| Thyroid-stimulating hormone (TSH). <text:s text:c="45"/>|</text:p>
            <text:p text:style-name="P531">| TshValidator <text:s text:c="19"/>| Validator for TSH (see ValidatorBase for explanation). <text:s text:c="25"/>|</text:p>
            <text:p text:style-name="P531">| ValidatorBase <text:s text:c="18"/>| DO NOT USE DIRECTLY. Base class for validating regex parser sensitivity. <text:s text:c="7"/>|</text:p>
            <text:p text:style-name="P531">| <text:s text:c="32"/>| <text:s text:c="4"/>The validator will find fields that refer to the variable, whether or not <text:s text:c="2"/>|</text:p>
            <text:p text:style-name="P531">| <text:s text:c="32"/>| <text:s text:c="4"/>they meet the other criteria of the actual NLP processors (i.e. whether or <text:s/>|</text:p>
            <text:p text:style-name="P531">| <text:s text:c="32"/>| <text:s text:c="4"/>not they contain a valid value). More explanation below. <text:s text:c="19"/>|</text:p>
            <text:p text:style-name="P531">| <text:s text:c="32"/>| <text:s text:c="80"/>|</text:p>
            <text:p text:style-name="P531">| <text:s text:c="32"/>| <text:s text:c="4"/>Suppose we're validating C-reactive protein (CRP). Key concepts: <text:s text:c="11"/>|</text:p>
            <text:p text:style-name="P531">| <text:s text:c="32"/>| <text:s text:c="8"/>- source (true state of the world): Pr present, Ab absent <text:s text:c="14"/>|</text:p>
            <text:p text:style-name="P531">| <text:s text:c="32"/>| <text:s text:c="8"/>- software decision: Y yes, N no <text:s text:c="39"/>|</text:p>
            <text:p text:style-name="P531">| <text:s text:c="32"/>| <text:s text:c="8"/>- signal detection theory classification: <text:s text:c="30"/>|</text:p>
            <text:p text:style-name="P531">| <text:s text:c="32"/>| <text:s text:c="12"/>hit = Pr &amp; Y = true positive <text:s text:c="39"/>|</text:p>
            <text:p text:style-name="P531">| <text:s text:c="32"/>| <text:s text:c="12"/>miss = Pr &amp; N = false negative <text:s text:c="37"/>|</text:p>
            <text:p text:style-name="P531">| <text:s text:c="32"/>| <text:s text:c="12"/>false alarm = Ab &amp; Y = false positive <text:s text:c="30"/>|</text:p>
            <text:p text:style-name="P531">| <text:s text:c="32"/>| <text:s text:c="12"/>correct rejection = Ab &amp; N = true negative <text:s text:c="25"/>|</text:p>
            <text:p text:style-name="P531">| <text:s text:c="32"/>| <text:s text:c="8"/>- common SDT metrics: <text:s text:c="50"/>|</text:p>
            <text:p text:style-name="P531">| <text:s text:c="32"/>| <text:s text:c="12"/>positive predictive value, PPV = P(Pr | Y) = precision (*) <text:s text:c="9"/>|</text:p>
            <text:p text:style-name="P531">| <text:s text:c="32"/>| <text:s text:c="12"/>negative predictive value, NPV = P(Ab | N) <text:s text:c="25"/>|</text:p>
            <text:p text:style-name="P531">| <text:s text:c="32"/>| <text:s text:c="12"/>sensitivity = P(Y | Pr) = recall (*) = true positive rate <text:s text:c="10"/>|</text:p>
            <text:p text:style-name="P531">| <text:s text:c="32"/>| <text:s text:c="12"/>specificity = P(N | Ab) = true negative rate <text:s text:c="23"/>|</text:p>
            <text:p text:style-name="P531">| <text:s text:c="32"/>| <text:s text:c="12"/>(*) common names used in the NLP context. <text:s text:c="26"/>|</text:p>
            <text:p text:style-name="P531">| <text:s text:c="32"/>| <text:s text:c="8"/>- other common classifier metric: <text:s text:c="38"/>|</text:p>
            <text:p text:style-name="P531">| <text:s text:c="32"/>| <text:s text:c="12"/>F_beta score = (1 + beta^2) * precision * recall / <text:s text:c="17"/>|</text:p>
            <text:p text:style-name="P531">| <text:s text:c="32"/>| <text:s text:c="27"/>((beta^2 * precision) + recall) <text:s text:c="21"/>|</text:p>
            <text:p text:style-name="P531">| <text:s text:c="32"/>| <text:s text:c="12"/>... which measures performance when you value recall beta times as <text:s/>|</text:p>
            <text:p text:style-name="P531">| <text:s text:c="32"/>| <text:s text:c="12"/>much as precision; e.g. the F1 score when beta = 1. See <text:s text:c="12"/>|</text:p>
            <text:p text:style-name="P531">| <text:s text:c="32"/>| <text:s text:c="12"/>https://en.wikipedia.org/wiki/F1_score <text:s text:c="29"/>|</text:p>
            <text:p text:style-name="P531">| <text:s text:c="32"/>| <text:s text:c="80"/>|</text:p>
            <text:p text:style-name="P531">| <text:s text:c="32"/>| <text:s text:c="4"/>Working from source to NLP, we can see there are a few types of "absent": <text:s text:c="2"/>|</text:p>
            <text:p text:style-name="P531">| <text:s text:c="32"/>| <text:s text:c="8"/>- X. unselected database field containing text <text:s text:c="25"/>|</text:p>
            <text:p text:style-name="P531">| <text:s text:c="32"/>| <text:s text:c="12"/>- Q. field contains "CRP", "C-reactive protein", etc.; something <text:s text:c="3"/>|</text:p>
            <text:p text:style-name="P531">| <text:s text:c="32"/>| <text:s text:c="16"/>that a human (or as a proxy: a machine) would judge as <text:s text:c="9"/>|</text:p>
            <text:p text:style-name="P531">| <text:s text:c="32"/>| <text:s text:c="16"/>containing a textual reference to CRP. <text:s text:c="25"/>|</text:p>
            <text:p text:style-name="P531">| <text:s text:c="32"/>| <text:s text:c="16"/>- Pr. Present: a human would judge that a CRP value is present, |</text:p>
            <text:p text:style-name="P531">| <text:s text:c="32"/>| <text:s text:c="20"/>e.g. "today her CRP is 7, which I am not concerned about." <text:s/>|</text:p>
            <text:p text:style-name="P531">| <text:s text:c="32"/>| <text:s text:c="20"/>- H. <text:s/>Hit: software reports the value. <text:s text:c="21"/>|</text:p>
            <text:p text:style-name="P531">| <text:s text:c="32"/>| <text:s text:c="20"/>- M. <text:s/>Miss: software misses the value. <text:s text:c="21"/>|</text:p>
            <text:p text:style-name="P531">| <text:s text:c="32"/>| <text:s text:c="24"/>(maybe: "his CRP was twenty-one".) <text:s text:c="21"/>|</text:p>
            <text:p text:style-name="P531">| <text:s text:c="32"/>| <text:s text:c="16"/>- Ab1. Absent: reference to CRP, but no numerical information, <text:s/>|</text:p>
            <text:p text:style-name="P531">| <text:s text:c="32"/>| <text:s text:c="20"/>e.g. "her CRP was normal". <text:s text:c="33"/>|</text:p>
            <text:p text:style-name="P531">| <text:s text:c="32"/>| <text:s text:c="20"/>- FA1. False alarm: software reports a numerical value. <text:s text:c="4"/>|</text:p>
            <text:p text:style-name="P531">| <text:s text:c="32"/>| <text:s text:c="24"/>(maybe: "my CRP was 7 hours behind my boss's deadline") |</text:p>
            <text:p text:style-name="P531">| <text:s text:c="32"/>| <text:s text:c="20"/>- CR1. Correct rejection: software doesn't report a value. <text:s/>|</text:p>
            <text:p text:style-name="P531">| <text:s text:c="32"/>| <text:s text:c="12"/>- Ab2. field contains no reference to CRP at all. <text:s text:c="18"/>|</text:p>
            <text:p text:style-name="P531">| <text:s text:c="32"/>| <text:s text:c="20"/>- FA2. False alarm: software reports a numerical value. <text:s text:c="4"/>|</text:p>
            <text:p text:style-name="P531"><text:soft-page-break/>| <text:s text:c="32"/>| <text:s text:c="24"/>(a bit hard to think of examples...) <text:s text:c="19"/>|</text:p>
            <text:p text:style-name="P531">| <text:s text:c="32"/>| <text:s text:c="20"/>- CR2. Correct rejection: software doesn't report a value. <text:s/>|</text:p>
            <text:p text:style-name="P531">| <text:s text:c="32"/>| <text:s text:c="80"/>|</text:p>
            <text:p text:style-name="P531">| <text:s text:c="32"/>| <text:s text:c="4"/>From NLP backwards to source: <text:s text:c="46"/>|</text:p>
            <text:p text:style-name="P531">| <text:s text:c="32"/>| <text:s text:c="8"/>- Y. Software says value present. <text:s text:c="38"/>|</text:p>
            <text:p text:style-name="P531">| <text:s text:c="32"/>| <text:s text:c="12"/>- H. Hit: value is present. <text:s text:c="40"/>|</text:p>
            <text:p text:style-name="P531">| <text:s text:c="32"/>| <text:s text:c="12"/>- FA. False alarm: value is absent. <text:s text:c="32"/>|</text:p>
            <text:p text:style-name="P531">| <text:s text:c="32"/>| <text:s text:c="8"/>- N. Software says value absent. <text:s text:c="39"/>|</text:p>
            <text:p text:style-name="P531">| <text:s text:c="32"/>| <text:s text:c="12"/>- CR. Correct rejection: value is absent. <text:s text:c="26"/>|</text:p>
            <text:p text:style-name="P531">| <text:s text:c="32"/>| <text:s text:c="12"/>- M. Miss: value is present. <text:s text:c="39"/>|</text:p>
            <text:p text:style-name="P531">| <text:s text:c="32"/>| <text:s text:c="80"/>|</text:p>
            <text:p text:style-name="P531">| <text:s text:c="32"/>| <text:s text:c="4"/>The key metrics are: <text:s text:c="55"/>|</text:p>
            <text:p text:style-name="P531">| <text:s text:c="32"/>| <text:s text:c="8"/>- precision = positive predictive value = P(Pr | Y) <text:s text:c="20"/>|</text:p>
            <text:p text:style-name="P531">| <text:s text:c="32"/>| <text:s text:c="12"/>... relatively easy to check; find all the "Y" records and check <text:s text:c="3"/>|</text:p>
            <text:p text:style-name="P531">| <text:s text:c="32"/>| <text:s text:c="12"/>manually that they're correct. <text:s text:c="37"/>|</text:p>
            <text:p text:style-name="P531">| <text:s text:c="32"/>| <text:s text:c="8"/>- sensitivity = recall = P(Y | Pr) <text:s text:c="37"/>|</text:p>
            <text:p text:style-name="P531">| <text:s text:c="32"/>| <text:s text:c="12"/>... Here, we want a sample that is enriched for "symptom actually <text:s text:c="2"/>|</text:p>
            <text:p text:style-name="P531">| <text:s text:c="32"/>| <text:s text:c="12"/>present", for human reasons. For example, if 0.1% of text entries <text:s text:c="2"/>|</text:p>
            <text:p text:style-name="P531">| <text:s text:c="32"/>| <text:s text:c="12"/>refer to CRP, then to assess 100 "Pr" samples we would have to <text:s text:c="5"/>|</text:p>
            <text:p text:style-name="P531">| <text:s text:c="32"/>| <text:s text:c="12"/>review 100,000 text records, 99,900 of which are completely <text:s text:c="8"/>|</text:p>
            <text:p text:style-name="P531">| <text:s text:c="32"/>| <text:s text:c="12"/>irrelevant. So we want an automated way of finding "Pr" records. <text:s text:c="3"/>|</text:p>
            <text:p text:style-name="P531">| <text:s text:c="32"/>| <text:s text:c="12"/>That's what the validator classes do. <text:s text:c="30"/>|</text:p>
            <text:p text:style-name="P531">| <text:s text:c="32"/>| <text:s text:c="80"/>|</text:p>
            <text:p text:style-name="P531">| <text:s text:c="32"/>| <text:s text:c="4"/>You can enrich for "Pr" records with SQL, e.g. <text:s text:c="29"/>|</text:p>
            <text:p text:style-name="P531">| <text:s text:c="32"/>| <text:s text:c="8"/>SELECT textfield FROM sometable WHERE ( <text:s text:c="32"/>|</text:p>
            <text:p text:style-name="P531">| <text:s text:c="32"/>| <text:s text:c="12"/>textfield LIKE '%CRP%' <text:s text:c="45"/>|</text:p>
            <text:p text:style-name="P531">| <text:s text:c="32"/>| <text:s text:c="12"/>OR textfield LIKE '%C-reactive protein%'); <text:s text:c="25"/>|</text:p>
            <text:p text:style-name="P531">| <text:s text:c="32"/>| <text:s text:c="4"/>or similar, but really we want the best "CRP detector" possible. That is <text:s text:c="3"/>|</text:p>
            <text:p text:style-name="P531">| <text:s text:c="32"/>| <text:s text:c="4"/>probably to use a regex, either in SQL (... "WHERE textfield REGEX <text:s text:c="9"/>|</text:p>
            <text:p text:style-name="P531">| <text:s text:c="32"/>| <text:s text:c="4"/>'myregex'") or using these validator classes. (The main NLP regexes don't <text:s text:c="2"/>|</text:p>
            <text:p text:style-name="P531">| <text:s text:c="32"/>| <text:s text:c="4"/>distinguish between "CRP present, no valid value" and "CRP absent", <text:s text:c="8"/>|</text:p>
            <text:p text:style-name="P531">| <text:s text:c="32"/>| <text:s text:c="4"/>because regexes either match or don't.) <text:s text:c="36"/>|</text:p>
            <text:p text:style-name="P531">| <text:s text:c="32"/>| <text:s text:c="80"/>|</text:p>
            <text:p text:style-name="P531">| <text:s text:c="32"/>| <text:s text:c="4"/>Each validator class implements the core variable-finding part of its <text:s text:c="6"/>|</text:p>
            <text:p text:style-name="P531">| <text:s text:c="32"/>| <text:s text:c="4"/>corresponding NLP regex class, but without the value or units. For example, |</text:p>
            <text:p text:style-name="P531">| <text:s text:c="32"/>| <text:s text:c="4"/>the CRP class looks for things like "CRP is 6" or "CRP 20 mg/L", whereas <text:s text:c="3"/>|</text:p>
            <text:p text:style-name="P531">| <text:s text:c="32"/>| <text:s text:c="4"/>the CRP validator looks for things like "CRP". <text:s text:c="29"/>|</text:p>
            <text:p text:style-name="P531">| <text:s text:c="32"/>| <text:s text:c="80"/>|</text:p>
            <text:p text:style-name="P531">| Wbc <text:s text:c="28"/>| White cell count (WBC, WCC). <text:s text:c="51"/>|</text:p>
            <text:p text:style-name="P531">| WbcBase <text:s text:c="24"/>| DO NOT USE DIRECTLY. White cell count base class. <text:s text:c="30"/>|</text:p>
            <text:p text:style-name="P531">| WbcValidator <text:s text:c="19"/>| Validator for Wbc (see ValidatorBase for explanation). <text:s text:c="25"/>|</text:p>
            <text:p text:style-name="P531">| Weight <text:s text:c="25"/>| Weight. Handles metric and imperial. <text:s text:c="43"/>|</text:p>
            <text:p text:style-name="P531">| WeightValidator <text:s text:c="16"/>| Validator for Weight (see ValidatorBase for explanation). <text:s text:c="22"/>|</text:p>
            <text:p text:style-name="P531">+---------------------------------+---------------------------------------------------------------------------------+</text:p>
          </table:table-cell>
        </table:table-row>
      </table:table>
      <text:h text:style-name="P703" text:outline-level="2"><text:bookmark-start text:name="__RefHeading___Toc7137_1912352588"/><text:span text:style-name="T375">Command-line options: </text:span>crate_nlp_multiprocess<text:bookmark-end text:name="__RefHeading___Toc7137_1912352588"/></text:h>
      <text:p text:style-name="P87">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1">usage: crate_nlp_multiprocess [-h] --nlpdef NLPDEF [--nproc [NPROC]]</text:p>
            <text:p text:style-name="P521"><text:s text:c="30"/>[--verbose]</text:p>
            <text:p text:style-name="P521"/>
            <text:p text:style-name="P521">Runs the CRATE NLP manager in parallel. Version 0.18.12 (2017-02-26). Note</text:p>
            <text:p text:style-name="P521">that all arguments not specified here are passed to the underlying script (see</text:p>
            <text:p text:style-name="P521">crate_nlp --help).</text:p>
            <text:p text:style-name="P521"/>
            <text:p text:style-name="P521">optional arguments:</text:p>
            <text:p text:style-name="P521"><text:s text:c="2"/>-h, --help <text:s text:c="11"/>show this help message and exit</text:p>
            <text:p text:style-name="P521"><text:s text:c="2"/>--nlpdef NLPDEF <text:s text:c="6"/>NLP processing name, from the config file</text:p>
            <text:p text:style-name="P521"><text:s text:c="2"/>--nproc [NPROC], -n [NPROC]</text:p>
            <text:p text:style-name="P521"><text:s text:c="24"/>Number of processes (default on this machine: 8)</text:p>
            <text:p text:style-name="P521"><text:s text:c="2"/>--verbose, -v <text:s text:c="8"/>Be verbose</text:p>
          </table:table-cell>
        </table:table-row>
      </table:table>
      <text:h text:style-name="P707" text:outline-level="2"/>
      <text:h text:style-name="P675"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9">run the following in a suitable location.</text:span></text:p>
      <text:p text:style-name="P477">crate_print_demo_crateweb_config &gt; my_crateweb_config.py</text:p>
      <text:p text:style-name="P75"><text:span text:style-name="T349">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1">c</text:span>rate_django_manage <text:span text:style-name="T351">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2">If your machine is already using port 443, you may need to use another (e.g. 8443).</text:p>
      <text:h text:style-name="P703"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7">No options.</text:p>
      <text:h text:style-name="P703" text:outline-level="2"><text:bookmark-start text:name="__RefHeading___Toc6248_1570332519"/>Specimen <text:span text:style-name="T348">web front end </text:span>config file<text:bookmark-end text:name="__RefHeading___Toc6248_1570332519"/></text:h>
      <text:p text:style-name="P67">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26">#!/usr/bin/env python</text:p>
            <text:p text:style-name="P526"># crate_anon/crateweb/specimen_secret_local_settings/crateweb_local_settings.py</text:p>
            <text:p text:style-name="P526"/>
            <text:p text:style-name="P526">"""</text:p>
            <text:p text:style-name="P526">===============================================================================</text:p>
            <text:p text:style-name="P526"><text:s text:c="4"/>Copyright (C) 2015-2017 Rudolf Cardinal (rudolf@pobox.com).</text:p>
            <text:p text:style-name="P526"/>
            <text:p text:style-name="P526"><text:s text:c="4"/>This file is part of CRATE.</text:p>
            <text:p text:style-name="P526"/>
            <text:p text:style-name="P526"><text:s text:c="4"/>CRATE is free software: you can redistribute it and/or modify</text:p>
            <text:p text:style-name="P526"><text:s text:c="4"/>it under the terms of the GNU General Public License as published by</text:p>
            <text:p text:style-name="P526"><text:s text:c="4"/>the Free Software Foundation, either version 3 of the License, or</text:p>
            <text:p text:style-name="P526"><text:s text:c="4"/>(at your option) any later version.</text:p>
            <text:p text:style-name="P526"/>
            <text:p text:style-name="P526"><text:s text:c="4"/>CRATE is distributed in the hope that it will be useful,</text:p>
            <text:p text:style-name="P526"><text:s text:c="4"/>but WITHOUT ANY WARRANTY; without even the implied warranty of</text:p>
            <text:p text:style-name="P526"><text:s text:c="4"/>MERCHANTABILITY or FITNESS FOR A PARTICULAR PURPOSE. See the</text:p>
            <text:p text:style-name="P526"><text:s text:c="4"/>GNU General Public License for more details.</text:p>
            <text:p text:style-name="P526"/>
            <text:p text:style-name="P526"><text:s text:c="4"/>You should have received a copy of the GNU General Public License</text:p>
            <text:p text:style-name="P526"><text:s text:c="4"/>along with CRATE. If not, see &lt;http://www.gnu.org/licenses/&gt;.</text:p>
            <text:p text:style-name="P526">===============================================================================</text:p>
            <text:p text:style-name="P526"/>
            <text:p text:style-name="P526"><text:soft-page-break/>Site-specific Django settings for CRATE web front end.</text:p>
            <text:p text:style-name="P526">Put the secret stuff here.</text:p>
            <text:p text:style-name="P526"/>
            <text:p text:style-name="P526">SPECIMEN FILE ONLY - edit to your own requirements.</text:p>
            <text:p text:style-name="P526">IT WILL NOT WORK until you've edited it.</text:p>
            <text:p text:style-name="P526">"""</text:p>
            <text:p text:style-name="P526"/>
            <text:p text:style-name="P526">import os</text:p>
            <text:p text:style-name="P526"/>
            <text:p text:style-name="P526">raise Exception(</text:p>
            <text:p text:style-name="P526"><text:s text:c="4"/>"Well done - CRATE has found your crate_local_settings.py file at {}. "</text:p>
            <text:p text:style-name="P526"><text:s text:c="4"/>"However, you need to configure it for your institution's set-up, and "</text:p>
            <text:p text:style-name="P526"><text:s text:c="4"/>"remove this line.".format(os.path.abspath(__file__)))</text:p>
            <text:p text:style-name="P526"/>
            <text:p text:style-name="P526"/>
            <text:p text:style-name="P526"># =============================================================================</text:p>
            <text:p text:style-name="P526"># Site URL configuration</text:p>
            <text:p text:style-name="P526"># =============================================================================</text:p>
            <text:p text:style-name="P526"/>
            <text:p text:style-name="P526">DJANGO_SITE_ROOT_ABSOLUTE_URL = "http://mymachine.mydomain" <text:s/># example for Apache <text:s/># noqa</text:p>
            <text:p text:style-name="P526"># DJANGO_SITE_ROOT_ABSOLUTE_URL = "http://localhost:8000" <text:s/># for the Django dev server <text:s/># noqa</text:p>
            <text:p text:style-name="P526"/>
            <text:p text:style-name="P526">FORCE_SCRIPT_NAME = ""</text:p>
            <text:p text:style-name="P526"># FORCE_SCRIPT_NAME = "/crate" <text:s/># example for CherryPy or Apache non-root hosting <text:s/># noqa</text:p>
            <text:p text:style-name="P526"/>
            <text:p text:style-name="P526"># =============================================================================</text:p>
            <text:p text:style-name="P526"># Site security</text:p>
            <text:p text:style-name="P526"># =============================================================================</text:p>
            <text:p text:style-name="P526"/>
            <text:p text:style-name="P526"># FOR SECURITY:</text:p>
            <text:p text:style-name="P526"># See https://docs.djangoproject.com/en/1.8/howto/deployment/checklist/</text:p>
            <text:p text:style-name="P526"/>
            <text:p text:style-name="P526"># SECURITY WARNING: keep the secret key used in production secret!</text:p>
            <text:p text:style-name="P526">SECRET_KEY = 'aaaaaaaaaaaaaaaaaaaaaaaaaaaaaaaaaaaaaaaaaaaaaaaaaa' <text:s/># CHANGE THIS! <text:s/># noqa</text:p>
            <text:p text:style-name="P526"># Run crate_generate_new_django_secret_key to generate a new one.</text:p>
            <text:p text:style-name="P526"/>
            <text:p text:style-name="P526"># SECURITY WARNING: don't run with debug turned on in production!</text:p>
            <text:p text:style-name="P526">DEBUG = False</text:p>
            <text:p text:style-name="P526"># ... when False, note that static files must be served properly</text:p>
            <text:p text:style-name="P526"/>
            <text:p text:style-name="P526"/>
            <text:p text:style-name="P526"># noinspection PyUnusedLocal</text:p>
            <text:p text:style-name="P526">def always_show_toolbar(request):</text:p>
            <text:p text:style-name="P526"><text:s text:c="4"/>return True <text:s/># Always show toolbar, for debugging only.</text:p>
            <text:p text:style-name="P526"/>
            <text:p text:style-name="P526">if DEBUG:</text:p>
            <text:p text:style-name="P526"><text:s text:c="4"/>ALLOWED_HOSTS = []</text:p>
            <text:p text:style-name="P526"><text:s text:c="4"/>DEBUG_TOOLBAR_CONFIG = {</text:p>
            <text:p text:style-name="P526"><text:s text:c="8"/>'SHOW_TOOLBAR_CALLBACK': always_show_toolbar,</text:p>
            <text:p text:style-name="P526"><text:s text:c="4"/>}</text:p>
            <text:p text:style-name="P526">else:</text:p>
            <text:p text:style-name="P526"><text:s text:c="4"/>ALLOWED_HOSTS = ['*']</text:p>
            <text:p text:style-name="P526"/>
            <text:p text:style-name="P526"># =============================================================================</text:p>
            <text:p text:style-name="P526"># Celery configuration</text:p>
            <text:p text:style-name="P526"># =============================================================================</text:p>
            <text:p text:style-name="P526"/>
            <text:p text:style-name="P526"># Override BROKER_URL if you want.</text:p>
            <text:p text:style-name="P526"># This will allow you to use multiple virtual hosts, to host multiple</text:p>
            <text:p text:style-name="P526"># independent instances (in the unlikely event you'd wat to!)</text:p>
            <text:p text:style-name="P526"># See</text:p>
            <text:p text:style-name="P526"># <text:s text:c="2"/>http://stackoverflow.com/questions/12209652/multi-celery-projects-with-same-rabbitmq-broker-backend-process <text:s/># noqa</text:p>
            <text:p text:style-name="P526"># Similarly, override BROKER_URL to improve RabbitMQ security.</text:p>
            <text:p text:style-name="P526"/>
            <text:p text:style-name="P526"># =============================================================================</text:p>
            <text:p text:style-name="P526"># Database configuration</text:p>
            <text:p text:style-name="P526"># =============================================================================</text:p>
            <text:p text:style-name="P526"># https://docs.djangoproject.com/en/1.8/ref/settings/#databases</text:p>
            <text:p text:style-name="P526"/>
            <text:p text:style-name="P526"><text:soft-page-break/>DATABASES = {</text:p>
            <text:p text:style-name="P526"><text:s text:c="4"/># -------------------------------------------------------------------------</text:p>
            <text:p text:style-name="P526"><text:s text:c="4"/># Django database for web site (inc. users, audit).</text:p>
            <text:p text:style-name="P526"><text:s text:c="4"/># -------------------------------------------------------------------------</text:p>
            <text:p text:style-name="P526"/>
            <text:p text:style-name="P526"><text:s text:c="4"/># Quick SQLite example:</text:p>
            <text:p text:style-name="P526"><text:s text:c="4"/># 'default': {</text:p>
            <text:p text:style-name="P526"><text:s text:c="4"/># <text:s text:c="4"/>'ENGINE': 'django.db.backends.sqlite3',</text:p>
            <text:p text:style-name="P526"><text:s text:c="4"/># <text:s text:c="4"/>'NAME': '/home/myuser/somewhere/crate_db.sqlite3',</text:p>
            <text:p text:style-name="P526"><text:s text:c="4"/># },</text:p>
            <text:p text:style-name="P526"/>
            <text:p text:style-name="P526"><text:s text:c="4"/># Quick MySQL example:</text:p>
            <text:p text:style-name="P526"><text:s text:c="4"/>'default': {</text:p>
            <text:p text:style-name="P526"><text:s text:c="8"/>'ENGINE': 'django.db.backends.mysql',</text:p>
            <text:p text:style-name="P526"><text:s text:c="8"/>'HOST': '127.0.0.1',</text:p>
            <text:p text:style-name="P526"><text:s text:c="8"/>'PORT': 3306, <text:s/># local</text:p>
            <text:p text:style-name="P526"><text:s text:c="8"/>'NAME': 'crate_db',</text:p>
            <text:p text:style-name="P526"><text:s text:c="8"/>'USER': 'someuser',</text:p>
            <text:p text:style-name="P526"><text:s text:c="8"/>'PASSWORD': 'somepassword',</text:p>
            <text:p text:style-name="P526"><text:s text:c="4"/>},</text:p>
            <text:p text:style-name="P526"/>
            <text:p text:style-name="P526"><text:s text:c="4"/># -------------------------------------------------------------------------</text:p>
            <text:p text:style-name="P526"><text:s text:c="4"/># Anonymised research database</text:p>
            <text:p text:style-name="P526"><text:s text:c="4"/># -------------------------------------------------------------------------</text:p>
            <text:p text:style-name="P526"><text:s text:c="4"/>'research': {</text:p>
            <text:p text:style-name="P526"/>
            <text:p text:style-name="P526"><text:s text:c="8"/># !!!!!!!!!!!!!!!!!!!!!!!!!!!!!!!!!!!!!!!!!!!!!!!!!!!!!!!!!!!!!!!!!!!!!</text:p>
            <text:p text:style-name="P526"><text:s text:c="8"/># IT IS CRITICALLY IMPORTANT THAT THIS CONNECTION (i.e. its user's</text:p>
            <text:p text:style-name="P526"><text:s text:c="8"/># access) IS READ-ONLY FOR THE RESEARCH DATABASES [1] AND HAS NO</text:p>
            <text:p text:style-name="P526"><text:s text:c="8"/># ACCESS WHATSOEVER TO SECRET DATABASES (like the 'default' or</text:p>
            <text:p text:style-name="P526"><text:s text:c="8"/># 'secret' databases) [2]. RESEARCHERS ARE GIVEN FULL ABILITY TO</text:p>
            <text:p text:style-name="P526"><text:s text:c="8"/># EXECUTE SQL VIA THIS CONNECTION, AND CAN DO SO FOR ANY DATABASES</text:p>
            <text:p text:style-name="P526"><text:s text:c="8"/># THAT THE CONNECTION PERMITS, NOT JUST THE ONE YOU SPECIFY</text:p>
            <text:p text:style-name="P526"><text:s text:c="8"/># EXPLICITLY.</text:p>
            <text:p text:style-name="P526"><text:s text:c="8"/>#</text:p>
            <text:p text:style-name="P526"><text:s text:c="8"/># [1] ... so researchers can't alter/delete research data</text:p>
            <text:p text:style-name="P526"><text:s text:c="8"/># [2] ... so researchers can't see secrets</text:p>
            <text:p text:style-name="P526"><text:s text:c="8"/># !!!!!!!!!!!!!!!!!!!!!!!!!!!!!!!!!!!!!!!!!!!!!!!!!!!!!!!!!!!!!!!!!!!!!</text:p>
            <text:p text:style-name="P526"/>
            <text:p text:style-name="P526"><text:s text:c="8"/>'ENGINE': 'django.db.backends.mysql',</text:p>
            <text:p text:style-name="P526"><text:s text:c="8"/>'HOST': '127.0.0.1',</text:p>
            <text:p text:style-name="P526"><text:s text:c="8"/>'PORT': 3306, <text:s/># local</text:p>
            <text:p text:style-name="P526"><text:s text:c="8"/>'NAME': 'anonymous_output', <text:s/># will be the default database; use None for no default database <text:s/># noqa</text:p>
            <text:p text:style-name="P526"><text:s text:c="8"/>'USER': 'researcher',</text:p>
            <text:p text:style-name="P526"><text:s text:c="8"/>'PASSWORD': 'somepassword',</text:p>
            <text:p text:style-name="P526"><text:s text:c="4"/>},</text:p>
            <text:p text:style-name="P526"/>
            <text:p text:style-name="P526"><text:s text:c="4"/># -------------------------------------------------------------------------</text:p>
            <text:p text:style-name="P526"><text:s text:c="4"/># Secret database for RID/PID mapping</text:p>
            <text:p text:style-name="P526"><text:s text:c="4"/># -------------------------------------------------------------------------</text:p>
            <text:p text:style-name="P526"><text:s text:c="4"/>'secret': {</text:p>
            <text:p text:style-name="P526"><text:s text:c="8"/>'ENGINE': 'django.db.backends.mysql',</text:p>
            <text:p text:style-name="P526"><text:s text:c="8"/>'HOST': '127.0.0.1',</text:p>
            <text:p text:style-name="P526"><text:s text:c="8"/>'PORT': 3306,</text:p>
            <text:p text:style-name="P526"><text:s text:c="8"/>'NAME': 'anonymous_mapping',</text:p>
            <text:p text:style-name="P526"><text:s text:c="8"/>'USER': 'anonymiser_system',</text:p>
            <text:p text:style-name="P526"><text:s text:c="8"/>'PASSWORD': 'somepassword',</text:p>
            <text:p text:style-name="P526"><text:s text:c="4"/>},</text:p>
            <text:p text:style-name="P526"/>
            <text:p text:style-name="P526"><text:s text:c="4"/># -------------------------------------------------------------------------</text:p>
            <text:p text:style-name="P526"><text:s text:c="4"/># Others, for consent lookup</text:p>
            <text:p text:style-name="P526"><text:s text:c="4"/># -------------------------------------------------------------------------</text:p>
            <text:p text:style-name="P526"/>
            <text:p text:style-name="P526"><text:s text:c="4"/># Optional: 'cpft_iapt'</text:p>
            <text:p text:style-name="P526"><text:s text:c="4"/># Optional: 'cpft_crs'</text:p>
            <text:p text:style-name="P526"><text:s text:c="4"/># Optional: 'cpft_rio_rcep'</text:p>
            <text:p text:style-name="P526"><text:s text:c="4"/># Optional: 'cpft_rio_crate'</text:p>
            <text:p text:style-name="P526"><text:s text:c="4"/># ... see attributes of PatientLookup in crate_anon/consent/models.py</text:p>
            <text:p text:style-name="P526">}</text:p>
            <text:p text:style-name="P526"><text:soft-page-break/></text:p>
            <text:p text:style-name="P526"># Database title</text:p>
            <text:p text:style-name="P526">RESEARCH_DB_TITLE = "My NHS Trust Research Database"</text:p>
            <text:p text:style-name="P526"/>
            <text:p text:style-name="P526"># Databases/schemas to provide database structure info for, and details on how</text:p>
            <text:p text:style-name="P526"># to join within/between them (for the query builder).</text:p>
            <text:p text:style-name="P526"># - Note that ALL these databases use the DATABASES['research'] connection</text:p>
            <text:p text:style-name="P526"># <text:s text:c="2"/>specified above.</text:p>
            <text:p text:style-name="P526"># - Under SQL Server, "database" and "schema" are different levels of</text:p>
            <text:p text:style-name="P526"># <text:s text:c="2"/>organization. Specify a schema of "dbo" if you are unsure; this is the</text:p>
            <text:p text:style-name="P526"># <text:s text:c="2"/>default.</text:p>
            <text:p text:style-name="P526"># - Under MySQL, "database" and "schema" mean the same thing. Here, we'll call</text:p>
            <text:p text:style-name="P526"># <text:s text:c="2"/>this a SCHEMA.</text:p>
            <text:p text:style-name="P526"># - The first database/schema is the default selected in the query builder.</text:p>
            <text:p text:style-name="P526"># - WITHIN a schema, tables will be autojoined on the trid_field.</text:p>
            <text:p text:style-name="P526"># - ACROSS schemas, tables will be autojoined on the rid_field if they are in</text:p>
            <text:p text:style-name="P526"># <text:s text:c="2"/>the same rid_family (a non-False Python value, e.g. integers starting at</text:p>
            <text:p text:style-name="P526"># <text:s text:c="2"/>1), and on mrid_table.mrid_field otherwise.</text:p>
            <text:p text:style-name="P526"># - PostgreSQL can only query a single database via a single connection.</text:p>
            <text:p text:style-name="P526">RESEARCH_DB_INFO = [</text:p>
            <text:p text:style-name="P526"><text:s text:c="4"/>{</text:p>
            <text:p text:style-name="P526"><text:s text:c="8"/># Database name:</text:p>
            <text:p text:style-name="P526"><text:s text:c="8"/># - BLANK, i.e. '', for MySQL.</text:p>
            <text:p text:style-name="P526"><text:s text:c="8"/># - BLANK, i.e. '', for PostgreSQL.</text:p>
            <text:p text:style-name="P526"><text:s text:c="8"/># - The database name, for SQL Server.</text:p>
            <text:p text:style-name="P526"><text:s text:c="8"/>'database': '',</text:p>
            <text:p text:style-name="P526"><text:s text:c="8"/># Schema name:</text:p>
            <text:p text:style-name="P526"><text:s text:c="8"/># - The database=schema name, for MySQL.</text:p>
            <text:p text:style-name="P526"><text:s text:c="8"/># - The schema name, for PostgreSQL (usual default: 'public').</text:p>
            <text:p text:style-name="P526"><text:s text:c="8"/># - The schema name, for SQL Server (usual default: 'dbo').</text:p>
            <text:p text:style-name="P526"><text:s text:c="8"/>'schema': 'dbo',</text:p>
            <text:p text:style-name="P526"/>
            <text:p text:style-name="P526"><text:s text:c="8"/>'trid_field': 'trid',</text:p>
            <text:p text:style-name="P526"><text:s text:c="8"/>'rid_field': 'brcid',</text:p>
            <text:p text:style-name="P526"><text:s text:c="8"/>'rid_family': 1,</text:p>
            <text:p text:style-name="P526"><text:s text:c="8"/>'mrid_table': 'patients',</text:p>
            <text:p text:style-name="P526"><text:s text:c="8"/>'mrid_field': 'nhshash',</text:p>
            <text:p text:style-name="P526"/>
            <text:p text:style-name="P526"><text:s text:c="8"/># For the data finder: is there a standard date field for most patient</text:p>
            <text:p text:style-name="P526"><text:s text:c="8"/># tables?</text:p>
            <text:p text:style-name="P526"><text:s text:c="8"/>'default_date_field': '',</text:p>
            <text:p text:style-name="P526"><text:s text:c="4"/>},</text:p>
            <text:p text:style-name="P526"><text:s text:c="4"/># {</text:p>
            <text:p text:style-name="P526"><text:s text:c="4"/># <text:s text:c="4"/>'database': 'similar_database',</text:p>
            <text:p text:style-name="P526"><text:s text:c="4"/># <text:s text:c="4"/>'schema': 'similar_schema',</text:p>
            <text:p text:style-name="P526"><text:s text:c="4"/># <text:s text:c="4"/>'trid_field': 'trid',</text:p>
            <text:p text:style-name="P526"><text:s text:c="4"/># <text:s text:c="4"/>'rid_field': 'same_rid',</text:p>
            <text:p text:style-name="P526"><text:s text:c="4"/># <text:s text:c="4"/>'rid_family': 1,</text:p>
            <text:p text:style-name="P526"><text:s text:c="4"/># <text:s text:c="4"/>'mrid_table': None,</text:p>
            <text:p text:style-name="P526"><text:s text:c="4"/># <text:s text:c="4"/>'mrid_field': None,</text:p>
            <text:p text:style-name="P526"><text:s text:c="4"/># <text:s text:c="4"/>'default_date_field': '',</text:p>
            <text:p text:style-name="P526"><text:s text:c="4"/># },</text:p>
            <text:p text:style-name="P526"><text:s text:c="4"/># {</text:p>
            <text:p text:style-name="P526"><text:s text:c="4"/># <text:s text:c="4"/>'database': 'different_database',</text:p>
            <text:p text:style-name="P526"><text:s text:c="4"/># <text:s text:c="4"/>'schema': 'different_schema',</text:p>
            <text:p text:style-name="P526"><text:s text:c="4"/># <text:s text:c="4"/>'trid_field': 'trid',</text:p>
            <text:p text:style-name="P526"><text:s text:c="4"/># <text:s text:c="4"/>'rid_field': 'different_rid',</text:p>
            <text:p text:style-name="P526"><text:s text:c="4"/># <text:s text:c="4"/>'rid_family': 2,</text:p>
            <text:p text:style-name="P526"><text:s text:c="4"/># <text:s text:c="4"/>'mrid_table': 'hashed_nhs_numbers',</text:p>
            <text:p text:style-name="P526"><text:s text:c="4"/># <text:s text:c="4"/>'mrid_field': 'nhshash',</text:p>
            <text:p text:style-name="P526"><text:s text:c="4"/># <text:s text:c="4"/>'default_date_field': '',</text:p>
            <text:p text:style-name="P526"><text:s text:c="4"/># },</text:p>
            <text:p text:style-name="P526">]</text:p>
            <text:p text:style-name="P526"/>
            <text:p text:style-name="P526"># For the automatic query generator, we need to know the underlying SQL dialect</text:p>
            <text:p text:style-name="P526"># Options are</text:p>
            <text:p text:style-name="P526"># - 'mysql' =&gt; MySQL</text:p>
            <text:p text:style-name="P526"># - 'mssql' =&gt; Microsoft SQL Server</text:p>
            <text:p text:style-name="P526">RESEARCH_DB_DIALECT = 'mysql'</text:p>
            <text:p text:style-name="P526"/>
            <text:p text:style-name="P526"><text:soft-page-break/>DISABLE_DJANGO_PYODBC_AZURE_CURSOR_FETCHONE_NEXTSET = True</text:p>
            <text:p text:style-name="P526"/>
            <text:p text:style-name="P526"># Configuration of the secret mapping database (as set during initial</text:p>
            <text:p text:style-name="P526"># anonymisation)</text:p>
            <text:p text:style-name="P526">SECRET_MAP = {</text:p>
            <text:p text:style-name="P526"><text:s text:c="4"/># Table within 'secret' mapping database containing PID/RID mapping</text:p>
            <text:p text:style-name="P526"><text:s text:c="4"/>'TABLENAME': "secret_map",</text:p>
            <text:p text:style-name="P526"><text:s text:c="4"/># PID/RID fieldnames within that table</text:p>
            <text:p text:style-name="P526"><text:s text:c="4"/>'PID_FIELD': "patient_id",</text:p>
            <text:p text:style-name="P526"><text:s text:c="4"/>'RID_FIELD': "brcid",</text:p>
            <text:p text:style-name="P526"><text:s text:c="4"/>'MASTER_PID_FIELD': "nhsnum",</text:p>
            <text:p text:style-name="P526"><text:s text:c="4"/>'MASTER_RID_FIELD': "nhshash",</text:p>
            <text:p text:style-name="P526"><text:s text:c="4"/>'TRID_FIELD': 'trid',</text:p>
            <text:p text:style-name="P526"><text:s text:c="4"/># Maximum length of the RID fields (containing a hash in a VARCHAR field)</text:p>
            <text:p text:style-name="P526"><text:s text:c="4"/>'MAX_RID_LENGTH': 255,</text:p>
            <text:p text:style-name="P526">}</text:p>
            <text:p text:style-name="P526"/>
            <text:p text:style-name="P526"># Which of the databases defined above should be used for lookups?</text:p>
            <text:p text:style-name="P526"># Must (a) be a key of PatientLookup.DATABASES_CHOICES in consent/models.py;</text:p>
            <text:p text:style-name="P526"># <text:s text:c="5"/>(b) be defined in DATABASES, above, UNLESS it is 'dummy_clinical'</text:p>
            <text:p text:style-name="P526">CLINICAL_LOOKUP_DB = 'dummy_clinical'</text:p>
            <text:p text:style-name="P526"/>
            <text:p text:style-name="P526"># =============================================================================</text:p>
            <text:p text:style-name="P526"># Database extra help file</text:p>
            <text:p text:style-name="P526"># =============================================================================</text:p>
            <text:p text:style-name="P526"/>
            <text:p text:style-name="P526"># If specified, this must be a string that is an absolute filename of TRUSTED</text:p>
            <text:p text:style-name="P526"># HTML that will be included.</text:p>
            <text:p text:style-name="P526"/>
            <text:p text:style-name="P526">DATABASE_HELP_HTML_FILENAME = None</text:p>
            <text:p text:style-name="P526"/>
            <text:p text:style-name="P526"># =============================================================================</text:p>
            <text:p text:style-name="P526"># Local file storage (for PDFs etc).</text:p>
            <text:p text:style-name="P526"># =============================================================================</text:p>
            <text:p text:style-name="P526"/>
            <text:p text:style-name="P526"># Where should we store the files? Make this directory (and don't let it</text:p>
            <text:p text:style-name="P526"># be served by a generic web server that doesn't check permissions).</text:p>
            <text:p text:style-name="P526">PRIVATE_FILE_STORAGE_ROOT = '/srv/crate_filestorage'</text:p>
            <text:p text:style-name="P526"/>
            <text:p text:style-name="P526"># Serve files via Django (inefficient but useful for testing) or via Apache</text:p>
            <text:p text:style-name="P526"># with mod_xsendfile (or other web server configured for the X-SendFile</text:p>
            <text:p text:style-name="P526"># directive)?</text:p>
            <text:p text:style-name="P526">XSENDFILE = False</text:p>
            <text:p text:style-name="P526"/>
            <text:p text:style-name="P526"># How big will we accept?</text:p>
            <text:p text:style-name="P526">MAX_UPLOAD_SIZE_BYTES = 10 * 1024 * 1024 <text:s/># 10 Mb</text:p>
            <text:p text:style-name="P526"/>
            <text:p text:style-name="P526"># =============================================================================</text:p>
            <text:p text:style-name="P526"># Outgoing e-mail</text:p>
            <text:p text:style-name="P526"># =============================================================================</text:p>
            <text:p text:style-name="P526"># General settings for sending e-mail from Django</text:p>
            <text:p text:style-name="P526"># https://docs.djangoproject.com/en/1.8/ref/settings/#email-backend</text:p>
            <text:p text:style-name="P526"/>
            <text:p text:style-name="P526"># <text:s text:c="2"/>default backend:</text:p>
            <text:p text:style-name="P526"># EMAIL_BACKEND = 'django.core.mail.backends.smtp.EmailBackend'</text:p>
            <text:p text:style-name="P526"># <text:s text:c="2"/>bugfix for servers that only support TLSv1:</text:p>
            <text:p text:style-name="P526"># EMAIL_BACKEND = 'crate_anon.crateweb.core.mail.SmtpEmailBackendTls1'</text:p>
            <text:p text:style-name="P526"/>
            <text:p text:style-name="P526">EMAIL_HOST = 'smtp.somewhere.nhs.uk'</text:p>
            <text:p text:style-name="P526">EMAIL_PORT = 587 <text:s/># usually 25 (plain SMTP) or 587 (STARTTLS)</text:p>
            <text:p text:style-name="P526"># ... see https://www.fastmail.com/help/technical/ssltlsstarttls.html</text:p>
            <text:p text:style-name="P526">EMAIL_HOST_USER = 'myuser'</text:p>
            <text:p text:style-name="P526">EMAIL_HOST_PASSWORD = 'mypassword'</text:p>
            <text:p text:style-name="P526">EMAIL_USE_TLS = True</text:p>
            <text:p text:style-name="P526">EMAIL_USE_SSL = False</text:p>
            <text:p text:style-name="P526"/>
            <text:p text:style-name="P526"># Who will the e-mails appear to come from?</text:p>
            <text:p text:style-name="P526">EMAIL_SENDER = "My NHS Trust Research Database - DO NOT REPLY &lt;noreply@somewhere.nhs.uk&gt;" <text:s/># noqa</text:p>
            <text:p text:style-name="P526"/>
            <text:p text:style-name="P526"># During development, we route all consent-related e-mails to the developer.</text:p>
            <text:p text:style-name="P526"><text:soft-page-break/># Switch SAFETY_CATCH_ON to False for production mode.</text:p>
            <text:p text:style-name="P526">SAFETY_CATCH_ON = True</text:p>
            <text:p text:style-name="P526">DEVELOPER_EMAIL = "testuser@somewhere.nhs.uk"</text:p>
            <text:p text:style-name="P526"/>
            <text:p text:style-name="P526">VALID_RESEARCHER_EMAIL_DOMAINS = []</text:p>
            <text:p text:style-name="P526"># ... if empty, no checks are performed (any address is accepted)</text:p>
            <text:p text:style-name="P526"/>
            <text:p text:style-name="P526"># =============================================================================</text:p>
            <text:p text:style-name="P526"># Research Database Manager (RDBM) details</text:p>
            <text:p text:style-name="P526"># =============================================================================</text:p>
            <text:p text:style-name="P526"/>
            <text:p text:style-name="P526">RDBM_NAME = "John Doe"</text:p>
            <text:p text:style-name="P526">RDBM_TITLE = "Research Database Manager"</text:p>
            <text:p text:style-name="P526">RDBM_TELEPHONE = "01223-XXXXXX"</text:p>
            <text:p text:style-name="P526">RDBM_EMAIL = "research.database@somewhere.nhs.uk"</text:p>
            <text:p text:style-name="P526">RDBM_ADDRESS = ["FREEPOST SOMEWHERE_HOSPITAL RESEARCH DATABASE MANAGER"] <text:s/># a list <text:s/># noqa</text:p>
            <text:p text:style-name="P526"/>
            <text:p text:style-name="P526"># =============================================================================</text:p>
            <text:p text:style-name="P526"># Administrators/managers to be notified of errors</text:p>
            <text:p text:style-name="P526"># =============================================================================</text:p>
            <text:p text:style-name="P526"/>
            <text:p text:style-name="P526"># Exceptions get sent to these people.</text:p>
            <text:p text:style-name="P526">ADMINS = (</text:p>
            <text:p text:style-name="P526"><text:s text:c="4"/>('Mr Administrator', 'mr_admin@somewhere.domain'),</text:p>
            <text:p text:style-name="P526">)</text:p>
            <text:p text:style-name="P526"/>
            <text:p text:style-name="P526"># Broken links get sent to these people</text:p>
            <text:p text:style-name="P526">SEND_BROKEN_LINK_EMAILS = True</text:p>
            <text:p text:style-name="P526">MANAGERS = (</text:p>
            <text:p text:style-name="P526"><text:s text:c="4"/>('Mr Administrator', 'mr_admin@somewhere.domain'),</text:p>
            <text:p text:style-name="P526">)</text:p>
            <text:p text:style-name="P526"/>
            <text:p text:style-name="P526"># =============================================================================</text:p>
            <text:p text:style-name="P526"># PDF creation</text:p>
            <text:p text:style-name="P526"># =============================================================================</text:p>
            <text:p text:style-name="P526"># WKHTMLTOPDF_FILENAME: for the pdfkit PDF engine, specify a filename for</text:p>
            <text:p text:style-name="P526"># wkhtmltopdf that incorporates any need for an X Server (not the default</text:p>
            <text:p text:style-name="P526"># /usr/bin/wkhtmltopdf). See http://stackoverflow.com/questions/9604625/ .</text:p>
            <text:p text:style-name="P526"># Basically, you can try</text:p>
            <text:p text:style-name="P526"># <text:s text:c="2"/>WKHTMLTOPDF_FILENAME = ''</text:p>
            <text:p text:style-name="P526"># and if it fails, try</text:p>
            <text:p text:style-name="P526"># <text:s text:c="2"/>WKHTMLTOPDF_FILENAME = '/usr/bin/wkhtmltopdf'</text:p>
            <text:p text:style-name="P526"># but if that fails, use</text:p>
            <text:p text:style-name="P526"># <text:s text:c="2"/>WKHTMLTOPDF_FILENAME = '/path/to/wkhtmltopdf.sh'</text:p>
            <text:p text:style-name="P526"># where wkhtmltopdf.sh is an executable script (chmod a+x ...) containing:</text:p>
            <text:p text:style-name="P526"># <text:s text:c="2"/>#!/bin/bash</text:p>
            <text:p text:style-name="P526"># <text:s text:c="2"/>xvfb-run --auto-servernum --server-args="-screen 0 640x480x16" \</text:p>
            <text:p text:style-name="P526"># <text:s text:c="6"/>/usr/bin/wkhtmltopdf "$@"</text:p>
            <text:p text:style-name="P526"/>
            <text:p text:style-name="P526"># For a recent version, fetch one from http://wkhtmltopdf.org/, e.g.</text:p>
            <text:p text:style-name="P526"># v0.12.4 for your OS.</text:p>
            <text:p text:style-name="P526">WKHTMLTOPDF_FILENAME = ''</text:p>
            <text:p text:style-name="P526"># WKHTMLTOPDF_FILENAME = '/usr/bin/wkhtmltopdf'</text:p>
            <text:p text:style-name="P526"/>
            <text:p text:style-name="P526">PDF_LOGO_ABS_URL = 'http://localhost/crate_logo'</text:p>
            <text:p text:style-name="P526"># ... path on local machine, read by wkhtmltopdf</text:p>
            <text:p text:style-name="P526"># Examples:</text:p>
            <text:p text:style-name="P526"># <text:s text:c="2"/>[if you're running a web server] 'http://localhost/crate_logo'</text:p>
            <text:p text:style-name="P526"># <text:s text:c="2"/>[Linux root path] file:///home/myuser/myfile.png</text:p>
            <text:p text:style-name="P526"># <text:s text:c="2"/>[Windows root path] file:///c:/path/to/myfile.png</text:p>
            <text:p text:style-name="P526"/>
            <text:p text:style-name="P526">PDF_LOGO_WIDTH = "75%"</text:p>
            <text:p text:style-name="P526"># ... must be suitable for an &lt;img&gt; tag, but "150mm" isn't working; "75%" is.</text:p>
            <text:p text:style-name="P526"># ... tune this to your logo file (see PDF_LOGO_ABS_URL)</text:p>
            <text:p text:style-name="P526"/>
            <text:p text:style-name="P526"># =============================================================================</text:p>
            <text:p text:style-name="P526"># Consent-for-contact settings</text:p>
            <text:p text:style-name="P526"># =============================================================================</text:p>
            <text:p text:style-name="P526"/>
            <text:p text:style-name="P526"># For how long may we contact discharged patients without specific permission?</text:p>
            <text:p text:style-name="P526"><text:soft-page-break/># Use 0 for "not at all".</text:p>
            <text:p text:style-name="P526">PERMITTED_TO_CONTACT_DISCHARGED_PATIENTS_FOR_N_DAYS = 3 * 365</text:p>
            <text:p text:style-name="P526"/>
            <text:p text:style-name="P526"># Donation to charity for clinician response (regardless of the decision):</text:p>
            <text:p text:style-name="P526">CHARITY_AMOUNT_CLINICIAN_RESPONSE = 1.0 <text:s/># in local currency, e.g. GBP</text:p>
            <text:p text:style-name="P526"/>
            <text:p text:style-name="P526"># Note that using headers/footers requires a version of wkhtmltopdf built using</text:p>
            <text:p text:style-name="P526"># "patched Qt". See above.</text:p>
            <text:p text:style-name="P526"># Fetch one from http://wkhtmltopdf.org/, e.g. v0.12.4 for your OS.</text:p>
            <text:p text:style-name="P526">PDF_LETTER_HEADER_HTML = ''</text:p>
            <text:p text:style-name="P526"># PDF_LETTER_HEADER_HTML = '''</text:p>
            <text:p text:style-name="P526"># &lt;!DOCTYPE html&gt;</text:p>
            <text:p text:style-name="P526"># &lt;head&gt;</text:p>
            <text:p text:style-name="P526"># <text:s text:c="4"/>&lt;meta http-equiv="Content-Type" content="text/html; charset=UTF-8" /&gt;</text:p>
            <text:p text:style-name="P526"># &lt;/head&gt;</text:p>
            <text:p text:style-name="P526"># &lt;html&gt;</text:p>
            <text:p text:style-name="P526"># <text:s text:c="4"/>&lt;body&gt;</text:p>
            <text:p text:style-name="P526"># <text:s text:c="8"/>&lt;div&gt;boo! header&lt;/div&gt;</text:p>
            <text:p text:style-name="P526"># <text:s text:c="4"/>&lt;/body&gt;</text:p>
            <text:p text:style-name="P526"># &lt;/html&gt;</text:p>
            <text:p text:style-name="P526"># '''</text:p>
            <text:p text:style-name="P526"/>
            <text:p text:style-name="P526">PDF_LETTER_FOOTER_HTML = ''</text:p>
            <text:p text:style-name="P526"># http://stackoverflow.com/questions/11948158/wkhtmltopdf-how-to-disable-header-on-the-first-page <text:s/># noqa</text:p>
            <text:p text:style-name="P526"># PDF_LETTER_FOOTER_HTML = '''</text:p>
            <text:p text:style-name="P526"># &lt;!DOCTYPE html&gt;</text:p>
            <text:p text:style-name="P526"># &lt;html&gt;</text:p>
            <text:p text:style-name="P526"># <text:s text:c="4"/>&lt;head&gt;</text:p>
            <text:p text:style-name="P526"># <text:s text:c="8"/>&lt;meta http-equiv="Content-Type" content="text/html; charset=UTF-8" /&gt;</text:p>
            <text:p text:style-name="P526"># <text:s text:c="8"/>&lt;script&gt;</text:p>
            <text:p text:style-name="P526"># function restrict_page_display() {</text:p>
            <text:p text:style-name="P526"># <text:s text:c="4"/>var vars = {},</text:p>
            <text:p text:style-name="P526"># <text:s text:c="8"/>kvp_list = document.location.search.substring(1).split('&amp;'),</text:p>
            <text:p text:style-name="P526"># <text:s text:c="8"/>key_value_pair,</text:p>
            <text:p text:style-name="P526"># <text:s text:c="8"/>debug_element = document.getElementById("debug"),</text:p>
            <text:p text:style-name="P526"># <text:s text:c="8"/>i;</text:p>
            <text:p text:style-name="P526"># <text:s text:c="4"/>for (i = 0; i &lt; kvp_list.length; ++i) {</text:p>
            <text:p text:style-name="P526"># <text:s text:c="8"/>key_value_pair = kvp_list[i].split('=', 2);</text:p>
            <text:p text:style-name="P526"># <text:s text:c="8"/>vars[key_value_pair[0]] = unescape(key_value_pair[1]);</text:p>
            <text:p text:style-name="P526"># <text:s text:c="4"/>}</text:p>
            <text:p text:style-name="P526"># <text:s text:c="4"/>// debug_element.textContent = kvp_list;</text:p>
            <text:p text:style-name="P526">#</text:p>
            <text:p text:style-name="P526"># <text:s text:c="4"/>// Turn off footer except on first page</text:p>
            <text:p text:style-name="P526"># <text:s text:c="4"/>if (vars['page'] != 1) {</text:p>
            <text:p text:style-name="P526"># <text:s text:c="8"/>document.getElementById("footer").style.display = 'none';</text:p>
            <text:p text:style-name="P526"># <text:s text:c="4"/>}</text:p>
            <text:p text:style-name="P526"># }</text:p>
            <text:p text:style-name="P526"># <text:s text:c="8"/>&lt;/script&gt;</text:p>
            <text:p text:style-name="P526"># <text:s text:c="8"/>&lt;style&gt;</text:p>
            <text:p text:style-name="P526"># body {</text:p>
            <text:p text:style-name="P526"># <text:s text:c="4"/>color: #005EB8; <text:s/>/* NHS Blue */</text:p>
            <text:p text:style-name="P526"># <text:s text:c="4"/>font-family: Arial, Helvetica, sans-serif;</text:p>
            <text:p text:style-name="P526"># <text:s text:c="4"/>font-size: small;</text:p>
            <text:p text:style-name="P526"># <text:s text:c="4"/>text-align: right;</text:p>
            <text:p text:style-name="P526"># }</text:p>
            <text:p text:style-name="P526"># <text:s text:c="8"/>&lt;/style&gt;</text:p>
            <text:p text:style-name="P526"># <text:s text:c="4"/>&lt;/head&gt;</text:p>
            <text:p text:style-name="P526"># <text:s text:c="4"/>&lt;!-- &lt;body onload="restrict_page_display()"&gt; --&gt;</text:p>
            <text:p text:style-name="P526"># <text:s text:c="4"/>&lt;body&gt;</text:p>
            <text:p text:style-name="P526"># <text:s text:c="8"/>&lt;div id="footer"&gt;</text:p>
            <text:p text:style-name="P526"># <text:s text:c="12"/>CPFT</text:p>
            <text:p text:style-name="P526"># <text:s text:c="12"/>| HQ: Elizabeth House, Fulbourn Hospital, Fulbourn,</text:p>
            <text:p text:style-name="P526"># <text:s text:c="14"/>Cambridge CB21 5EF</text:p>
            <text:p text:style-name="P526"># <text:s text:c="12"/>| www.cpft.nhs.uk</text:p>
            <text:p text:style-name="P526"># <text:s text:c="8"/>&lt;/div&gt;</text:p>
            <text:p text:style-name="P526"># <text:s text:c="8"/>&lt;div id="debug"&gt;&lt;/div&gt;</text:p>
            <text:p text:style-name="P526"># <text:s text:c="4"/>&lt;/body&gt;</text:p>
            <text:p text:style-name="P526"># &lt;/html&gt;</text:p>
            <text:p text:style-name="P526"># '''</text:p>
            <text:p text:style-name="P526"><text:soft-page-break/></text:p>
            <text:p text:style-name="P526"># =============================================================================</text:p>
            <text:p text:style-name="P526"># Local information links</text:p>
            <text:p text:style-name="P526"># =============================================================================</text:p>
            <text:p text:style-name="P526"/>
            <text:p text:style-name="P526">CHARITY_URL = "http://www.cpft.nhs.uk/research.htm"</text:p>
            <text:p text:style-name="P526">CHARITY_URL_SHORT = "www.cpft.nhs.uk/research.htm"</text:p>
            <text:p text:style-name="P526">LEAFLET_URL_CPFTRD_CLINRES_SHORT = "www.cpft.nhs.uk/research.htm &gt; CPFT Research Database" <text:s/># noqa</text:p>
            <text:p text:style-name="P526">PUBLIC_RESEARCH_URL_SHORT = "www.cpft.nhs.uk/research.htm"</text:p>
          </table:table-cell>
        </table:table-row>
      </table:table>
      <text:h text:style-name="P703"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7">No options.</text:p>
      <text:h text:style-name="P703" text:outline-level="2"><text:bookmark-start text:name="__RefHeading___Toc7151_1912352588"/><text:span text:style-name="T375">Command-line options: </text:span>crate_<text:span text:style-name="T368">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oft-page-break/><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703" text:outline-level="2"><text:bookmark-start text:name="__RefHeading___Toc7153_1912352588"/><text:span text:style-name="T375">Command-line options: </text:span>crate_<text:span text:style-name="T368">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oft-page-break/><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703" text:outline-level="2"><text:bookmark-start text:name="__RefHeading___Toc7155_1912352588"/><text:span text:style-name="T375">Command-line options: </text:span>crate_<text:span text:style-name="T368">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oft-page-break/><text:s text:c="24"/>Root path to serve CRATE at. Default: /crate</text:p>
          </table:table-cell>
        </table:table-row>
      </table:table>
      <text:h text:style-name="P703" text:outline-level="2"><text:bookmark-start text:name="__RefHeading___Toc7157_1912352588"/><text:span text:style-name="T375">Command-line options: </text:span>crate_<text:span text:style-name="T368">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703" text:outline-level="2"><text:bookmark-start text:name="__RefHeading___Toc7159_1912352588"/><text:span text:style-name="T375">Command-line options: </text:span>crate_<text:span text:style-name="T368">launch_flower</text:span><text:bookmark-end text:name="__RefHeading___Toc7159_1912352588"/></text:h>
      <text:p text:style-name="P87">No options.</text:p>
      <text:h text:style-name="P703" text:outline-level="2"><text:bookmark-start text:name="__RefHeading___Toc7163_1912352588"/><text:span text:style-name="T376">Command-line options: </text:span>crate_<text:span text:style-name="T368">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537651975945540103" text:style-name="L14">
        <text:list-item>
          <text:p text:style-name="P563">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3">Ensure you set up HTTPS correctly.</text:p>
        </text:list-item>
        <text:list-item>
          <text:p text:style-name="P563">Disable anything relating to CRATE on plain HTTP.</text:p>
        </text:list-item>
        <text:list-item>
          <text:p text:style-name="P563">Pick a URL stem such as <text:span text:style-name="Code_5f_inline">/crate</text:span> at which to serve CRATE.</text:p>
        </text:list-item>
        <text:list-item>
          <text:p text:style-name="P563">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64">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4">User visits <text:s text:c="6"/>https://mysite.mydomain/crate<text:bookmark-start text:name="__DdeLink__11936_1952920191"/>/XYZ<text:bookmark-end text:name="__DdeLink__11936_1952920191"/></text:p>
            <text:p text:style-name="P514"/>
            <text:p text:style-name="P514">Apache: public <text:s text:c="3"/><text:span text:style-name="T445">(1) Receive request for </text:span>https://mysite.mydomain/crate/XYZ</text:p>
            <text:p text:style-name="P514">Apache: internal <text:s/>- decrypt from HTTPS (SSL)</text:p>
            <text:p text:style-name="P514"><text:s text:c="18"/>- take path as ‘/crate/XYZ’</text:p>
            <text:p text:style-name="P514"><text:s text:c="18"/>- notice that ‘/crate’ is being proxied</text:p>
            <text:p text:style-name="P514"><text:s text:c="18"/>- <text:span text:style-name="T61">ProxyPass</text:span><text:span text:style-name="T443">: </text:span>send path ‘/XYZ’ to internal address of http://127.0.0.1:8999</text:p>
            <text:p text:style-name="P514"><text:s text:c="18"/>... <text:span text:style-name="T445">request goes to internal (e.g. CherryPy) web server and results come back...</text:span></text:p>
            <text:p text:style-name="P515"><text:s text:c="18"/>- <text:span text:style-name="T61">ProxyPassReverse</text:span><text:span text:style-name="T443">: rewrite URLs in headers going back to the user,</text:span></text:p>
            <text:p text:style-name="P518"><text:s text:c="24"/>e.g. ‘/login’ -&gt; ‘/crate/login’</text:p>
            <text:p text:style-name="P515"><text:s text:c="18"/>- <text:span text:style-name="T446">encrypt to HTTPS (SSL) when returning to user</text:span></text:p>
            <text:p text:style-name="P515"/>
            <text:p text:style-name="P514">CherryPy <text:s text:c="9"/>“I am based at /, so interpret path /XYZ as being one of mine.”</text:p>
            <text:p text:style-name="P514"><text:s text:c="18"/>- <text:span text:style-name="T444">The ‘/’ comes from the </text:span><text:span text:style-name="T62">--root_path</text:span><text:span text:style-name="T444"> option to CherryPy.</text:span></text:p>
            <text:p text:style-name="P514"/>
            <text:p text:style-name="P514">Django <text:s text:c="11"/>“<text:span text:style-name="T444">Do something with </text:span>path /XYZ.”</text:p>
            <text:p text:style-name="P514"><text:s text:c="18"/>“If I need to send an absolute URL to the user, I need to prepend</text:p>
            <text:p text:style-name="P514"><text:s text:c="22"/>‘https://mysite.mydomain/crate’ to it.”</text:p>
            <text:p text:style-name="P516"><text:s text:c="18"/>- <text:span text:style-name="T444">This information comes from the </text:span><text:span text:style-name="T62">DJANGO_SITE_ROOT_ABSOLUTE_URL</text:span><text:span text:style-name="T444"> </text:span></text:p>
            <text:p text:style-name="P516"><text:span text:style-name="T444"><text:s text:c="20"/>and </text:span><text:span text:style-name="T62">FORCE_SCRIPT_NAME </text:span><text:span text:style-name="T444">settings for CRATE.</text:span></text:p>
            <text:p text:style-name="P514"/>
            <text:p text:style-name="P517">And also, for static serving:</text:p>
            <text:p text:style-name="P514"/>
            <text:p text:style-name="P523">Apache: public <text:s text:c="3"/><text:span text:style-name="T445">(2) Receive request for https://mysite.mydomain/crate_static/PQR</text:span></text:p>
            <text:p text:style-name="P523">Apache: internal <text:s/>- decrypt from HTTPS (SSL)</text:p>
            <text:p text:style-name="P523"><text:s text:c="18"/>- take path as ‘/crate<text:span text:style-name="T445">_static</text:span>/<text:span text:style-name="T445">PQR</text:span>’</text:p>
            <text:p text:style-name="P523"><text:s text:c="18"/>- notice that ‘/crate<text:span text:style-name="T445">_static</text:span>’ is being <text:span text:style-name="T445">aliased to a directory full of static files</text:span></text:p>
            <text:p text:style-name="P523"><text:s text:c="18"/>- <text:span text:style-name="T445">serve ‘PQR’ from the configured static directory</text:span></text:p>
            <text:p text:style-name="P524"><text:s text:c="18"/>- encrypt to HTTPS (SSL)</text:p>
            <text:p text:style-name="P524"/>
          </table:table-cell>
        </table:table-row>
      </table:table>
      <text:p text:style-name="P491"/>
      <text:list xml:id="list152719489596767" text:continue-numbering="true" text:style-name="L14">
        <text:list-item>
          <text:p text:style-name="P565"><text:span text:style-name="T444">So... e</text:span>nsure Apache has mod_proxy loaded. <text:span text:style-name="T441">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1"><text:bookmark-start text:name="__DdeLink__11920_1952920191"/>LoadModule proxy_module modules/mod_proxy.so<text:bookmark-end text:name="__DdeLink__11920_1952920191"/></text:p>
            <text:p text:style-name="P511">LoadModule proxy_http_module modules/mod_proxy_http.so</text:p>
          </table:table-cell>
        </table:table-row>
      </table:table>
      <text:p text:style-name="P492"/>
      <text:list xml:id="list152719972842269" text:continue-numbering="true" text:style-name="L14">
        <text:list-item>
          <text:p text:style-name="P579"><text:span text:style-name="T441">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0"># Definitions to make things clearer</text:span></text:p>
            <text:p text:style-name="P509">Define CRATE_VISIBLE_PATH /crate</text:p>
            <text:p text:style-name="P509">Define CRATE_INTERNAL_URL <text:span text:style-name="T439">http://127.0.0.1:8</text:span>999</text:p>
            <text:p text:style-name="P513">Define CRATE_<text:bookmark-start text:name="__DdeLink__11930_1952920191"/>STATIC<text:bookmark-end text:name="__DdeLink__11930_1952920191"/>_PATH /crate_static</text:p>
            <text:p text:style-name="P510">Define <text:bookmark-start text:name="__DdeLink__11900_1952920191"/>CRATE_STATIC_ROOT<text:bookmark-end text:name="__DdeLink__11900_1952920191"/> “C:/srv/src/crate/crate_anon/crateweb/static_collected”</text:p>
            <text:p text:style-name="P505"/>
            <text:p text:style-name="P502"><text:s text:c="4"/><text:span text:style-name="T439"># Don’t ProxyPass the static files; serve them directly via Apache</text:span></text:p>
            <text:p text:style-name="P505">ProxyPassMatch ^<text:span text:style-name="T440">${CRATE_STATIC_PATH}</text:span> !</text:p>
            <text:p text:style-name="P504"/>
            <text:p text:style-name="P508"><text:s text:c="4"/># <text:span text:style-name="T451">Set a timeout in seconds (default is the value of Timeout, whose default is 60)</text:span></text:p>
            <text:p text:style-name="P508"><text:s text:c="4"/><text:span text:style-name="T451"># If your users can run slow queries, increase this:</text:span></text:p>
            <text:p text:style-name="P519">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0">${CRATE_VISIBLE_PATH} ${CRATE_INTERNAL_URL}</text:span> retry=0</text:p>
            <text:p text:style-name="P505">ProxyPassReverse <text:span text:style-name="T440">${CRATE_VISIBLE_PATH}</text:span> <text:span text:style-name="T440">${CRATE_INTERNAL_URL}</text:span></text:p>
            <text:p text:style-name="P504"><text:s text:c="4"/># (b) provide permission</text:p>
            <text:p text:style-name="P505">&lt;Location <text:span text:style-name="T440">${CRATE_VISIBLE_PATH}</text:span>&gt;</text:p>
            <text:p text:style-name="P504"><text:s text:c="4"/>Require all granted</text:p>
            <text:p text:style-name="P504">&lt;/Location&gt;</text:p>
            <text:p text:style-name="P504"><text:soft-page-break/></text:p>
            <text:p text:style-name="P504"><text:s text:c="4"/># Serve static files <text:span text:style-name="T441">directly from Apache</text:span></text:p>
            <text:p text:style-name="P504"><text:s text:c="4"/># (a) <text:span text:style-name="T440">route the URL</text:span></text:p>
            <text:p text:style-name="P506">Alias <text:span text:style-name="T440">${CRATE_STATIC_PATH}</text:span> “<text:span text:style-name="T441">$</text:span>{<text:span text:style-name="T440">CRATE_STATIC_ROOT</text:span>}”</text:p>
            <text:p text:style-name="P504"><text:s text:c="4"/># (<text:span text:style-name="T440">b</text:span>) provide permission</text:p>
            <text:p text:style-name="P507">&lt;Location <text:span text:style-name="T440">${CRATE_STATIC_PATH}</text:span>&gt;</text:p>
            <text:p text:style-name="P507"><text:s text:c="4"/>Require all granted</text:p>
            <text:p text:style-name="P507">&lt;/Location&gt;</text:p>
            <text:p text:style-name="P507">&lt;Directory “<text:span text:style-name="T441">$</text:span>{<text:span text:style-name="T440">CRATE_STATIC_ROOT</text:span>}”&gt;</text:p>
            <text:p text:style-name="P504"><text:s text:c="4"/>Require all granted</text:p>
            <text:p text:style-name="P504">&lt;/Directory&gt;</text:p>
          </table:table-cell>
        </table:table-row>
      </table:table>
      <text:p text:style-name="P494"/>
      <text:list xml:id="list152719738028258" text:continue-numbering="true" text:style-name="L14">
        <text:list-item>
          <text:p text:style-name="P580">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2">DJANGO_SITE_ROOT_ABSOLUTE_URL = “https://myresearchdb.mysite.mydomain” <text:s/><text:span text:style-name="T442"># no “/crate” suffix here</text:span></text:p>
            <text:p text:style-name="P512">FORCE_SCRIPT_NAME = “/crate”</text:p>
          </table:table-cell>
        </table:table-row>
      </table:table>
      <text:p text:style-name="P495"/>
      <text:list xml:id="list4150322099666626367" text:style-name="L15">
        <text:list-item>
          <text:p text:style-name="P542">Restart Apache.</text:p>
        </text:list-item>
        <text:list-item>
          <text:p text:style-name="P543">For testing, run <text:span text:style-name="Code_5f_inline">crate_launch_cherrypy_server</text:span> from the command line. You should see your access requests here.</text:p>
        </text:list-item>
        <text:list-item>
          <text:p text:style-name="P544">Test static serving with e.g. <text:span text:style-name="Code_5f_inline">https://myresearchdb.mysite.mydomain/crate_static/yellow.png</text:span>.</text:p>
        </text:list-item>
      </text:list>
      <text:h text:style-name="P680"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69">,</text:span><text:span text:style-name="T259"> </text:span><text:span text:style-name="T269">or research users might alter or destroy data.</text:span></text:p>
      <text:p text:style-name="P129">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510652368074676774" text:style-name="L16">
        <text:list-item>
          <text:p text:style-name="P566"><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2">Output fields are specified (e.g. diagnosis from the diagnosis table; progress notes from the progress notes table).</text:p>
        </text:list-item>
        <text:list-item>
          <text:p text:style-name="P567"><text:span text:style-name="T227">CRATE runs one query </text:span><text:span text:style-name="T5">per table</text:span><text:span text:style-name="T227">, essentially: SELECT specified_fields FROM one_of_the_tables WHERE rid IN (patient_id_query).</text:span></text:p>
        </text:list-item>
        <text:list-item>
          <text:p text:style-name="P567"><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67" text:outline-level="1"><text:bookmark-start text:name="__RefHeading___Toc22250_1898371605"/>Ancillary tools<text:bookmark-end text:name="__RefHeading___Toc22250_1898371605"/></text:h>
      <text:h text:style-name="P703"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7"><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703" text:outline-level="2"><text:bookmark-start text:name="__RefHeading___Toc7143_1912352588"/><text:span text:style-name="T375">Command-line options: </text:span>crate_<text:span text:style-name="T368">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oft-page-break/><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703"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68" text:outline-level="1"/>
      <text:h text:style-name="P665" text:outline-level="1"/>
      <text:h text:style-name="P669" text:outline-level="1"/>
      <text:h text:style-name="P68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4">://...</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2">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1">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3">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5">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8">PyMySQL</text:span><text:span text:style-name="T228"><text:note text:id="ftn23" text:note-class="footnote"><text:note-citation>23</text:note-citation><text:note-body><text:p text:style-name="P423">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2">(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6">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3">The zxJDBC package is part of Jython.</text:span><text:span text:style-name="T163"><text:note text:id="ftn28" text:note-class="footnote"><text:note-citation>28</text:note-citation><text:note-body><text:p text:style-name="P403"><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0">(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3">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0">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9">'NAME': 'RIO_TEST', <text:s/># database name</text:span></text:p>
            <text:p text:style-name="P347"><text:s text:c="8"/>'OPTIONS': {</text:p>
            <text:p text:style-name="P349"><text:s text:c="13"/><text:bookmark-start text:name="__DdeLink__12211_17172514471"/><text:span text:style-name="T359">'use_mars'</text:span><text:bookmark-end text:name="__DdeLink__12211_17172514471"/><text:span text:style-name="T359">: True, <text:s/># the default is True</text:span></text:p>
            <text:p text:style-name="P349"><text:bookmark-start text:name="__DdeLink__13570_2107213607"/><text:s text:c="13"/><text:span text:style-name="T359">'provider’: ‘SQLOLEDB’,</text:span><text:bookmark-end text:name="__DdeLink__13570_2107213607"/></text:p>
            <text:p text:style-name="P350"><text:s text:c="13"/><text:span text:style-name="T359">'use_legacy_date_fields’: True,</text:span></text:p>
            <text:p text:style-name="P347"><text:s text:c="8"/>},</text:p>
            <text:p text:style-name="P349"><text:s text:c="8"/><text:span text:style-name="T359">'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text:span><text:soft-page-break/><text:span text:style-name="T79">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1">and with the BSD License</text:span>.<text:note text:id="ftn40" text:note-class="footnote"><text:note-citation>40</text:note-citation><text:note-body><text:p text:style-name="P425">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9">The Django database dictionary can be configured to use a Windows ODBC DSN with e.g.</text:span><text:span text:style-name="T359"><text:note text:id="ftn41" text:note-class="footnote"><text:note-citation>41</text:note-citation><text:note-body><text:p text:style-name="P442">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9">'NAME': 'RIO_TEST', <text:s/># database name</text:span></text:p>
            <text:p text:style-name="P285"><text:s text:c="8"/>'OPTIONS': {</text:p>
            <text:p text:style-name="P287"><text:s text:c="13"/><text:bookmark-start text:name="__DdeLink__12211_1717251447"/><text:span text:style-name="T359">'driver'</text:span><text:bookmark-end text:name="__DdeLink__12211_1717251447"/><text:span text:style-name="T359">: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9">'USER': '', <text:s/># blank for M'soft Integrated Security</text:span></text:p>
            <text:p text:style-name="P290"><text:s text:c="8"/>'PASSWORD': '',</text:p>
            <text:p text:style-name="P285"><text:s text:c="4"/>}</text:p>
            <text:p text:style-name="P252"><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0">Uses FreeTDS. Under Linux, the system-wide file is /etc/freetds/freetds.conf; this contains server/database settings.</text:span><text:span text:style-name="T200"><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7">http://www.freetds.org/mars.html</text:p></text:note-body></text:note></text:span><text:span text:style-name="T381">,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5">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9">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3">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0">git clone https://github.com/FreeTDS/freetds.git</text:span></text:span></text:p>
      <text:p text:style-name="P96"><text:span text:style-name="Code_5f_inline"><text:span text:style-name="T220"><text:tab/></text:span></text:span><text:span text:style-name="Code_5f_inline"><text:span text:style-name="T221">cd freetds</text:span></text:span></text:p>
      <text:p text:style-name="P96"><text:span text:style-name="Code_5f_inline"><text:span text:style-name="T221"><text:tab/></text:span></text:span><text:span text:style-name="Code_5f_inline"><text:span text:style-name="T222">libtoolize --force</text:span></text:span></text:p>
      <text:p text:style-name="P96"><text:span text:style-name="Code_5f_inline"><text:span text:style-name="T221"><text:tab/></text:span></text:span><text:span text:style-name="Code_5f_inline"><text:span text:style-name="T222">aclocal</text:span></text:span></text:p>
      <text:p text:style-name="P96"><text:span text:style-name="Code_5f_inline"><text:span text:style-name="T222"><text:tab/>autoheader</text:span></text:span></text:p>
      <text:p text:style-name="P96"><text:span text:style-name="Code_5f_inline"><text:span text:style-name="T222"><text:tab/>automake --force-missing --add-missing</text:span></text:span></text:p>
      <text:p text:style-name="P96"><text:span text:style-name="Code_5f_inline"><text:span text:style-name="T221"><text:tab/>autoconf</text:span></text:span></text:p>
      <text:p text:style-name="P96"><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6"><text:span text:style-name="Code_5f_inline"><text:span text:style-name="T221"><text:tab/>make</text:span></text:span></text:p>
      <text:p text:style-name="P96"><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6"><text:span text:style-name="Code_5f_inline"><text:span text:style-name="T221"/></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oft-page-break/><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08" text:outline-level="2"><text:bookmark-start text:name="__RefHeading___Toc6252_1570332519"/>Summary<text:bookmark-end text:name="__RefHeading___Toc6252_1570332519"/></text:h>
      <text:p text:style-name="P9">On this basis:</text:p>
      <text:list xml:id="list5437050963439664458" text:style-name="L17">
        <text:list-item>
          <text:p text:style-name="P581"><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82"><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82"><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70" text:outline-level="1"/>
      <text:h text:style-name="P671" text:outline-level="1"/>
      <text:h text:style-name="P68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72" text:outline-level="1"/>
      <text:h text:style-name="P68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4111702732064470418" text:style-name="L18">
              <text:list-item>
                <text:p text:style-name="P696">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696">pdftotext is available for Windows as part of Xpdf (license: GPL).<text:note text:id="ftn55" text:note-class="footnote"><text:note-citation>55</text:note-citation><text:note-body><text:p text:style-name="P404">http://www.foolabs.com/xpdf/</text:p></text:note-body></text:note></text:p>
              </text:list-item>
              <text:list-item>
                <text:p text:style-name="P696">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696">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8">Gunicorn is UNIX-only, </text:span><text:span text:style-name="T170">although happily it installs without complaint on Windows, so we don’t need to exclude it from the dependencies</text:span><text:span text:style-name="T168">. </text:span></text:p>
            <text:p text:style-name="P293"><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6">https://pylons.readthedocs.org/projects/waitress/en/latest/</text:p></text:note-body></text:note></text:span><text:span text:style-name="T176"> This doesn’t support SSL but does support reverse proxying.</text:span></text:p>
            <text:p text:style-name="P291"><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1">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8">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9">It does not run under Windows.</text:span><text:span text:style-name="T189"><text:note text:id="ftn64" text:note-class="footnote"><text:note-citation>64</text:note-citation><text:note-body><text:p text:style-name="P409">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7">https://mmonit.com/</text:p></text:note-body></text:note></text:span><text:span text:style-name="T296">) See also django-windows-tools.</text:span><text:span text:style-name="T296"><text:note text:id="ftn66" text:note-class="footnote"><text:note-citation>66</text:note-citation><text:note-body><text:p text:style-name="P427">http://django-windows-tools.readthedocs.org/en/latest/index.html; <text:span text:style-name="T295">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2">D</text:span>itched; MySQL now supports adequate auditing itself. In mysql.cnf:</text:p>
            <text:list xml:id="list659769982780100229" text:style-name="L19">
              <text:list-item>
                <text:p text:style-name="P697">Set ‘log_output = TABLE’ (to use the table mysql.general_log), ‘log_output = FILE’ (to use the file specified by the ‘general_log_file’ variable), or ‘log_output = FILE,TABLE’ for both.</text:p>
              </text:list-item>
              <text:list-item>
                <text:p text:style-name="P697">Set ‘general_log = 1’. </text:p>
              </text:list-item>
            </text:list>
            <text:p text:style-name="P292"><text:span text:style-name="T174">Restart MySQL.</text:span><text:span text:style-name="T174"><text:note text:id="ftn67" text:note-class="footnote"><text:note-citation>67</text:note-citation><text:note-body><text:p text:style-name="P408">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0">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155552923138341059" text:style-name="L20">
        <text:list-item>
          <text:p text:style-name="P568">Cataloguing databases: <text:span text:style-name="T198">easy.</text:span></text:p>
        </text:list-item>
        <text:list-item>
          <text:p text:style-name="P56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70">SQL field comments: there is no standard cross-database way.<text:note text:id="ftn69" text:note-class="footnote"><text:note-citation>69</text:note-citation><text:note-body><text:p text:style-name="P420">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1">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2"><text:span text:style-name="T209">INSERT... ON DUPLICATE KEY UPDATE: tricky.</text:span><text:span text:style-name="T209"><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73">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2">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2">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72"><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19">http://www.postgresql.org/docs/9.1/static/textsearch-tables.html</text:p></text:note-body></text:note></text:span><text:span text:style-name="T205"> Handled with dialect-specific code.</text:span></text:p>
        </text:list-item>
        <text:list-item>
          <text:p text:style-name="P574"><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7">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7">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09"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3" text:outline-level="1"/>
      <text:h text:style-name="P684" text:outline-level="1"><text:bookmark-start text:name="__RefHeading___Toc6266_1570332519"/>Troubleshooting<text:bookmark-end text:name="__RefHeading___Toc6266_1570332519"/></text:h>
      <text:h text:style-name="P710"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11"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12" text:outline-level="2"><text:bookmark-start text:name="__RefHeading___Toc6272_1570332519"/><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100784679913368816" text:style-name="L21">
        <text:list-item>
          <text:p text:style-name="P583"><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1">https://msdn.microsoft.com/en-us/library/h32h3abf(v=vs.110).aspx</text:p></text:note-body></text:note></text:span><text:span text:style-name="T316"> it didn’t work via pyodbc!</text:span><text:span text:style-name="T316"><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84"><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85">There’s also a registry hack.<text:note text:id="ftn82" text:note-class="footnote"><text:note-citation>82</text:note-citation><text:note-body><text:p text:style-name="P432">http://serverfault.com/questions/302169</text:p></text:note-body></text:note></text:p>
        </text:list-item>
      </text:list>
      <text:h text:style-name="P713" text:outline-level="2"><text:bookmark-start text:name="__RefHeading___Toc6274_1570332519"/>How do I reconfigure MySQL?<text:bookmark-end text:name="__RefHeading___Toc6274_1570332519"/></text:h>
      <text:list xml:id="list7898880775099209637" text:style-name="L22">
        <text:list-item>
          <text:p text:style-name="P586">Edit the MySQL configuration file.</text:p>
          <text:list>
            <text:list-item>
              <text:p text:style-name="P586">Under Ubuntu Linux this is usually <text:span text:style-name="Code_5f_inline">/etc/mysql/my.cnf</text:span>.</text:p>
            </text:list-item>
            <text:list-item>
              <text:p text:style-name="P586">Under Windows it can be in several locations.<text:note text:id="ftn83" text:note-class="footnote"><text:note-citation>83</text:note-citation><text:note-body><text:p text:style-name="P433">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152719488533834" text:continue-numbering="true" text:style-name="L22">
        <text:list-item>
          <text:list>
            <text:list-item>
              <text:list>
                <text:list-item>
                  <text:p text:style-name="P588">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90">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87">Restart MySQL. Under Ubuntu Linux, use <text:span text:style-name="Code_5f_inline">sudo service mysql restart</text:span>. Under Windows, restart the MySQL service in the Services tool (it’s typically called e.g. MySQL57).</text:p>
        </text:list-item>
        <text:list-item>
          <text:p text:style-name="P589">If MySQL fails to restart, run the <text:span text:style-name="Code_5f_inline">mysqld</text:span> program manually so you can see why.</text:p>
          <text:list>
            <text:list-item>
              <text:p text:style-name="P589"><text:soft-page-break/><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89"><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89"><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89"><text:span text:style-name="T339">You might also try </text:span><text:span text:style-name="Code_5f_inline"><text:span text:style-name="T339">mysqld --print-defaults</text:span></text:span><text:span text:style-name="T339"> to see its options.</text:span></text:p>
            </text:list-item>
            <text:list-item>
              <text:p text:style-name="P59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592">If the <text:span text:style-name="T346">Windows</text:span> service is stuck in the ‘starting’ state, for example after you’ve reconfigured MySQL:</text:p>
          <text:list>
            <text:list-item>
              <text:p text:style-name="P592">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92"><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593"><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4">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57">After creating a service, start it manually; if it fails, check Event Viewer → Windows Logs → Application.</text:p>
            </text:list-item>
            <text:list-item>
              <text:p text:style-name="P594"><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92"><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58">Your target is a happy MySQL installation that restarts automatically when you reboot.</text:p>
        </text:list-item>
      </text:list>
      <text:h text:style-name="P715"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14"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928168152078711010" text:style-name="L23">
        <text:list-item>
          <text:p text:style-name="P575"><text:soft-page-break/><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7">Or maybe see http://superuser.com/questions/461608</text:p></text:note-body></text:note></text:span></text:p>
        </text:list-item>
        <text:list-item>
          <text:p text:style-name="P595"><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16"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3">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17"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0">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4">…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0">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0">https://github.com/rabbitmq/rabbitmq-server/issues/625</text:p></text:note-body></text:note></text:span><text:span text:style-name="T455"> From an </text:span><text:span text:style-name="T63">administrative</text:span><text:span text:style-name="T455">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6">This is due to a bug in <text:span text:style-name="T457">the Python </text:span>AMQP <text:span text:style-name="T457">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1"><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7419782590494915651" text:style-name="L24">
        <text:list-item>
          <text:p text:style-name="P559">HKEY_LOCAL_MACHINE\SOFTWARE\Microsoft\Windows\Windows Error Reporting : “ForceQueue”=dword:0000000<text:span text:style-name="T474">0</text:span></text:p>
        </text:list-item>
        <text:list-item>
          <text:p text:style-name="P560">HKEY_LOCAL_MACHINE\SOFTWARE\Microsoft\Windows\Windows Error Reporting : “<text:span text:style-name="T474">DontShowUI</text:span>”=dword:00000001</text:p>
        </text:list-item>
        <text:list-item>
          <text:p text:style-name="P560">HKEY_LOCAL_MACHINE\SOFTWARE\Microsoft\Windows\Windows Error Reporting : “<text:span text:style-name="T474">DontSendAdditionalData</text:span>”=dword:00000001</text:p>
        </text:list-item>
        <text:list-item>
          <text:p text:style-name="P561">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0"><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How <text:span text:style-name="T481">can</text:span> I test KConnect/Bio-YODIE manually?</text:h>
      <text:list xml:id="list953842923776709714" text:style-name="L25">
        <text:list-item>
          <text:p text:style-name="P596">Run GATE Developer.</text:p>
        </text:list-item>
        <text:list-item>
          <text:p text:style-name="P596">File → Restore application from file → find <text:span text:style-name="Code_5f_inline">main-bio.xgapp</text:span>, in the downloaded KConnect tree; load this; wait until it’s finished loading.</text:p>
        </text:list-item>
        <text:list-item>
          <text:p text:style-name="P596">right-click Language Resources → New → GATE Document → name it (e.g. my_test_doc); open it; paste some text in the “Text” window.</text:p>
        </text:list-item>
        <text:list-item>
          <text:p text:style-name="P596">right-click Language Resources → New → GATE Corpus → name it (e.g. my_test_corpus); open it; add the document (e.g. with the icon looking like ‘G+’).</text:p>
        </text:list-item>
        <text:list-item>
          <text:p text:style-name="P596">Go to the application tab (main-bio.xgapp), or double-click “main-bio.xgapp” in the left hand tree (under Applications) to open it if it’s not already open.</text:p>
        </text:list-item>
        <text:list-item>
          <text:p text:style-name="P596">Make sure your corpus is selected in the “Corpus:” section. (There should already be a bunch of things in the top-right-hand box, “Selected processing resources”, e.g. “MP:preprocess” through to “MP:finalize”.)</text:p>
        </text:list-item>
        <text:list-item>
          <text:p text:style-name="P596">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5803707685171090503" text:style-name="L26">
        <text:list-item>
          <text:p text:style-name="P597">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598"><text:soft-page-break/>Replace the source file.</text:p>
        </text:list-item>
        <text:list-item>
          <text:p text:style-name="P598">Delete the existing .jar file.</text:p>
        </text:list-item>
        <text:list-item>
          <text:p text:style-name="P598">Run <text:span text:style-name="Code_5f_inline">ant build</text:span>.</text:p>
        </text:list-item>
        <text:list-item>
          <text:p text:style-name="P598">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8209695942729535179" text:style-name="L27">
        <text:list-item>
          <text:p text:style-name="P599">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600">Run GATE Developer.</text:p>
        </text:list-item>
        <text:list-item>
          <text:p text:style-name="P600">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600">Add a document and corpus as above, and ensure the corpus is selected in the application.</text:p>
        </text:list-item>
        <text:list-item>
          <text:p text:style-name="P599">Run the application <text:span text:style-name="T485">(open the Medication application, and click the “Run this Application” button at the bottom of the Medication tab)</text:span>.</text:p>
        </text:list-item>
      </text:list>
      <text:h text:style-name="P685"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6963672438115501183" text:style-name="List_20_1">
        <text:list-item>
          <text:p text:style-name="P698">Bug fix for incremental update (previous version inserted rather than updating when the source content had changed); search for update_on_duplicate_key.</text:p>
        </text:list-item>
        <text:list-item>
          <text:p text:style-name="P698">Checks for missing/extra fields in destination.</text:p>
        </text:list-item>
        <text:list-item>
          <text:p text:style-name="P698">“No separator” allowed for get_date_regex_elements(), allowing anonymisation of e.g. 19Mar2015, 19800101.</text:p>
        </text:list-item>
        <text:list-item>
          <text:p text:style-name="P698">New default at_word_boundaries_only=False for get_date_regex_elements(), allowing anonymisation of ISO8601-format dates (e.g. 1980-10-01T0000), etc.</text:p>
        </text:list-item>
        <text:list-item>
          <text:p text:style-name="P698">Similar option for get_code_regex_elements().</text:p>
        </text:list-item>
        <text:list-item>
          <text:p text:style-name="P698">Similar option for get_string_regex_elements().</text:p>
        </text:list-item>
        <text:list-item>
          <text:p text:style-name="P698">Options in config to control these.</text:p>
        </text:list-item>
        <text:list-item>
          <text:p text:style-name="P69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98">Audit database/table.</text:p>
        </text:list-item>
        <text:list-item>
          <text:p text:style-name="P698">Create an incremental update to the data dictionary (i.e. existing DD plus any new fields in the source, with safe draft entries).</text:p>
        </text:list-item>
        <text:list-item>
          <text:p text:style-name="P698">Data dictionary optimizations.</text:p>
        </text:list-item>
      </text:list>
      <text:p text:style-name="Heading_20_4"><text:bookmark-start text:name="__RefHeading___Toc6296_1570332519"/>2015-04-25, v0.04<text:bookmark-end text:name="__RefHeading___Toc6296_1570332519"/></text:p>
      <text:list xml:id="list152718459095946" text:continue-numbering="true" text:style-name="List_20_1">
        <text:list-item>
          <text:p text:style-name="P698">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52718330820719" text:continue-numbering="true" text:style-name="List_20_1">
        <text:list-item>
          <text:p text:style-name="P698">Ability to vary audit/secret map tablenames.</text:p>
        </text:list-item>
        <text:list-item>
          <text:p text:style-name="P698">Made date element separators broader in anonymisation regex.</text:p>
        </text:list-item>
        <text:list-item>
          <text:p text:style-name="P698">min_string_length_for_errors option</text:p>
        </text:list-item>
        <text:list-item>
          <text:p text:style-name="P698">min_string_length_to_scrub_with option</text:p>
        </text:list-item>
        <text:list-item>
          <text:p text:style-name="P698">words_not_to_scrub option</text:p>
        </text:list-item>
        <text:list-item>
          <text:p text:style-name="P698">bugfix: date regex couldn't cope with years prior to 1900</text:p>
        </text:list-item>
        <text:list-item>
          <text:p text:style-name="P698">gen_all_values_for_patient() was inefficient in that it would process the same source table multiple times to retrieve different fields.</text:p>
        </text:list-item>
        <text:list-item>
          <text:p text:style-name="P698">ddgen_index_fields option</text:p>
        </text:list-item>
        <text:list-item>
          <text:p text:style-name="P698">simplification of get_anon_fragments_from_string()</text:p>
        </text:list-item>
        <text:list-item>
          <text:p text:style-name="P698">SCRUBMETHOD.CODE, particularly for postcodes. (Not very different from SCRUBMETHOD.NUMERIC, but a little different.)</text:p>
        </text:list-item>
        <text:list-item>
          <text:p text:style-name="P698">debug_row_limit applies to patient-based tables (as a per-thread limit); was previously implemented as a per-patient limit, which was silly.</text:p>
        </text:list-item>
        <text:list-item>
          <text:p text:style-name="P698">Indirection step in config for destination/admin databases.</text:p>
        </text:list-item>
        <text:list-item>
          <text:p text:style-name="P698"><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52719546650891" text:continue-numbering="true" text:style-name="List_20_1">
        <text:list-item>
          <text:p text:style-name="P602">Option: replace_nonspecific_info_with</text:p>
        </text:list-item>
        <text:list-item>
          <text:p text:style-name="P602">Option: scrub_all_numbers_of_n_digits</text:p>
        </text:list-item>
        <text:list-item>
          <text:p text:style-name="P602">Option: scrub_all_uk_postcodes</text:p>
        </text:list-item>
      </text:list>
      <text:p text:style-name="Heading_20_4"><text:bookmark-start text:name="__RefHeading___Toc6302_1570332519"/>2015-07-14, v0.06<text:bookmark-end text:name="__RefHeading___Toc6302_1570332519"/></text:p>
      <text:list xml:id="list152719763701484" text:continue-numbering="true" text:style-name="List_20_1">
        <text:list-item>
          <text:p text:style-name="P603">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52719404891169" text:continue-numbering="true" text:style-name="List_20_1">
        <text:list-item>
          <text:p text:style-name="P603">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52718900893120" text:continue-numbering="true" text:style-name="List_20_1">
        <text:list-item>
          <text:p text:style-name="P604">SCRUBMETHOD.WORDS renamed SCRUBMETHOD.WORDS</text:p>
        </text:list-item>
        <text:list-item>
          <text:p text:style-name="P604">SCRUBMETHOD.PHRASE added</text:p>
        </text:list-item>
        <text:list-item>
          <text:p text:style-name="P604">ddgen_scrubmethod_phrase_fields added</text:p>
        </text:list-item>
      </text:list>
      <text:p text:style-name="Heading_20_4"><text:bookmark-start text:name="__RefHeading___Toc6308_1570332519"/>2015-07-28, v0.09<text:bookmark-end text:name="__RefHeading___Toc6308_1570332519"/></text:p>
      <text:list xml:id="list152719080946711" text:continue-numbering="true" text:style-name="List_20_1">
        <text:list-item>
          <text:p text:style-name="P603">debug_max_n_patients option, used with gen_patient_ids(), to reduce the number of patients processed for “full rebuild” debugging.</text:p>
        </text:list-item>
        <text:list-item>
          <text:p text:style-name="P603">debug_pid_list option, similarly</text:p>
        </text:list-item>
      </text:list>
      <text:p text:style-name="Heading_20_4"><text:bookmark-start text:name="__RefHeading___Toc6310_1570332519"/>2015-09-02 to 2015-09-13, v0.10<text:bookmark-end text:name="__RefHeading___Toc6310_1570332519"/></text:p>
      <text:list xml:id="list152718288131164" text:continue-numbering="true" text:style-name="List_20_1">
        <text:list-item>
          <text:p text:style-name="P603">Opt-out mechanism.</text:p>
        </text:list-item>
        <text:list-item>
          <text:p text:style-name="P603">Default hasher changed to SHA256.</text:p>
        </text:list-item>
        <text:list-item>
          <text:p text:style-name="P603">Bugfix to datatypes in delete_dest_rows_with_no_src_row().</text:p>
        </text:list-item>
      </text:list>
      <text:p text:style-name="Heading_20_4"><text:bookmark-start text:name="__RefHeading___Toc6312_1570332519"/>2015-09-16, v0.11<text:bookmark-end text:name="__RefHeading___Toc6312_1570332519"/></text:p>
      <text:list xml:id="list152718384699705" text:continue-numbering="true" text:style-name="List_20_1">
        <text:list-item>
          <text:p text:style-name="P603">Split main source code for simplicity.</text:p>
        </text:list-item>
      </text:list>
      <text:p text:style-name="Heading_20_4"><text:bookmark-start text:name="__RefHeading___Toc6314_1570332519"/>2015-09-21, v0.12<text:bookmark-end text:name="__RefHeading___Toc6314_1570332519"/></text:p>
      <text:list xml:id="list152718318181185" text:continue-numbering="true" text:style-name="List_20_1">
        <text:list-item>
          <text:p text:style-name="P603">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52718841040466" text:continue-numbering="true" text:style-name="List_20_1">
        <text:list-item>
          <text:p text:style-name="P603">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52718428074768" text:continue-numbering="true" text:style-name="List_20_1">
        <text:list-item>
          <text:p text:style-name="P603">Code cleanup.</text:p>
        </text:list-item>
        <text:list-item>
          <text:p text:style-name="P603">HMAC for RID generation, replacing simpler hashes, for improved security. <text:span text:style-name="T433">Default becomes HMAC_MD5.</text:span></text:p>
        </text:list-item>
        <text:list-item>
          <text:p text:style-name="P605">New option: secret_trid_cache_tablename</text:p>
        </text:list-item>
        <text:list-item>
          <text:p text:style-name="P605">Removed option: words_not_to_scrub</text:p>
        </text:list-item>
        <text:list-item>
          <text:p text:style-name="P605">New options: whitelist<text:span text:style-name="T3">_filenames</text:span> (replaces words_not_to_scrub), blacklist<text:span text:style-name="T3">_filenames.</text:span></text:p>
        </text:list-item>
        <text:list-item>
          <text:p text:style-name="P606">Transition from cardinal_pythonlib.rnc_db to SQLAlchemy for anonymiser database interface.</text:p>
        </text:list-item>
        <text:list-item>
          <text:p text:style-name="P607">Environment variable changed from CRATE_LOCAL_SETTINGS to <text:soft-page-break/>CRATE_WEB_LOCAL_SETTINGS and coded into crate_anon/config/constants.py.</text:p>
        </text:list-item>
        <text:list-item>
          <text:p text:style-name="P608">Web front end now happy getting structure from SQL Server and PostgreSQL.</text:p>
        </text:list-item>
        <text:list-item>
          <text:p text:style-name="P609">Windows support. <text:span text:style-name="T297">Windows XP not supported as Erlang (and thus RabbitMQ) won’t run on it from the distributed binaries. Windows 10 works fine.</text:span></text:p>
        </text:list-item>
        <text:list-item>
          <text:p text:style-name="P610">Semantic versioning.</text:p>
        </text:list-item>
      </text:list>
      <text:p text:style-name="Heading_20_4"><text:bookmark-start text:name="__RefHeading___Toc6320_1570332519"/>201<text:span text:style-name="T2">6-06-04</text:span>, v0.1<text:span text:style-name="T322">6.0</text:span><text:bookmark-end text:name="__RefHeading___Toc6320_1570332519"/></text:p>
      <text:list xml:id="list152719500308360" text:continue-numbering="true" text:style-name="List_20_1">
        <text:list-item>
          <text:p text:style-name="P611">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0">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12">Opt-out management (1) manually; (2) via disk file; (3) via database fields.</text:p>
        </text:list-item>
      </text:list>
      <text:p text:style-name="Heading_20_4"><text:bookmark-start text:name="__RefHeading___Toc8749_1172218664"/>201<text:span text:style-name="T2">6-06-25</text:span>, v0.1<text:span text:style-name="T372">7.0</text:span><text:bookmark-end text:name="__RefHeading___Toc8749_1172218664"/></text:p>
      <text:list xml:id="list152720009193169" text:continue-numbering="true" text:style-name="List_20_1">
        <text:list-item>
          <text:p text:style-name="P613">ONS Postcode Database.</text:p>
        </text:list-item>
        <text:list-item>
          <text:p text:style-name="P613">RiO preprocessor.</text:p>
        </text:list-item>
        <text:list-item>
          <text:p text:style-name="P613">Third-party patient cross-referencing for anonymisation.</text:p>
        </text:list-item>
        <text:list-item>
          <text:p text:style-name="P614">The ‘required scrubber’ flag, as a safety measure.</text:p>
        </text:list-item>
        <text:list-item>
          <text:p text:style-name="P615">Recordwise view of results in web interface.</text:p>
        </text:list-item>
        <text:list-item>
          <text:p text:style-name="P616">Static type checking.</text:p>
        </text:list-item>
      </text:list>
      <text:p text:style-name="Heading_20_4"><text:bookmark-start text:name="__RefHeading___Toc8749_11722186641"/>201<text:span text:style-name="T2">6-09-29</text:span>, v0.1<text:span text:style-name="T392">8.0</text:span><text:bookmark-end text:name="__RefHeading___Toc8749_11722186641"/></text:p>
      <text:list xml:id="list152719705538817" text:continue-numbering="true" text:style-name="List_20_1">
        <text:list-item>
          <text:p text:style-name="P617">Regular expression NLP tools for simple numerical results (CRP, ESR, WBC and differential, Na, MMSE).</text:p>
        </text:list-item>
      </text:list>
      <text:p text:style-name="Heading_20_4">2016-11-04, v0.18.1</text:p>
      <text:list xml:id="list152718875162028" text:continue-numbering="true" text:style-name="List_20_1">
        <text:list-item>
          <text:p text:style-name="P618">v0.18.1 (2016-11-04): new anonymise_numbers_at_numeric_boundaries_only option, to prevent e.g. ‘23’ being scrubbed from ‘1234’ unless you really want to.</text:p>
        </text:list-item>
        <text:list-item>
          <text:p text:style-name="P619">More built-in NLP tools by now (height, weight, BMI, BP, TSH). MedEx support.</text:p>
        </text:list-item>
      </text:list>
      <text:p text:style-name="Heading_20_4"><text:bookmark-start text:name="__DdeLink__10416_1165234411"/>2016-11-11 <text:span text:style-name="T402">to 2016-11-13;</text:span> v0.18.2 <text:span text:style-name="T399">to v0.18.8</text:span></text:p>
      <text:list xml:id="list152718723188084" text:continue-numbering="true" text:style-name="List_20_1">
        <text:list-item>
          <text:p text:style-name="P632"><text:span text:style-name="T264">Too many version numbers here because git connection unavailable </text:span><text:span text:style-name="T265">for remote development</text:span><text:span text:style-name="T264">.</text:span></text:p>
        </text:list-item>
        <text:list-item>
          <text:p text:style-name="P632"><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20">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2">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1">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3">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4">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21">This system <text:span text:style-name="T5">not</text:span><text:span text:style-name="T227"> implemented for anonymisation; it just gets too confusing (PIDs, MPIDs, uniqueness of PID for TRID generation, etc.).</text:span></text:p>
        </text:list-item>
        <text:list-item>
          <text:p text:style-name="P576"><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77"><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22">Python 3.5 can handle circular imports (for type hints) that Python 3.4 can’t, so some delayed and version-conditional imports to sort that out in the NLP code.</text:p>
        </text:list-item>
        <text:list-item>
          <text:p text:style-name="P623">Provide source/destination record counts from NLP manager, <text:span text:style-name="T403">and better progress indicator for anonymiser.</text:span></text:p>
        </text:list-item>
        <text:list-item>
          <text:p text:style-name="P624">Optional NLP record limit for debugging.</text:p>
        </text:list-item>
        <text:list-item>
          <text:p text:style-name="P625">Speed increases by not requesting unnecessary ORDER BY conditions.</text:p>
        </text:list-item>
        <text:list-item>
          <text:p text:style-name="P626">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26">Regex NLP for ACE, mini-ACE, MOCA.</text:p>
        </text:list-item>
        <text:list-item>
          <text:p text:style-name="P627">Timing framework for NLP (for when it’s dreadfully slow and you think the problem might be the source database).</text:p>
        </text:list-item>
        <text:list-item>
          <text:p text:style-name="P628">Significant NLP performance enhancement by altering progress DB lookup <text:span text:style-name="T406">methods.</text:span></text:p>
        </text:list-item>
      </text:list>
      <text:p text:style-name="Heading_20_4">2016-12-02, v0.18.9</text:p>
      <text:list xml:id="list152718951745142" text:continue-numbering="true" text:style-name="List_20_1">
        <text:list-item>
          <text:p text:style-name="P629">Regex NLP: option in SimpleNumericalResultParser to take absolute values, e.g. to deal with text like “Na-142, K-4.1, CRP-97”, which use “-” simply as punctuation, rather than as a minus sign. Failing to account for these would distort results.</text:p>
        </text:list-item>
        <text:list-item>
          <text:p text:style-name="P63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9"><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31">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31">En and em dashes, and a double-hyphen as a dash (“--”) treated as ignorables in regex NLP.</text:p>
        </text:list-item>
        <text:list-item>
          <text:p text:style-name="P601"><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0">https://www.cs.tut.fi/~jkorpela/dashes.html</text:p></text:note-body></text:note></text:span></text:p>
        </text:list-item>
      </text:list>
      <text:p text:style-name="P121"><text:span text:style-name="T217"><text:tab/><text:tab/>hyphen-</text:span><text:span text:style-name="T219">minus</text:span><text:span text:style-name="T217"><text:tab/>-<text:tab/>Unicode 002D or ASCII 45<text:tab/></text:span><text:span text:style-name="T218">minus sign if context correct</text:span></text:p>
      <text:p text:style-name="P121"><text:span text:style-name="T217"><text:tab/><text:tab/>formal hyphen <text:tab/></text:span><text:bookmark-start text:name="__DdeLink__23142_794875325"/><text:bookmark-start text:name="__DdeLink__23123_794875325"/><text:span text:style-name="T217">‐</text:span><text:bookmark-end text:name="__DdeLink__23142_794875325"/><text:bookmark-end text:name="__DdeLink__23123_794875325"/><text:span text:style-name="T217"><text:tab/>Unicode 2010<text:tab/><text:tab/><text:tab/></text:span><text:span text:style-name="T218">not handled at present</text:span></text:p>
      <text:p text:style-name="P121"><text:span text:style-name="T217"><text:tab/><text:tab/>minus sign <text:tab/></text:span><text:bookmark-start text:name="__DdeLink__23131_794875325"/><text:bookmark-start text:name="__DdeLink__23125_794875325"/><text:span text:style-name="T217">−</text:span><text:bookmark-end text:name="__DdeLink__23131_794875325"/><text:bookmark-end text:name="__DdeLink__23125_794875325"/><text:span text:style-name="T217"><text:tab/>Unicode 2212<text:tab/><text:tab/><text:tab/></text:span><text:span text:style-name="T218">not handled at present</text:span></text:p>
      <text:p text:style-name="P121"><text:span text:style-name="T217"><text:tab/><text:tab/>en dash <text:tab/></text:span><text:bookmark-start text:name="__DdeLink__23138_794875325"/><text:bookmark-start text:name="__DdeLink__23136_794875325"/><text:bookmark-start text:name="__DdeLink__23133_794875325"/><text:bookmark-start text:name="__DdeLink__23127_794875325"/><text:span text:style-name="T217">–</text:span><text:bookmark-end text:name="__DdeLink__23138_794875325"/><text:bookmark-end text:name="__DdeLink__23136_794875325"/><text:bookmark-end text:name="__DdeLink__23133_794875325"/><text:bookmark-end text:name="__DdeLink__23127_794875325"/><text:span text:style-name="T217"><text:tab/>Unicode 2013 <text:tab/><text:tab/><text:tab/></text:span><text:span text:style-name="T218">treated as ignorable</text:span><text:span text:style-name="T216"><text:note text:id="ftn110" text:note-class="footnote"><text:note-citation>110</text:note-citation><text:note-body><text:p text:style-name="P461">Possible that we may need to treat this as a minus sign in some contexts later, <text:span text:style-name="T424">but this is not implemented yet.</text:span></text:p></text:note-body></text:note></text:span></text:p>
      <text:p text:style-name="P121"><text:span text:style-name="T217"><text:tab/><text:tab/>em dash <text:tab/></text:span><text:bookmark-start text:name="__DdeLink__23129_794875325"/><text:bookmark-start text:name="__DdeLink__23140_794875325"/><text:span text:style-name="T217">—</text:span><text:bookmark-end text:name="__DdeLink__23129_794875325"/><text:bookmark-end text:name="__DdeLink__23140_794875325"/><text:span text:style-name="T217"><text:tab/>Unicode 2014<text:tab/><text:tab/><text:tab/></text:span><text:span text:style-name="T218">treated as ignorable</text:span></text:p>
      <text:list xml:id="list152719792659327" text:continue-numbering="true" text:style-name="List_20_1">
        <text:list-item>
          <text:p text:style-name="P633">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Heading_20_4">2016-12-11, v0.18.10</text:p>
      <text:list xml:id="list152719618370967" text:continue-numbering="true" text:style-name="List_20_1">
        <text:list-item>
          <text:p text:style-name="P578">Full support for SQL Server as the backend.</text:p>
          <text:list>
            <text:list-item>
              <text:p text:style-name="P578">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78">Full-text indexing: optional in SQL Server <text:span text:style-name="T426">2008, </text:span>2012, 2014 and 2016;<text:note text:id="ftn113" text:note-class="footnote"><text:note-citation>113</text:note-citation><text:note-body><text:p text:style-name="P463"><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34">Support for SQL query building, <text:span text:style-name="T430">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29">We use the Django setting settings.RESEARCH_DB_DIALECT to govern this.</text:span></text:p>
                </text:list-item>
              </text:list>
            </text:list-item>
          </text:list>
        </text:list-item>
      </text:list>
      <text:p text:style-name="Heading_20_4">2016-12-19, v0.18.11</text:p>
      <text:list xml:id="list152719346866244" text:continue-numbering="true" text:style-name="List_20_1">
        <text:list-item>
          <text:list>
            <text:list-item>
              <text:list>
                <text:list-item>
                  <text:p text:style-name="P635">Tweaks/<text:span text:style-name="T434">bugfixes</text:span> for RiO preprocessor, and for anonymisation to SQL Server databases.</text:p>
                </text:list-item>
                <text:list-item>
                  <text:p text:style-name="P636">Local help HTML offered via web front end.</text:p>
                </text:list-item>
              </text:list>
            </text:list-item>
          </text:list>
        </text:list-item>
      </text:list>
      <text:p text:style-name="Heading_20_4">201<text:span text:style-name="T464">7</text:span>-02-26, v0.18.12</text:p>
      <text:list xml:id="list152718310122639" text:continue-numbering="true" text:style-name="List_20_1">
        <text:list-item>
          <text:list>
            <text:list-item>
              <text:list>
                <text:list-item>
                  <text:p text:style-name="P637">More fixes for SQL Server, <text:span text:style-name="T458">including full-text indexing.</text:span></text:p>
                </text:list-item>
                <text:list-item>
                  <text:p text:style-name="P638">Completed changes to CPFT consent materials to reflect ethics revision (Major Amendment 2, 12/EE/0407).</text:p>
                </text:list-item>
              </text:list>
            </text:list-item>
          </text:list>
        </text:list-item>
      </text:list>
      <text:p text:style-name="Heading_20_4">2017-03-04, v0.18.13</text:p>
      <text:list xml:id="list152719178280306" text:continue-numbering="true" text:style-name="List_20_1">
        <text:list-item>
          <text:list>
            <text:list-item>
              <text:list>
                <text:list-item>
                  <text:p text:style-name="P639">Final update/PyPI push for CPFT consent materials.</text:p>
                </text:list-item>
              </text:list>
            </text:list-item>
          </text:list>
        </text:list-item>
      </text:list>
      <text:p text:style-name="Heading_20_4">2017-03-05, v0.18.14</text:p>
      <text:list xml:id="list152719149073677" text:continue-numbering="true" text:style-name="List_20_1">
        <text:list-item>
          <text:list>
            <text:list-item>
              <text:list>
                <text:list-item>
                  <text:p text:style-name="P639">Extra debug options for consent-to-contact templates.</text:p>
                </text:list-item>
                <text:list-item>
                  <text:p text:style-name="P640">Multi-column FULLTEXT indexes under SQL Server.</text:p>
                </text:list-item>
              </text:list>
            </text:list-item>
          </text:list>
        </text:list-item>
      </text:list>
      <text:p text:style-name="Heading_20_4"><text:soft-page-break/>2017-03-06 <text:span text:style-name="T465">to 2017-03-13</text:span>, v0.18.15-<text:span text:style-name="T466">v0.18.16</text:span></text:p>
      <text:list xml:id="list152718738824504" text:continue-numbering="true" text:style-name="List_20_1">
        <text:list-item>
          <text:list>
            <text:list-item>
              <text:list>
                <text:list-item>
                  <text:p text:style-name="P641">Full-text finder generates CONTAINS(column, ‘word’) properly for SQL Server.</text:p>
                </text:list-item>
                <text:list-item>
                  <text:p text:style-name="P642">Bugfix to Patient Explorer (wasn’t offering WHERE options always).</text:p>
                </text:list-item>
                <text:list-item>
                  <text:p text:style-name="P643">“Table browser” views in Patient Explorer</text:p>
                </text:list-item>
                <text:list-item>
                  <text:p text:style-name="P644">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67">7</text:span></text:p>
      <text:list xml:id="list152719079689920" text:continue-numbering="true" text:style-name="List_20_1">
        <text:list-item>
          <text:list>
            <text:list-item>
              <text:list>
                <text:list-item>
                  <text:p text:style-name="P645">Removed erroneous debugging code from crate_anon.nlp_manager.parse_medex.Medex.parse</text:p>
                </text:list-item>
                <text:list-item>
                  <text:p text:style-name="P646">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Heading_20_4">2017-0<text:span text:style-name="T468">4</text:span>-<text:span text:style-name="T468">28</text:span>, <text:span text:style-name="T468">v0.18.18 to v0.18.23</text:span></text:p>
      <text:list xml:id="list152719265648692" text:continue-numbering="true" text:style-name="List_20_1">
        <text:list-item>
          <text:list>
            <text:list-item>
              <text:list>
                <text:list-item>
                  <text:p text:style-name="P647"><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48">Support for configurable paths for finding on-disk documents (e.g. from a combination of a fixed root directory, a patient ID, and a filename).</text:p>
                </text:list-item>
              </text:list>
            </text:list-item>
          </text:list>
        </text:list-item>
      </text:list>
      <text:p text:style-name="P537">2017-05-02, v0.18.23 <text:span text:style-name="T473">to v0.18.33</text:span></text:p>
      <text:list xml:id="list152718722990423" text:continue-numbering="true" text:style-name="List_20_1">
        <text:list-item>
          <text:list>
            <text:list-item>
              <text:list>
                <text:list-item>
                  <text:p text:style-name="P649">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50">Supports more simple text file types (.csv, .msg, .htm).</text:p>
                </text:list-item>
                <text:list-item>
                  <text:p text:style-name="P651">New option: ddgen_rename_tables_remove_suffixes.</text:p>
                </text:list-item>
                <text:list-item>
                  <text:p text:style-name="P652">Bugfix to CRATE GATE handler’s stdout-suppression switch.</text:p>
                </text:list-item>
                <text:list-item>
                  <text:p text:style-name="P653">New option: ddgen_extra_hash_fields.</text:p>
                </text:list-item>
                <text:list-item>
                  <text:p text:style-name="P654">PCMIS preprocessor.</text:p>
                </text:list-item>
                <text:list-item>
                  <text:p text:style-name="P655">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5">Hashing of additional fields, <text:span text:style-name="T79">initially to support the PCMIS CaseNumber (as well as PatientId).</text:span></text:p>
                </text:list-item>
              </text:list>
            </text:list-item>
          </text:list>
        </text:list-item>
      </text:list>
      <text:p text:style-name="Heading_20_4">2017-06-05, v0.18.34 <text:span text:style-name="T486">to v0.18.39</text:span></text:p>
      <text:list xml:id="list152719637606994" text:continue-numbering="true" text:style-name="List_20_1">
        <text:list-item>
          <text:list>
            <text:list-item>
              <text:list>
                <text:list-item>
                  <text:p text:style-name="P656"><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Heading_20_4"><text:span text:style-name="T125">2017-07-20, </text:span><text:span text:style-name="T124">v</text:span><text:span text:style-name="T79">0.18.40</text:span></text:p>
      <text:list xml:id="list152718479765163" text:continue-numbering="true" text:style-name="List_20_1">
        <text:list-item>
          <text:list>
            <text:list-item>
              <text:list>
                <text:list-item>
                  <text:p text:style-name="P657">Fixed Python type-checking bug in crate_anon/anonymise/crateconfigparser.py (ExtendedConfigParser.get_pyvalue_list); changed from Generic to Any.</text:p>
                </text:list-item>
              </text:list>
            </text:list-item>
          </text:list>
        </text:list-item>
      </text:list>
      <text:p text:style-name="Heading_20_4"><text:soft-page-break/>2017-07-21, v0.18.41</text:p>
      <text:list xml:id="list152718533114432" text:continue-numbering="true" text:style-name="List_20_1">
        <text:list-item>
          <text:list>
            <text:list-item>
              <text:list>
                <text:list-item>
                  <text:p text:style-name="P658">Support for MySQL ENUM types. However, see http://komlenic.com/244/8-reasons-why-mysqls-enum-data-type-is-evil/ also!</text:p>
                </text:list-item>
              </text:list>
            </text:list-item>
          </text:list>
        </text:list-item>
      </text:list>
      <text:h text:style-name="P674" text:outline-level="1"><text:bookmark-start text:name="__RefHeading___Toc6264_1570332519"/>To do<text:bookmark-end text:name="__RefHeading___Toc6264_1570332519"/></text:h>
      <text:list xml:id="list1866293234205287897" text:style-name="L28">
        <text:list-item>
          <text:p text:style-name="P659">“Clinician mode” function to look up (M)RIDs from (M)PIDs. Intended purpose: “My clinical front end won’t tell me if my patient’s ever had mirtazapine. I want to ask the research database.” (As per CO’L request 2017-05-04.) <text:span text:style-name="T476">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7-21T15:27:17.626507308</dc:date>
    <meta:editing-duration>P16DT6H54M2S</meta:editing-duration>
    <meta:editing-cycles>936</meta:editing-cycles>
    <dc:creator>Rudolf Cardinal</dc:creator>
    <meta:document-statistic meta:table-count="34" meta:image-count="1" meta:object-count="0" meta:page-count="93" meta:paragraph-count="4050" meta:word-count="30812" meta:character-count="251018" meta:non-whitespace-character-count="19955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